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" style:family="paragraph" style:parent-style-name="Základný_20_text_20__28_5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7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060dc"/>
    </style:style>
    <style:style style:name="P1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19a67"/>
    </style:style>
    <style:style style:name="P1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2dc10"/>
    </style:style>
    <style:style style:name="P12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3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</style:style>
    <style:style style:name="P1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</style:style>
    <style:style style:name="P1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0060dc"/>
    </style:style>
    <style:style style:name="P16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019a67"/>
    </style:style>
    <style:style style:name="P17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02dc10"/>
    </style:style>
    <style:style style:name="P1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1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2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0060dc"/>
    </style:style>
    <style:style style:name="P2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019a67"/>
    </style:style>
    <style:style style:name="P2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02dc10"/>
    </style:style>
    <style:style style:name="P23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</style:style>
    <style:style style:name="P24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0060dc"/>
    </style:style>
    <style:style style:name="P25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019a67"/>
    </style:style>
    <style:style style:name="P2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02dc10"/>
    </style:style>
    <style:style style:name="P27" style:family="paragraph" style:parent-style-name="Standard">
      <style:paragraph-properties fo:line-height="150%"/>
      <style:text-properties style:font-name="Arial" fo:font-size="14pt" style:font-size-asian="14pt" style:font-size-complex="14pt"/>
    </style:style>
    <style:style style:name="P28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</style:style>
    <style:style style:name="P29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0060dc"/>
    </style:style>
    <style:style style:name="P30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019a67"/>
    </style:style>
    <style:style style:name="P31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02dc10"/>
    </style:style>
    <style:style style:name="P32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/>
      <style:text-properties officeooo:paragraph-rsid="000060dc"/>
    </style:style>
    <style:style style:name="P33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/>
      <style:text-properties officeooo:paragraph-rsid="00019a67"/>
    </style:style>
    <style:style style:name="P34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/>
      <style:text-properties officeooo:paragraph-rsid="0002dc10"/>
    </style:style>
    <style:style style:name="P35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6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</style:style>
    <style:style style:name="P37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8" style:family="paragraph" style:parent-style-name="Základný_20_text" style:master-page-name="PageStyle0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9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</style:style>
    <style:style style:name="P4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058462"/>
    </style:style>
    <style:style style:name="P4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058462"/>
    </style:style>
    <style:style style:name="P43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</style:style>
    <style:style style:name="P44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058462"/>
    </style:style>
    <style:style style:name="P4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4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058462"/>
    </style:style>
    <style:style style:name="P47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</style:style>
    <style:style style:name="P48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>
        <style:tab-stops>
          <style:tab-stop style:position="5.563cm" style:leader-style="solid" style:leader-text="_"/>
        </style:tab-stops>
      </style:paragraph-properties>
      <style:text-properties officeooo:paragraph-rsid="00058462"/>
    </style:style>
    <style:style style:name="P49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058462"/>
    </style:style>
    <style:style style:name="P50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/>
    </style:style>
    <style:style style:name="P51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>
        <style:tab-stops>
          <style:tab-stop style:position="5.563cm" style:leader-style="solid" style:leader-text="_"/>
        </style:tab-stops>
      </style:paragraph-properties>
      <style:text-properties officeooo:paragraph-rsid="00058462"/>
    </style:style>
    <style:style style:name="P52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/>
      <style:text-properties officeooo:paragraph-rsid="00058462"/>
    </style:style>
    <style:style style:name="P53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</style:style>
    <style:style style:name="P54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5" style:family="paragraph" style:parent-style-name="Základný_20_text_20__28_3_29_">
      <style:paragraph-properties fo:margin-left="0cm" fo:margin-right="0cm" fo:line-height="150%" fo:text-align="start" style:justify-single-word="false" fo:text-indent="0cm" style:auto-text-indent="false"/>
    </style:style>
    <style:style style:name="P56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T1" style:family="text">
      <style:text-properties fo:color="#000000" style:text-position="25% 58%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0060dc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019a67" fo:background-color="#80ffff" loext:char-shading-value="0" style:font-size-asian="14pt" style:font-size-complex="14pt"/>
    </style:style>
    <style:style style:name="T5" style:family="text">
      <style:text-properties fo:color="#000000" style:font-name="Arial" fo:font-size="14pt" officeooo:rsid="0002dc10" fo:background-color="#80ffff" loext:char-shading-value="0" style:font-size-asian="14pt" style:font-size-complex="14pt"/>
    </style:style>
    <style:style style:name="T6" style:family="text">
      <style:text-properties fo:color="#000000" style:font-name="Arial" fo:font-size="14pt" officeooo:rsid="00058462" fo:background-color="#80ffff" loext:char-shading-value="0" style:font-size-asian="14pt" style:font-size-complex="14pt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style:font-name="Arial" fo:font-size="14pt" officeooo:rsid="000060dc" style:font-size-asian="14pt" style:font-size-complex="14pt"/>
    </style:style>
    <style:style style:name="T9" style:family="text">
      <style:text-properties style:font-name="Arial" fo:font-size="14pt" officeooo:rsid="00019a67" style:font-size-asian="14pt" style:font-size-complex="14pt"/>
    </style:style>
    <style:style style:name="T10" style:family="text">
      <style:text-properties style:font-name="Arial" fo:font-size="14pt" officeooo:rsid="00058462" style:font-size-asian="14pt" style:font-size-complex="14pt"/>
    </style:style>
    <style:style style:name="Sect1" style:family="section">
      <style:section-properties fo:margin-left="0.635cm" fo:margin-right="10.26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p text:style-name="P38"><text:span text:style-name="CharStyle4"><text:span text:style-name="T7">PAVOL HOROV</text:span></text:span></text:p>
        <text:h text:style-name="P35" text:outline-level="1"><text:bookmark-start text:name="bookmark0"/><text:span text:style-name="CharStyle6"><text:span text:style-name="T7">MOJE POLUDNIE</text:span></text:span><text:bookmark-end text:name="bookmark0"/></text:h>
        <text:p text:style-name="P3"><text:span text:style-name="CharStyle8"><text:span text:style-name="T2"/></text:span></text:p>
        <text:p text:style-name="P3"><text:span text:style-name="CharStyle8"><text:span text:style-name="T7">Alexandrovi Matuškovi</text:span></text:span></text:p>
        <text:p text:style-name="P8"><text:span text:style-name="CharStyle4"><text:span text:style-name="T7"/></text:span></text:p>
        <text:p text:style-name="P14"><text:span text:style-name="CharStyle4"><text:span text:style-name="T7">KRUTÉ ČERENIE</text:span></text:span></text:p>
        <text:p text:style-name="P19"><text:span text:style-name="CharStyle12"><text:span text:style-name="T7"/></text:span></text:p>
        <text:p text:style-name="P23"><text:span text:style-name="CharStyle12"><text:span text:style-name="T7"/></text:span></text:p>
        <text:p text:style-name="P23"><text:span text:style-name="CharStyle12"><text:span text:style-name="T7">DÁŽĎ ĽÚTOSTIVÝ</text:span></text:span></text:p>
        <text:p text:style-name="P8"><text:span text:style-name="CharStyle13"><text:span text:style-name="T2"/></text:span></text:p>
        <text:p text:style-name="P15"><text:span text:style-name="CharStyle4"><text:span text:style-name="T8">Nuž </text:span></text:span><text:span text:style-name="CharStyle4"><text:span text:style-name="T7">teda sbohom, leto jasavé</text:span></text:span></text:p>
        <text:p text:style-name="P15"><text:span text:style-name="CharStyle4"><text:span text:style-name="T7">v zátoni záhrad zrazu krvácavých</text:span></text:span><text:span text:style-name="CharStyle4"><text:span text:style-name="T2">.</text:span></text:span></text:p>
        <text:p text:style-name="P15"><text:span text:style-name="CharStyle4"><text:span text:style-name="T7">Šíp šarých husí mizne v sí</text:span></text:span><text:span text:style-name="CharStyle4"><text:span text:style-name="T2">ň</text:span></text:span><text:span text:style-name="CharStyle4"><text:span text:style-name="T7">ave</text:span></text:span></text:p>
        <text:p text:style-name="P15"><text:span text:style-name="CharStyle4"><text:span text:style-name="T7">a cez mrákavy</text:span></text:span></text:p>
        <text:p text:style-name="P15"><text:span text:style-name="CharStyle4"><text:span text:style-name="T7"/></text:span></text:p>
        <text:p text:style-name="P9"><text:span text:style-name="CharStyle4"><text:span text:style-name="T7">hádže ti do tváre svoj gagot žalujúci:</text:span></text:span></text:p>
        <text:p text:style-name="P15"><text:span text:style-name="CharStyle4"><text:span text:style-name="T7">vzlyk výčitiek, sentimentálny jed</text:span></text:span></text:p>
        <text:p text:style-name="P15"><text:span text:style-name="CharStyle4"><text:span text:style-name="T7">zmaru a ničoty... A nepotrebný súcit</text:span></text:span></text:p>
        <text:p text:style-name="P15"><text:span text:style-name="CharStyle4"><text:span text:style-name="T7">ti </text:span></text:span><text:span text:style-name="CharStyle4"><text:span text:style-name="T8">ď</text:span></text:span><text:span text:style-name="CharStyle4"><text:span text:style-name="T7">akuje</text:span></text:span></text:p>
        <text:p text:style-name="P8"><text:span text:style-name="CharStyle4"><text:span text:style-name="T7"/></text:span></text:p>
        <text:p text:style-name="P15"><text:span text:style-name="CharStyle4"><text:span text:style-name="T7">za majálesy kvetov, slnovraty žít,</text:span></text:span></text:p>
        <text:p text:style-name="P15"><text:span text:style-name="CharStyle4"><text:span text:style-name="T7">hry náhle nezáväzné pre nikoho.</text:span></text:span></text:p>
        <text:p text:style-name="P15"><text:span text:style-name="CharStyle4"><text:span text:style-name="T7">Raz sa k nim zachceš znova priblížiť,</text:span></text:span></text:p>
        <text:p text:style-name="P15"><text:soft-page-break/><text:span text:style-name="CharStyle4"><text:span text:style-name="T7">lež bosou nohou</text:span></text:span></text:p>
        <text:p text:style-name="P8"><text:span text:style-name="CharStyle4"><text:span text:style-name="T7"/></text:span></text:p>
        <text:p text:style-name="P15"><text:span text:style-name="CharStyle4"><text:span text:style-name="T7">chalanov slabikujúcich texty prvých vrások</text:span></text:span></text:p>
        <text:p text:style-name="P15"><text:span text:style-name="CharStyle4"><text:span text:style-name="T7">strniskom zlým jak napadnutý jež</text:span></text:span></text:p>
        <text:p text:style-name="P9"><text:span text:style-name="CharStyle4"><text:span text:style-name="T7">v krajiny priateľstiev a zamlčaných lások</text:span></text:span></text:p>
        <text:p text:style-name="P15"><text:span text:style-name="CharStyle4"><text:span text:style-name="T7">z tých diaľav nedôjde</text:span></text:span><text:span text:style-name="CharStyle4"><text:span text:style-name="T3">š</text:span></text:span><text:span text:style-name="CharStyle4"><text:span text:style-name="T7">,</text:span></text:span></text:p>
        <text:p text:style-name="P7"><text:span text:style-name="CharStyle15"><text:span text:style-name="T7"/></text:span></text:p>
        <text:p text:style-name="P9"><text:span text:style-name="CharStyle4"><text:span text:style-name="T7">tvoj clivý hlas ich neprivábi zpät:</text:span></text:span></text:p>
        <text:p text:style-name="P15"><text:span text:style-name="CharStyle4"><text:span text:style-name="T7">padajú, padajú jak plody očesané</text:span></text:span></text:p>
        <text:p text:style-name="P15"><text:span text:style-name="CharStyle4"><text:span text:style-name="T7">navzdory sľubom klamných babích liet</text:span></text:span></text:p>
        <text:p text:style-name="P15"><text:span text:style-name="CharStyle4"><text:span text:style-name="T7">v iné dlane,</text:span></text:span></text:p>
        <text:p text:style-name="P15"><text:span text:style-name="CharStyle4"><text:span text:style-name="T7"/></text:span></text:p>
        <text:p text:style-name="P9"><text:span text:style-name="CharStyle4"><text:span text:style-name="T7">márne ich zamkýnaš jak mušľa more</text:span></text:span></text:p>
        <text:p text:style-name="P15"><text:span text:style-name="CharStyle4"><text:span text:style-name="T7">pre noci spomienok a útechy</text:span></text:span></text:p>
        <text:p text:style-name="P9"><text:span text:style-name="CharStyle4"><text:span text:style-name="T7">v chladnúce srdce, než ho s</text:span></text:span><text:span text:style-name="CharStyle4"><text:span text:style-name="T2">l</text:span></text:span><text:span text:style-name="CharStyle4"><text:span text:style-name="T7">nce zorie</text:span></text:span></text:p>
        <text:p text:style-name="P15"><text:span text:style-name="CharStyle4"><text:span text:style-name="T7">pre nové </text:span></text:span><text:span text:style-name="CharStyle4"><text:span text:style-name="T2">naveky…</text:span></text:span></text:p>
        <text:p text:style-name="P15"><text:span text:style-name="CharStyle4"><text:span text:style-name="T2"/></text:span></text:p>
        <text:p text:style-name="P8"><text:span text:style-name="CharStyle4"><text:span text:style-name="T7">Dážď ľútostivý rúbe do strechy.</text:span></text:span></text:p>
        <text:p text:style-name="P8"><text:span text:style-name="CharStyle12"><text:span text:style-name="T7"/></text:span></text:p>
        <text:p text:style-name="P14"><text:span text:style-name="CharStyle12"><text:span text:style-name="T7"/></text:span></text:p>
        <text:p text:style-name="P14"><text:span text:style-name="CharStyle12"><text:span text:style-name="T7">VERŠ</text:span></text:span></text:p>
        <text:p text:style-name="P3"><text:span text:style-name="CharStyle8"><text:span text:style-name="T7">na narodeniny jedného básnika</text:span></text:span></text:p>
        <text:p text:style-name="P8"><text:span text:style-name="CharStyle4"><text:span text:style-name="T7"/></text:span></text:p>
        <text:p text:style-name="P15"><text:soft-page-break/><text:span text:style-name="CharStyle4"><text:span text:style-name="T7">Zaznej, struna bláznivá,</text:span></text:span></text:p>
        <text:p text:style-name="P15"><text:span text:style-name="CharStyle4"><text:span text:style-name="T7">nech sa perlí toto víno!</text:span></text:span></text:p>
        <text:p text:style-name="P15"><text:span text:style-name="CharStyle4"><text:span text:style-name="T7">Ako voda </text:span></text:span><text:span text:style-name="CharStyle4"><text:span text:style-name="T2">up</text:span></text:span><text:span text:style-name="CharStyle4"><text:span text:style-name="T7">lýva,</text:span></text:span></text:p>
        <text:p text:style-name="P15"><text:span text:style-name="CharStyle4"><text:span text:style-name="T7">zas je starší.</text:span></text:span></text:p>
        <text:p text:style-name="P8"><text:span text:style-name="CharStyle4"><text:span text:style-name="T7"/></text:span></text:p>
        <text:p text:style-name="P15"><text:span text:style-name="CharStyle4"><text:span text:style-name="T7">A jak k ústam prikladám</text:span></text:span></text:p>
        <text:p text:style-name="P15"><text:span text:style-name="CharStyle4"><text:span text:style-name="T7">tento nápoj trochu trpký,</text:span></text:span></text:p>
        <text:p text:style-name="P15"><text:span text:style-name="CharStyle4"><text:span text:style-name="T7">už je nie tu. Znova sám.</text:span></text:span></text:p>
        <text:p text:style-name="P15"><text:span text:style-name="CharStyle4"><text:span text:style-name="T7">Chorý človek.</text:span></text:span></text:p>
        <text:p text:style-name="P15"><text:span text:style-name="CharStyle4"><text:span text:style-name="T7"/></text:span></text:p>
        <text:p text:style-name="P9"><text:span text:style-name="CharStyle4"><text:span text:style-name="T7">Nad stôl ťažko sklonený,</text:span></text:span></text:p>
        <text:p text:style-name="P15"><text:span text:style-name="CharStyle4"><text:span text:style-name="T7">svieram v dlaniach jeho hlavu.</text:span></text:span></text:p>
        <text:p text:style-name="P15"><text:span text:style-name="CharStyle4"><text:span text:style-name="T7">Čo ju tisne ku zemi?</text:span></text:span></text:p>
        <text:p text:style-name="P8"><text:span text:style-name="CharStyle4"><text:span text:style-name="T7">Kto to zistí?</text:span></text:span></text:p>
        <text:p text:style-name="P8"><text:span text:style-name="CharStyle4"><text:span text:style-name="T7"/></text:span></text:p>
        <text:p text:style-name="P15"><text:span text:style-name="CharStyle4"><text:span text:style-name="T7">Máje prudkých výbehov,</text:span></text:span></text:p>
        <text:p text:style-name="P15"><text:span text:style-name="CharStyle4"><text:span text:style-name="T7">mrúce v krutom nenávratne</text:span></text:span></text:p>
        <text:p text:style-name="P15"><text:span text:style-name="CharStyle4"><text:span text:style-name="T7">v prúdoch rieky bez brehov</text:span></text:span></text:p>
        <text:p text:style-name="P15"><text:span text:style-name="CharStyle4"><text:span text:style-name="T7">nevšímavo?</text:span></text:span></text:p>
        <text:p text:style-name="P7"><text:span text:style-name="CharStyle15"><text:span text:style-name="T7"/></text:span></text:p>
        <text:p text:style-name="P20"><text:span text:style-name="CharStyle4"><text:span text:style-name="T2">I</text:span></text:span><text:span text:style-name="CharStyle4"><text:span text:style-name="T7">lúz</text:span></text:span><text:span text:style-name="CharStyle4"><text:span text:style-name="T8">i</text:span></text:span><text:span text:style-name="CharStyle4"><text:span text:style-name="T7">e-motýle,</text:span></text:span></text:p>
        <text:p text:style-name="P24"><text:span text:style-name="CharStyle4"><text:span text:style-name="T7">čím nad</text:span></text:span><text:span text:style-name="CharStyle4"><text:span text:style-name="T2">ľ</text:span></text:span><text:span text:style-name="CharStyle4"><text:span text:style-name="T7">ahčiť ťarchu vody?</text:span></text:span></text:p>
        <text:p text:style-name="P24"><text:span text:style-name="CharStyle4"><text:span text:style-name="T7">Chcel by fajčiť nargile</text:span></text:span></text:p>
        <text:p text:style-name="P24"><text:soft-page-break/><text:span text:style-name="CharStyle4"><text:span text:style-name="T7">na jej brehu.</text:span></text:span></text:p>
        <text:p text:style-name="P24"><text:span text:style-name="CharStyle4"><text:span text:style-name="T7"/></text:span></text:p>
        <text:p text:style-name="P29"><text:span text:style-name="CharStyle4"><text:span text:style-name="T7">Vsávať jeho chladný dym,</text:span></text:span></text:p>
        <text:p text:style-name="P32"><text:span text:style-name="CharStyle4"><text:span text:style-name="T7">počuť hluchý pochod prúdu</text:span></text:span></text:p>
        <text:p text:style-name="P32"><text:span text:style-name="CharStyle4"><text:span text:style-name="T7">nad životom dopitým,</text:span></text:span></text:p>
        <text:p text:style-name="P32"><text:span text:style-name="CharStyle4"><text:span text:style-name="T7">panta rei.</text:span></text:span></text:p>
        <text:p text:style-name="P32"><text:span text:style-name="CharStyle4"><text:span text:style-name="T7"/></text:span></text:p>
        <text:p text:style-name="P20"><text:span text:style-name="CharStyle4"><text:span text:style-name="T7">V nevšímavých diaľavách,</text:span></text:span></text:p>
        <text:p text:style-name="P24"><text:span text:style-name="CharStyle4"><text:span text:style-name="T7">v nevášnivom uplývaní</text:span></text:span></text:p>
        <text:p text:style-name="P24"><text:span text:style-name="CharStyle4"><text:span text:style-name="T7">tratiť sa a zaspávať</text:span></text:span></text:p>
        <text:p text:style-name="P24"><text:span text:style-name="CharStyle4"><text:span text:style-name="T7">staré rany:</text:span></text:span></text:p>
        <text:p text:style-name="P24"><text:span text:style-name="CharStyle4"><text:span text:style-name="T7"/></text:span></text:p>
        <text:p text:style-name="P9"><text:span text:style-name="CharStyle4"><text:span text:style-name="T7">moje smútky súkromné,</text:span></text:span></text:p>
        <text:p text:style-name="P15"><text:span text:style-name="CharStyle4"><text:span text:style-name="T7">jeho prehry ne</text:span></text:span><text:span text:style-name="CharStyle4"><text:span text:style-name="T3">b</text:span></text:span><text:span text:style-name="CharStyle4"><text:span text:style-name="T7">ásnické.</text:span></text:span></text:p>
        <text:p text:style-name="P15"><text:span text:style-name="CharStyle4"><text:span text:style-name="T7">Jemu hrajú ab</text:span></text:span><text:span text:style-name="CharStyle4"><text:span text:style-name="T2">o</text:span></text:span><text:span text:style-name="CharStyle4"><text:span text:style-name="T7"> mne</text:span></text:span></text:p>
        <text:p text:style-name="P15"><text:span text:style-name="CharStyle4"><text:span text:style-name="T7">clivú pieseň?</text:span></text:span></text:p>
        <text:p text:style-name="P15"><text:span text:style-name="CharStyle4"><text:span text:style-name="T7"/></text:span></text:p>
        <text:p text:style-name="P9"><text:span text:style-name="CharStyle4"><text:span text:style-name="T7">Tú Va</text:span></text:span><text:span text:style-name="CharStyle4"><text:span text:style-name="T2">I</text:span></text:span><text:span text:style-name="CharStyle4"><text:span text:style-name="T7">a</text:span></text:span><text:span text:style-name="CharStyle4"><text:span text:style-name="T2">I</text:span></text:span><text:span text:style-name="CharStyle4"><text:span text:style-name="T7">y, va</text:span></text:span><text:span text:style-name="CharStyle4"><text:span text:style-name="T2">I</text:span></text:span><text:span text:style-name="CharStyle4"><text:span text:style-name="T7">a</text:span></text:span><text:span text:style-name="CharStyle4"><text:span text:style-name="T2">I</text:span></text:span><text:span text:style-name="CharStyle4"><text:span text:style-name="T7">y,</text:span></text:span></text:p>
        <text:p text:style-name="P15"><text:span text:style-name="CharStyle4"><text:span text:style-name="T7">čo jak voda po rovine</text:span></text:span></text:p>
        <text:p text:style-name="P15"><text:span text:style-name="CharStyle4"><text:span text:style-name="T7">svoje prúdy nevalí,</text:span></text:span></text:p>
        <text:p text:style-name="P15"><text:span text:style-name="CharStyle4"><text:span text:style-name="T7">len žiaľ dravý.</text:span></text:span></text:p>
        <text:p text:style-name="P15"><text:span text:style-name="CharStyle4"><text:span text:style-name="T7"/></text:span></text:p>
        <text:p text:style-name="P20"><text:span text:style-name="CharStyle4"><text:span text:style-name="T7">Kto ten rytmus dopovie</text:span></text:span></text:p>
        <text:p text:style-name="P24"><text:soft-page-break/><text:span text:style-name="CharStyle4"><text:span text:style-name="T7">rybe, čo sa zmieta v sieti?</text:span></text:span></text:p>
        <text:p text:style-name="P24"><text:span text:style-name="CharStyle4"><text:span text:style-name="T7">Nedočiahol plodov hviezd.</text:span></text:span></text:p>
        <text:p text:style-name="P24"><text:span text:style-name="CharStyle4"><text:span text:style-name="T7">Iba sníval.</text:span></text:span></text:p>
        <text:p text:style-name="P24"><text:span text:style-name="CharStyle4"><text:span text:style-name="T7"/></text:span></text:p>
        <text:p text:style-name="P20"><text:span text:style-name="CharStyle4"><text:span text:style-name="T7">Iba túžil po láske</text:span></text:span></text:p>
        <text:p text:style-name="P24"><text:span text:style-name="CharStyle4"><text:span text:style-name="T7">v nociach májov zpätne sirých.</text:span></text:span></text:p>
        <text:p text:style-name="P24"><text:span text:style-name="CharStyle4"><text:span text:style-name="T7">Nôž sa skrýva v otázke:</text:span></text:span></text:p>
        <text:p text:style-name="P24"><text:span text:style-name="CharStyle4"><text:span text:style-name="T8">S</text:span></text:span><text:span text:style-name="CharStyle4"><text:span text:style-name="T7"> akým ziskom?</text:span></text:span></text:p>
        <text:p text:style-name="P8"><text:span text:style-name="CharStyle4"><text:span text:style-name="T7"/></text:span></text:p>
        <text:p text:style-name="P14"><text:span text:style-name="CharStyle4"><text:span text:style-name="T7">Moja hlava šedivie?</text:span></text:span></text:p>
        <text:p text:style-name="P8"><text:span text:style-name="CharStyle4"><text:span text:style-name="T7">Jeho smútky uplývajú?</text:span></text:span></text:p>
        <text:p text:style-name="P20"><text:span text:style-name="CharStyle4"><text:span text:style-name="T7">Znova zlé a trýznivé</text:span></text:span></text:p>
        <text:p text:style-name="P24"><text:span text:style-name="CharStyle4"><text:span text:style-name="T7">jak roj sršňov.</text:span></text:span></text:p>
        <text:p text:style-name="P24"><text:span text:style-name="CharStyle4"><text:span text:style-name="T7"/></text:span></text:p>
        <text:p text:style-name="P20"><text:span text:style-name="CharStyle4"><text:span text:style-name="T7">Nad horkosťou nápoja,</text:span></text:span></text:p>
        <text:p text:style-name="P24"><text:span text:style-name="CharStyle4"><text:span text:style-name="T7">nad výsmechom toho prúdu</text:span></text:span></text:p>
        <text:p text:style-name="P24"><text:span text:style-name="CharStyle4"><text:span text:style-name="T7">to on plače abo ja,</text:span></text:span></text:p>
        <text:p text:style-name="P24"><text:span text:style-name="CharStyle4"><text:span text:style-name="T7">povedzte mi.</text:span></text:span></text:p>
        <text:p text:style-name="P24"><text:span text:style-name="CharStyle4"><text:span text:style-name="T7"/></text:span></text:p>
        <text:p text:style-name="P20"><text:span text:style-name="CharStyle4"><text:span text:style-name="T7">Možno iba mnoho pi</text:span></text:span><text:span text:style-name="CharStyle4"><text:span text:style-name="T2">l.</text:span></text:span></text:p>
        <text:p text:style-name="P24"><text:span text:style-name="CharStyle4"><text:span text:style-name="T7">Závrat z čerenia a vína</text:span></text:span><text:span text:style-name="CharStyle4"><text:span text:style-name="T2">.</text:span></text:span></text:p>
        <text:p text:style-name="P20"><text:span text:style-name="CharStyle4"><text:span text:style-name="T7">Ve</text:span></text:span><text:span text:style-name="CharStyle4"><text:span text:style-name="T8">ď</text:span></text:span><text:span text:style-name="CharStyle4"><text:span text:style-name="T7"> aj ja som pochopil,</text:span></text:span></text:p>
        <text:p text:style-name="P24"><text:span text:style-name="CharStyle4"><text:span text:style-name="T7">že je viacej</text:span></text:span></text:p>
        <text:p text:style-name="P4"><text:soft-page-break/><text:span text:style-name="CharStyle21"><text:span text:style-name="T2"/></text:span></text:p>
        <text:p text:style-name="P9"><text:span text:style-name="CharStyle4"><text:span text:style-name="T7">krásy v zlatých šíravách</text:span></text:span></text:p>
        <text:p text:style-name="P15"><text:span text:style-name="CharStyle4"><text:span text:style-name="T7">žít a pšeníc, v piesni strojov</text:span></text:span></text:p>
        <text:p text:style-name="P15"><text:span text:style-name="CharStyle4"><text:span text:style-name="T7">ako nehy v dúbravách</text:span></text:span></text:p>
        <text:p text:style-name="P15"><text:span text:style-name="CharStyle4"><text:span text:style-name="T7">ľudských citov.</text:span></text:span></text:p>
        <text:p text:style-name="P15"><text:span text:style-name="CharStyle4"><text:span text:style-name="T7"/></text:span></text:p>
        <text:p text:style-name="P9"><text:span text:style-name="CharStyle4"><text:span text:style-name="T7">Bo až nás tu nebude,</text:span></text:span></text:p>
        <text:p text:style-name="P15"><text:span text:style-name="CharStyle4"><text:span text:style-name="T7">čo zostane z našich smútkov?</text:span></text:span></text:p>
        <text:p text:style-name="P15"><text:span text:style-name="CharStyle4"><text:span text:style-name="T7">Zívajúce osu</text:span></text:span><text:span text:style-name="CharStyle4"><text:span text:style-name="T2">di</text:span></text:span><text:span text:style-name="CharStyle4"><text:span text:style-name="T7">e.</text:span></text:span></text:p>
        <text:p text:style-name="P8"><text:span text:style-name="CharStyle4"><text:span text:style-name="T7">Prach a popol.</text:span></text:span></text:p>
        <text:p text:style-name="P8"><text:span text:style-name="CharStyle4"><text:span text:style-name="T7"/></text:span></text:p>
        <text:p text:style-name="P15"><text:span text:style-name="CharStyle4"><text:span text:style-name="T7">A ten verš a tento mok</text:span></text:span></text:p>
        <text:p text:style-name="P15"><text:span text:style-name="CharStyle4"><text:span text:style-name="T7">je len vzlykom starej éry.</text:span></text:span></text:p>
        <text:p text:style-name="P15"><text:span text:style-name="CharStyle4"><text:span text:style-name="T7">Spoločný náš potomok</text:span></text:span></text:p>
        <text:p text:style-name="P15"><text:span text:style-name="CharStyle4"><text:span text:style-name="T7">zavrhne ho</text:span></text:span></text:p>
        <text:p text:style-name="P15"><text:span text:style-name="CharStyle4"><text:span text:style-name="T7"/></text:span></text:p>
        <text:p text:style-name="P9"><text:span text:style-name="CharStyle4"><text:span text:style-name="T7">ako peniaz bezcenný,</text:span></text:span></text:p>
        <text:p text:style-name="P15"><text:span text:style-name="CharStyle4"><text:span text:style-name="T7">vyplavený z temných hĺbok</text:span></text:span></text:p>
        <text:p text:style-name="P15"><text:span text:style-name="CharStyle4"><text:span text:style-name="T7">v neľútostnom čerení,</text:span></text:span></text:p>
        <text:p text:style-name="P15"><text:span text:style-name="CharStyle4"><text:span text:style-name="T7">aby život</text:span></text:span></text:p>
        <text:p text:style-name="P15"><text:span text:style-name="CharStyle4"><text:span text:style-name="T7"/></text:span></text:p>
        <text:p text:style-name="P9"><text:span text:style-name="CharStyle4"><text:span text:style-name="T7">rástol košato jak strom,</text:span></text:span></text:p>
        <text:p text:style-name="P15"><text:span text:style-name="CharStyle4"><text:span text:style-name="T7">jak pýr našich skromných strání,</text:span></text:span></text:p>
        <text:p text:style-name="P15"><text:soft-page-break/><text:span text:style-name="CharStyle4"><text:span text:style-name="T7">vták, čo prudkým náporom</text:span></text:span></text:p>
        <text:p text:style-name="P15"><text:span text:style-name="CharStyle4"><text:span text:style-name="T7">vlastných krídel</text:span></text:span></text:p>
        <text:p text:style-name="P15"><text:span text:style-name="CharStyle4"><text:span text:style-name="T7"/></text:span></text:p>
        <text:p text:style-name="P20"><text:span text:style-name="CharStyle4"><text:span text:style-name="T7">dobýva sa k blankytu</text:span></text:span></text:p>
        <text:p text:style-name="P24"><text:span text:style-name="CharStyle4"><text:span text:style-name="T7">proti strmým stenám víchra</text:span></text:span></text:p>
        <text:p text:style-name="P24"><text:span text:style-name="CharStyle4"><text:span text:style-name="T7">Zaho</text:span></text:span><text:span text:style-name="CharStyle4"><text:span text:style-name="T3">ď</text:span></text:span><text:span text:style-name="CharStyle4"><text:span text:style-name="T7"> čašu dopitú,</text:span></text:span></text:p>
        <text:p text:style-name="P24"><text:span text:style-name="CharStyle4"><text:span text:style-name="T7">ako veteš.</text:span></text:span></text:p>
        <text:p text:style-name="P24"><text:span text:style-name="CharStyle4"><text:span text:style-name="T7"/></text:span></text:p>
        <text:p text:style-name="P29"><text:span text:style-name="CharStyle4"><text:span text:style-name="T7">Ve</text:span></text:span><text:span text:style-name="CharStyle4"><text:span text:style-name="T2">ď</text:span></text:span><text:span text:style-name="CharStyle4"><text:span text:style-name="T7"> tie verše daromné,</text:span></text:span></text:p>
        <text:p text:style-name="P32"><text:span text:style-name="CharStyle4"><text:span text:style-name="T7">ak aj bolia, neporania</text:span></text:span></text:p>
        <text:p text:style-name="P32"><text:span text:style-name="CharStyle4"><text:span text:style-name="T7">jeho srdce.</text:span></text:span></text:p>
        <text:p text:style-name="P8"><text:span text:style-name="CharStyle4"><text:span text:style-name="T7">To len mne</text:span></text:span></text:p>
        <text:p text:style-name="P20"><text:span text:style-name="CharStyle4"><text:span text:style-name="T7">do plaču je,</text:span></text:span></text:p>
        <text:p text:style-name="P24"><text:span text:style-name="CharStyle4"><text:span text:style-name="T7">ke</text:span></text:span><text:span text:style-name="CharStyle4"><text:span text:style-name="T8">ď</text:span></text:span><text:span text:style-name="CharStyle4"><text:span text:style-name="T7"> zaspáva v únave..</text:span></text:span><text:span text:style-name="CharStyle4"><text:span text:style-name="T2">.</text:span></text:span></text:p>
        <text:p text:style-name="P19"><text:span text:style-name="CharStyle4"><text:span text:style-name="T7"/></text:span></text:p>
        <text:p text:style-name="P23"><text:span text:style-name="CharStyle4"><text:span text:style-name="T7">Pripite mu na zdravie!</text:span></text:span></text:p>
        <text:p text:style-name="P7"><text:span text:style-name="CharStyle15"><text:span text:style-name="T7"/></text:span></text:p>
        <text:p text:style-name="P8"><text:span text:style-name="CharStyle12"><text:span text:style-name="T7">PO T</text:span></text:span><text:span text:style-name="CharStyle12"><text:span text:style-name="T8">Á</text:span></text:span><text:span text:style-name="CharStyle12"><text:span text:style-name="T7">PAN</text:span></text:span><text:span text:style-name="CharStyle12"><text:span text:style-name="T3">Í</text:span></text:span></text:p>
        <text:p text:style-name="P14"><text:span text:style-name="CharStyle12"><text:span text:style-name="T3"/></text:span></text:p>
        <text:p text:style-name="P9"><text:span text:style-name="CharStyle4"><text:span text:style-name="T2">Lá</text:span></text:span><text:span text:style-name="CharStyle4"><text:span text:style-name="T7">ska a šťastie</text:span></text:span><text:span text:style-name="CharStyle4"><text:span text:style-name="T2">.</text:span></text:span><text:span text:style-name="CharStyle4"><text:span text:style-name="T7"> Ruža. Ale tá</text:span></text:span></text:p>
        <text:p text:style-name="P15"><text:span text:style-name="CharStyle4"><text:span text:style-name="T7">sa sosypala sťa sklo pod nárazom,</text:span></text:span></text:p>
        <text:p text:style-name="P15"><text:span text:style-name="CharStyle4"><text:span text:style-name="T7">ke</text:span></text:span><text:span text:style-name="CharStyle4"><text:span text:style-name="T2">ď</text:span></text:span><text:span text:style-name="CharStyle4"><text:span text:style-name="T7"> do jej dô</text:span></text:span><text:span text:style-name="CharStyle4"><text:span text:style-name="T8">v</text:span></text:span><text:span text:style-name="CharStyle4"><text:span text:style-name="T7">erivého okvetia</text:span></text:span></text:p>
        <text:p text:style-name="P15"><text:span text:style-name="CharStyle4"><text:span text:style-name="T7">víchrica šľahla mrazom.</text:span></text:span></text:p>
        <text:p text:style-name="P12"><text:soft-page-break/><text:span text:style-name="CharStyle24"><text:span text:style-name="T2"/></text:span></text:p>
        <text:p text:style-name="P8"><text:span text:style-name="CharStyle4"><text:span text:style-name="T7">A tak tu stojíš. Trúchlia nebesá.</text:span></text:span></text:p>
        <text:p text:style-name="P8"><text:span text:style-name="CharStyle4"><text:span text:style-name="T7">A stoná stará hora javorová.</text:span></text:span></text:p>
        <text:p text:style-name="P9"><text:span text:style-name="CharStyle4"><text:span text:style-name="T7">Znie syrin</text:span></text:span><text:span text:style-name="CharStyle4"><text:span text:style-name="T2">x</text:span></text:span><text:span text:style-name="CharStyle4"><text:span text:style-name="T7"> strnísk. Lístie stelie sa.</text:span></text:span></text:p>
        <text:p text:style-name="P15"><text:span text:style-name="CharStyle4"><text:span text:style-name="T7">Sťa pí</text:span></text:span><text:span text:style-name="CharStyle4"><text:span text:style-name="T8">s</text:span></text:span><text:span text:style-name="CharStyle4"><text:span text:style-name="T7">k</text:span></text:span><text:span text:style-name="CharStyle4"><text:span text:style-name="T3">ľ</text:span></text:span><text:span text:style-name="CharStyle4"><text:span text:style-name="T7">a siré slová.</text:span></text:span></text:p>
        <text:p text:style-name="P8"><text:span text:style-name="CharStyle4"><text:span text:style-name="T7"/></text:span></text:p>
        <text:p text:style-name="P15"><text:span text:style-name="CharStyle4"><text:span text:style-name="T7">Bajazzo, smej sa môjmu náreku</text:span></text:span></text:p>
        <text:p text:style-name="P15"><text:span text:style-name="CharStyle4"><text:span text:style-name="T7">a slze, ktorá zo srdca mi kanie.</text:span></text:span></text:p>
        <text:p text:style-name="P15"><text:span text:style-name="CharStyle4"><text:span text:style-name="T7">Ty patríš zbabelému praveku</text:span></text:span></text:p>
        <text:p text:style-name="P15"><text:span text:style-name="CharStyle4"><text:span text:style-name="T7">pretvárky. Ja nie.</text:span></text:span></text:p>
        <text:p text:style-name="P15"><text:span text:style-name="CharStyle4"><text:span text:style-name="T7"/></text:span></text:p>
        <text:p text:style-name="P9"><text:span text:style-name="CharStyle4"><text:span text:style-name="T7">Ja som sa schúlil do klbka sť</text:span></text:span><text:span text:style-name="CharStyle4"><text:span text:style-name="T3">a</text:span></text:span><text:span text:style-name="CharStyle4"><text:span text:style-name="T7"> jež.</text:span></text:span></text:p>
        <text:p text:style-name="P15"><text:span text:style-name="CharStyle4"><text:span text:style-name="T7">A hoci som sa dolu svahom rútil,</text:span></text:span></text:p>
        <text:p text:style-name="P15"><text:span text:style-name="CharStyle4"><text:span text:style-name="T7">ty moje srdce nikdy nezazrieš</text:span></text:span></text:p>
        <text:p text:style-name="P15"><text:span text:style-name="CharStyle4"><text:span text:style-name="T7">v pažeráku smrti.</text:span></text:span></text:p>
        <text:p text:style-name="P15"><text:span text:style-name="CharStyle4"><text:span text:style-name="T7"/></text:span></text:p>
        <text:p text:style-name="P15"><text:span text:style-name="CharStyle4"><text:span text:style-name="T7">Nech by znel plač môj sťa dážď jesenný,</text:span></text:span></text:p>
        <text:p text:style-name="P15"><text:span text:style-name="CharStyle4"><text:span text:style-name="T7">nech by vyl žiaľ môj akokoľvek psovsky,</text:span></text:span></text:p>
        <text:p text:style-name="P15"><text:span text:style-name="CharStyle4"><text:span text:style-name="T7">pre mňa neumrel nadarmo ani Jesenin,</text:span></text:span></text:p>
        <text:p text:style-name="P15"><text:span text:style-name="CharStyle4"><text:span text:style-name="T7">ani Majakovskij.</text:span></text:span></text:p>
        <text:p text:style-name="P8"><text:span text:style-name="CharStyle4"><text:span text:style-name="T7"/></text:span></text:p>
        <text:p text:style-name="P9"><text:span text:style-name="CharStyle4"><text:span text:style-name="T7">Mám právo smútiť, keď ma šľahá žiaľ,</text:span></text:span></text:p>
        <text:p text:style-name="P15"><text:span text:style-name="CharStyle4"><text:span text:style-name="T7">ale to n</text:span></text:span><text:span text:style-name="CharStyle4"><text:span text:style-name="T2">i</text:span></text:span><text:span text:style-name="CharStyle4"><text:span text:style-name="T7">e je guľka, ani nôž, an</text:span></text:span><text:span text:style-name="CharStyle4"><text:span text:style-name="T3">i </text:span></text:span><text:span text:style-name="CharStyle4"><text:span text:style-name="T7">štráno</text:span></text:span><text:span text:style-name="CharStyle4"><text:span text:style-name="T8">k.</text:span></text:span></text:p>
        <text:p text:style-name="P15"><text:soft-page-break/><text:span text:style-name="CharStyle4"><text:span text:style-name="T7">Nie na smrť, ja na život som prisahal,</text:span></text:span></text:p>
        <text:p text:style-name="P15"><text:span text:style-name="CharStyle4"><text:span text:style-name="T7">na rozjasané ráno,</text:span></text:span></text:p>
        <text:p text:style-name="P8"><text:span text:style-name="CharStyle4"><text:span text:style-name="T7"/></text:span></text:p>
        <text:p text:style-name="P15"><text:span text:style-name="CharStyle4"><text:span text:style-name="T7">ktoré k nám kráča v plnej nádhere</text:span></text:span></text:p>
        <text:p text:style-name="P15"><text:span text:style-name="CharStyle4"><text:span text:style-name="T7">temravu sirú teplým lúčom zjasniť.</text:span></text:span></text:p>
        <text:p text:style-name="P15"><text:span text:style-name="CharStyle4"><text:span text:style-name="T7">Už čujem kroky. Už klope na dvere</text:span></text:span></text:p>
        <text:p text:style-name="P15"><text:span text:style-name="CharStyle4"><text:span text:style-name="T7">mojich básní.</text:span></text:span></text:p>
        <text:p text:style-name="P15"><text:span text:style-name="CharStyle4"><text:span text:style-name="T7"/></text:span></text:p>
        <text:p text:style-name="P9"><text:span text:style-name="CharStyle4"><text:span text:style-name="T7">A keby an</text:span></text:span><text:span text:style-name="CharStyle4"><text:span text:style-name="T2">i</text:span></text:span><text:span text:style-name="CharStyle4"><text:span text:style-name="T7"> nikdy viacej mojím životom</text:span></text:span></text:p>
        <text:p text:style-name="P15"><text:span text:style-name="CharStyle4"><text:span text:style-name="T7">sa neozvala jeho čistá struna,</text:span></text:span></text:p>
        <text:p text:style-name="P15"><text:span text:style-name="CharStyle4"><text:span text:style-name="T7">ja na svoju česť prisahám, že</text:span></text:span><text:span text:style-name="CharStyle4"><text:span text:style-name="T2"> </text:span></text:span><text:span text:style-name="CharStyle4"><text:span text:style-name="T7">pod plotom</text:span></text:span></text:p>
        <text:p text:style-name="P15"><text:span text:style-name="CharStyle4"><text:span text:style-name="T7">umierať nenájdu ma.</text:span></text:span></text:p>
        <text:p text:style-name="P15"><text:span text:style-name="CharStyle4"><text:span text:style-name="T7"/></text:span></text:p>
        <text:p text:style-name="P9"><text:span text:style-name="CharStyle4"><text:span text:style-name="T7">Ja budem žiť, ja budem k nebu rásť</text:span></text:span></text:p>
        <text:p text:style-name="P15"><text:span text:style-name="CharStyle4"><text:span text:style-name="T7">ako strom pevne zakotvený v hrude.</text:span></text:span></text:p>
        <text:p text:style-name="P15"><text:span text:style-name="CharStyle4"><text:span text:style-name="T7">A môj plač, nech by sa lial z očú ako dážď,</text:span></text:span></text:p>
        <text:p text:style-name="P15"><text:span text:style-name="CharStyle4"><text:span text:style-name="T7">len teplou vlahou bude</text:span></text:span></text:p>
        <text:p text:style-name="P7"><text:span text:style-name="CharStyle15"><text:span text:style-name="T2"/></text:span></text:p>
        <text:p text:style-name="P9"><text:span text:style-name="CharStyle4"><text:span text:style-name="T7">pre zrná, ktoré zasia</text:span></text:span><text:span text:style-name="CharStyle4"><text:span text:style-name="T8">l</text:span></text:span><text:span text:style-name="CharStyle4"><text:span text:style-name="T7"> hospodár</text:span></text:span></text:p>
        <text:p text:style-name="P15"><text:span text:style-name="CharStyle4"><text:span text:style-name="T7">do zeme, z kt</text:span></text:span><text:span text:style-name="CharStyle4"><text:span text:style-name="T2">or</text:span></text:span><text:span text:style-name="CharStyle4"><text:span text:style-name="T7">ej silu naberajú.</text:span></text:span></text:p>
        <text:p text:style-name="P15"><text:span text:style-name="CharStyle4"><text:span text:style-name="T7">Z nej dvíham steblá básní ako dar,</text:span></text:span></text:p>
        <text:p text:style-name="P15"><text:span text:style-name="CharStyle4"><text:span text:style-name="T7">dozrievam k má</text:span></text:span><text:span text:style-name="CharStyle4"><text:span text:style-name="T2">j</text:span></text:span><text:span text:style-name="CharStyle4"><text:span text:style-name="T7">u</text:span></text:span></text:p>
        <text:p text:style-name="P8"><text:span text:style-name="CharStyle4"><text:span text:style-name="T7"/></text:span></text:p>
        <text:p text:style-name="P15"><text:soft-page-break/><text:span text:style-name="CharStyle4"><text:span text:style-name="T7">a do leta a žencom do dlaní</text:span></text:span></text:p>
        <text:p text:style-name="P15"><text:span text:style-name="CharStyle4"><text:span text:style-name="T7">a do sýpok, nech nasýtia sa ústa,</text:span></text:span></text:p>
        <text:p text:style-name="P15"><text:span text:style-name="CharStyle4"><text:span text:style-name="T7">pre život krásny, ktorý viac nezraní</text:span></text:span></text:p>
        <text:p text:style-name="P15"><text:span text:style-name="CharStyle4"><text:span text:style-name="T7">lož zbabelá a pustá</text:span></text:span><text:span text:style-name="CharStyle4"><text:span text:style-name="T2">.</text:span></text:span></text:p>
        <text:p text:style-name="P8"><text:span text:style-name="CharStyle4"><text:span text:style-name="T7"/></text:span></text:p>
        <text:p text:style-name="P15"><text:span text:style-name="CharStyle4"><text:span text:style-name="T7">Tak naše žiale do radosti ústia</text:span></text:span></text:p>
        <text:p text:style-name="P15"><text:span text:style-name="CharStyle4"><text:span text:style-name="T7">po dlhom tápaní.</text:span></text:span></text:p>
        <text:p text:style-name="P8"><text:span text:style-name="CharStyle12"><text:span text:style-name="T7"/></text:span></text:p>
        <text:p text:style-name="P14"><text:span text:style-name="CharStyle12"><text:span text:style-name="T7"/></text:span></text:p>
        <text:p text:style-name="P14"><text:span text:style-name="CharStyle12"><text:span text:style-name="T7">POPEVOK</text:span></text:span></text:p>
        <text:p text:style-name="P19"><text:span text:style-name="CharStyle4"><text:span text:style-name="T7"/></text:span></text:p>
        <text:p text:style-name="P24"><text:span text:style-name="CharStyle4"><text:span text:style-name="T8">N</text:span></text:span><text:span text:style-name="CharStyle4"><text:span text:style-name="T7">a tú vodu, na tú vodu myslím,</text:span></text:span></text:p>
        <text:p text:style-name="P24"><text:span text:style-name="CharStyle4"><text:span text:style-name="T7">na tok dudravý,</text:span></text:span></text:p>
        <text:p text:style-name="P20"><text:span text:style-name="CharStyle4"><text:span text:style-name="T7">na tie prúdy, ktoré dávno zmizly</text:span></text:span></text:p>
        <text:p text:style-name="P24"><text:span text:style-name="CharStyle4"><text:span text:style-name="T7">v siné diaľavy:</text:span></text:span></text:p>
        <text:p text:style-name="P24"><text:span text:style-name="CharStyle4"><text:span text:style-name="T7"/></text:span></text:p>
        <text:p text:style-name="P20"><text:span text:style-name="CharStyle4"><text:span text:style-name="T7">tvary vecí, tváre usmievavé</text:span></text:span></text:p>
        <text:p text:style-name="P24"><text:span text:style-name="CharStyle4"><text:span text:style-name="T7">ako leto v pokosenej tráve.</text:span></text:span></text:p>
        <text:p text:style-name="P19"><text:span text:style-name="CharStyle4"><text:span text:style-name="T7"/></text:span></text:p>
        <text:p text:style-name="P23"><text:span text:style-name="CharStyle4"><text:span text:style-name="T7">A tá voda, a tá voda tečie</text:span></text:span></text:p>
        <text:p text:style-name="P19"><text:span text:style-name="CharStyle4"><text:span text:style-name="T7">d</text:span></text:span><text:span text:style-name="CharStyle4"><text:span text:style-name="T8">o</text:span></text:span><text:span text:style-name="CharStyle4"><text:span text:style-name="T2"> </text:span></text:span><text:span text:style-name="CharStyle4"><text:span text:style-name="T7">hmiel, do dial</text:span></text:span><text:span text:style-name="CharStyle4"><text:span text:style-name="T3">í</text:span></text:span><text:span text:style-name="CharStyle4"><text:span text:style-name="T7">.</text:span></text:span></text:p>
        <text:p text:style-name="P9"><text:span text:style-name="CharStyle4"><text:span text:style-name="T2">B</text:span></text:span><text:span text:style-name="CharStyle4"><text:span text:style-name="T7">oles</text:span></text:span><text:span text:style-name="CharStyle4"><text:span text:style-name="T2">ť </text:span></text:span><text:span text:style-name="CharStyle4"><text:span text:style-name="T3">pl</text:span></text:span><text:span text:style-name="CharStyle4"><text:span text:style-name="T7">aná. Ale zisky väčšie</text:span></text:span></text:p>
        <text:p text:style-name="P32"><text:span text:style-name="CharStyle4"><text:span text:style-name="T7">nám tu zostaly:</text:span></text:span></text:p>
        <text:p text:style-name="P32"><text:soft-page-break/><text:span text:style-name="CharStyle4"><text:span text:style-name="T7"/></text:span></text:p>
        <text:p text:style-name="P20"><text:span text:style-name="CharStyle4"><text:span text:style-name="T7">tvary vecí, tváre usmievavé</text:span></text:span></text:p>
        <text:p text:style-name="P24"><text:span text:style-name="CharStyle4"><text:span text:style-name="T7">ako leto </text:span></text:span><text:span text:style-name="CharStyle4"><text:span text:style-name="T3">v</text:span></text:span><text:span text:style-name="CharStyle4"><text:span text:style-name="T7"> rozvoňanej</text:span></text:span><text:span text:style-name="CharStyle4"><text:span text:style-name="T2"> </text:span></text:span><text:span text:style-name="CharStyle4"><text:span text:style-name="T7">tráve.</text:span></text:span></text:p>
        <text:p text:style-name="P19"><text:span text:style-name="CharStyle4"><text:span text:style-name="T7"/></text:span></text:p>
        <text:p text:style-name="P24"><text:span text:style-name="CharStyle4"><text:span text:style-name="T7">Ako more, ako more v mušli,</text:span></text:span></text:p>
        <text:p text:style-name="P24"><text:span text:style-name="CharStyle4"><text:span text:style-name="T7">mŕtve pramene,</text:span></text:span></text:p>
        <text:p text:style-name="P9"><text:span text:style-name="CharStyle4"><text:span text:style-name="T7">chvíle, ktoré v nenávratno u</text:span></text:span><text:span text:style-name="CharStyle4"><text:span text:style-name="T2">š</text:span></text:span><text:span text:style-name="CharStyle4"><text:span text:style-name="T7">ly,</text:span></text:span></text:p>
        <text:p text:style-name="P15"><text:span text:style-name="CharStyle4"><text:span text:style-name="T7">detstvo stratené:</text:span></text:span></text:p>
        <text:p text:style-name="P15"><text:span text:style-name="CharStyle4"><text:span text:style-name="T7"/></text:span></text:p>
        <text:p text:style-name="P9"><text:span text:style-name="CharStyle4"><text:span text:style-name="T7">tvary vecí, tváre usmievavé</text:span></text:span></text:p>
        <text:p text:style-name="P15"><text:span text:style-name="CharStyle4"><text:span text:style-name="T7">ako leto v pokosenej tráve.</text:span></text:span></text:p>
        <text:p text:style-name="P15"><text:span text:style-name="CharStyle4"><text:span text:style-name="T7"/></text:span></text:p>
        <text:p text:style-name="P9"><text:span text:style-name="CharStyle4"><text:span text:style-name="T7">A t</text:span></text:span><text:span text:style-name="CharStyle4"><text:span text:style-name="T2">o</text:span></text:span><text:span text:style-name="CharStyle4"><text:span text:style-name="T7"> more, a to more spieva,</text:span></text:span></text:p>
        <text:p text:style-name="P15"><text:span text:style-name="CharStyle4"><text:span text:style-name="T7">vracajúc mi zpät</text:span></text:span></text:p>
        <text:p text:style-name="P9"><text:span text:style-name="CharStyle4"><text:span text:style-name="T7">vlnou, čo sa pení v starých cievach,</text:span></text:span></text:p>
        <text:p text:style-name="P15"><text:span text:style-name="CharStyle4"><text:span text:style-name="T7">krásu mladých </text:span></text:span><text:span text:style-name="CharStyle4"><text:span text:style-name="T3">li</text:span></text:span><text:span text:style-name="CharStyle4"><text:span text:style-name="T7">et:</text:span></text:span></text:p>
        <text:p text:style-name="P8"><text:span text:style-name="CharStyle4"><text:span text:style-name="T7"/></text:span></text:p>
        <text:p text:style-name="P15"><text:span text:style-name="CharStyle4"><text:span text:style-name="T7">tvary vecí, tváre usmievavé</text:span></text:span></text:p>
        <text:p text:style-name="P15"><text:span text:style-name="CharStyle4"><text:span text:style-name="T8">a</text:span></text:span><text:span text:style-name="CharStyle4"><text:span text:style-name="T7">ko leto v rozvoňanej tráve.</text:span></text:span></text:p>
        <text:p text:style-name="P8"><text:span text:style-name="CharStyle12"><text:span text:style-name="T7"/></text:span></text:p>
        <text:p text:style-name="P14"><text:span text:style-name="CharStyle12"><text:span text:style-name="T7"/></text:span></text:p>
        <text:p text:style-name="P14"><text:span text:style-name="CharStyle12"><text:span text:style-name="T7">Z </text:span></text:span><text:span text:style-name="CharStyle12"><text:span text:style-name="T2">JE</text:span></text:span><text:span text:style-name="CharStyle12"><text:span text:style-name="T7">S</text:span></text:span><text:span text:style-name="CharStyle12"><text:span text:style-name="T2">ENE</text:span></text:span></text:p>
        <text:p text:style-name="P19"><text:span text:style-name="CharStyle4"><text:span text:style-name="T7"/></text:span></text:p>
        <text:p text:style-name="P23"><text:soft-page-break/><text:span text:style-name="CharStyle4"><text:span text:style-name="T7">Horí jeseň v záhradách.</text:span></text:span></text:p>
        <text:p text:style-name="P20"><text:span text:style-name="CharStyle4"><text:span text:style-name="T2">H</text:span></text:span><text:span text:style-name="CharStyle4"><text:span text:style-name="T3">ľ</text:span></text:span><text:span text:style-name="CharStyle4"><text:span text:style-name="T7">a, aj na</text:span></text:span><text:span text:style-name="CharStyle4"><text:span text:style-name="T3">š</text:span></text:span><text:span text:style-name="CharStyle4"><text:span text:style-name="T7">a láska hasne.</text:span></text:span></text:p>
        <text:p text:style-name="P24"><text:span text:style-name="CharStyle4"><text:span text:style-name="T7">Iba popol napadá</text:span></text:span></text:p>
        <text:p text:style-name="P8"><text:span text:style-name="CharStyle4"><text:span text:style-name="T7">do slov básne.</text:span></text:span></text:p>
        <text:p text:style-name="P19"><text:span text:style-name="CharStyle4"><text:span text:style-name="T7"/></text:span></text:p>
        <text:p text:style-name="P24"><text:span text:style-name="CharStyle4"><text:span text:style-name="T7">Kŕdeľ vtákov odlieta.</text:span></text:span></text:p>
        <text:p text:style-name="P24"><text:span text:style-name="CharStyle4"><text:span text:style-name="T7">Pieseň zneje neveselo.</text:span></text:span></text:p>
        <text:p text:style-name="P20"><text:span text:style-name="CharStyle4"><text:span text:style-name="T7">Len strom, starý proféta,</text:span></text:span></text:p>
        <text:p text:style-name="P24"><text:span text:style-name="CharStyle4"><text:span text:style-name="T7">dvíha čelo</text:span></text:span></text:p>
        <text:p text:style-name="P28"><text:span text:style-name="CharStyle18"><text:span text:style-name="T1"/></text:span></text:p>
        <text:p text:style-name="P32"><text:span text:style-name="CharStyle4"><text:span text:style-name="T7">nad plamene oných chvíľ,</text:span></text:span></text:p>
        <text:p text:style-name="P32"><text:span text:style-name="CharStyle4"><text:span text:style-name="T7">pevný, mocný, nezlomený,</text:span></text:span></text:p>
        <text:p text:style-name="P32"><text:span text:style-name="CharStyle4"><text:span text:style-name="T7">lebo prúdy, z ktorých pil,</text:span></text:span></text:p>
        <text:p text:style-name="P32"><text:span text:style-name="CharStyle4"><text:span text:style-name="T7">zrejú v zemi,</text:span></text:span></text:p>
        <text:p text:style-name="P32"><text:span text:style-name="CharStyle4"><text:span text:style-name="T7"/></text:span></text:p>
        <text:p text:style-name="P20"><text:span text:style-name="CharStyle4"><text:span text:style-name="T7">v ktorej kotví bezpečne</text:span></text:span></text:p>
        <text:p text:style-name="P24"><text:span text:style-name="CharStyle4"><text:span text:style-name="T7">ako srdce v ľudskej hrudi,</text:span></text:span></text:p>
        <text:p text:style-name="P24"><text:span text:style-name="CharStyle4"><text:span text:style-name="T7">pre dni nové, slnečné,</text:span></text:span></text:p>
        <text:p text:style-name="P24"><text:span text:style-name="CharStyle4"><text:span text:style-name="T7">ktoré zbudí</text:span></text:span></text:p>
        <text:p text:style-name="P7"><text:span text:style-name="CharStyle15"><text:span text:style-name="T7"/></text:span></text:p>
        <text:p text:style-name="P9"><text:span text:style-name="CharStyle4"><text:span text:style-name="T7">čas, ten múdry hospodár,</text:span></text:span></text:p>
        <text:p text:style-name="P15"><text:span text:style-name="CharStyle4"><text:span text:style-name="T7">pre stromy a pre človeka.</text:span></text:span></text:p>
        <text:p text:style-name="P15"><text:span text:style-name="CharStyle4"><text:span text:style-name="T7">Jeseň. Nech spí príroda.</text:span></text:span></text:p>
        <text:p text:style-name="P15"><text:soft-page-break/><text:span text:style-name="CharStyle4"><text:span text:style-name="T7">Nenariekať.</text:span></text:span></text:p>
        <text:p text:style-name="P8"><text:span text:style-name="CharStyle12"><text:span text:style-name="T7"/></text:span></text:p>
        <text:p text:style-name="P14"><text:span text:style-name="CharStyle12"><text:span text:style-name="T7"/></text:span></text:p>
        <text:p text:style-name="P14"><text:span text:style-name="CharStyle12"><text:span text:style-name="T7">SNEŽNÁ BÁSEŇ</text:span></text:span></text:p>
        <text:p text:style-name="P19"><text:span text:style-name="CharStyle4"><text:span text:style-name="T7"/></text:span></text:p>
        <text:p text:style-name="P24"><text:span text:style-name="CharStyle4"><text:span text:style-name="T7">Fičí víchor v osirelom poli.</text:span></text:span></text:p>
        <text:p text:style-name="P24"><text:span text:style-name="CharStyle4"><text:span text:style-name="T7">Ani slnce srdce nezhr</text:span></text:span><text:span text:style-name="CharStyle4"><text:span text:style-name="T2">ej</text:span></text:span><text:span text:style-name="CharStyle4"><text:span text:style-name="T7">e.</text:span></text:span></text:p>
        <text:p text:style-name="P24"><text:span text:style-name="CharStyle4"><text:span text:style-name="T7">Akí slabí sme tu včera boli!</text:span></text:span></text:p>
        <text:p text:style-name="P8"><text:span text:style-name="CharStyle4"><text:span text:style-name="T7">Snežné záveje.</text:span></text:span></text:p>
        <text:p text:style-name="P19"><text:span text:style-name="CharStyle4"><text:span text:style-name="T7"/></text:span></text:p>
        <text:p text:style-name="P24"><text:span text:style-name="CharStyle4"><text:span text:style-name="T7">Ani stopy po bezcieli krokov,</text:span></text:span></text:p>
        <text:p text:style-name="P24"><text:span text:style-name="CharStyle4"><text:span text:style-name="T7">tápajúcich vo tmách</text:span></text:span><text:span text:style-name="CharStyle4"><text:span text:style-name="T2">.</text:span></text:span><text:span text:style-name="CharStyle4"><text:span text:style-name="T7"> </text:span></text:span><text:span text:style-name="CharStyle4"><text:span text:style-name="T3">Ú</text:span></text:span><text:span text:style-name="CharStyle4"><text:span text:style-name="T7">žasné!</text:span></text:span></text:p>
        <text:p text:style-name="P24"><text:span text:style-name="CharStyle4"><text:span text:style-name="T7">Ozaj som tu beznádejne mokol?</text:span></text:span></text:p>
        <text:p text:style-name="P24"><text:span text:style-name="CharStyle4"><text:span text:style-name="T7">Sneh a sneh a sneh.</text:span></text:span></text:p>
        <text:p text:style-name="P27"/>
        <text:p text:style-name="P29"><text:span text:style-name="CharStyle4"><text:span text:style-name="T7">Slzy v očiach. Ale to je vlastne</text:span></text:span></text:p>
        <text:p text:style-name="P32"><text:span text:style-name="CharStyle4"><text:span text:style-name="T7">len groš víchru, ktorý útočí</text:span></text:span></text:p>
        <text:p text:style-name="P32"><text:span text:style-name="CharStyle4"><text:span text:style-name="T7">do zákutí váhajúcej básne</text:span></text:span></text:p>
        <text:p text:style-name="P32"><text:span text:style-name="CharStyle4"><text:span text:style-name="T7">tak jak do očí,</text:span></text:span></text:p>
        <text:p text:style-name="P19"><text:span text:style-name="CharStyle4"><text:span text:style-name="T7"/></text:span></text:p>
        <text:p text:style-name="P24"><text:span text:style-name="CharStyle4"><text:span text:style-name="T7">aby si dnes bezpečnejšie videl to,</text:span></text:span></text:p>
        <text:p text:style-name="P24"><text:span text:style-name="CharStyle4"><text:span text:style-name="T7">čo klíči v </text:span></text:span><text:span text:style-name="CharStyle4"><text:span text:style-name="T2">m</text:span></text:span><text:span text:style-name="CharStyle4"><text:span text:style-name="T3">ĺ</text:span></text:span><text:span text:style-name="CharStyle4"><text:span text:style-name="T7">kvom lone hrúd:</text:span></text:span></text:p>
        <text:p text:style-name="P24"><text:span text:style-name="CharStyle4"><text:span text:style-name="T7">rozmach krídel jari, ktorá príde</text:span></text:span></text:p>
        <text:p text:style-name="P24"><text:soft-page-break/><text:span text:style-name="CharStyle4"><text:span text:style-name="T7">ako dravý prúd,</text:span></text:span></text:p>
        <text:p text:style-name="P7"><text:span text:style-name="CharStyle15"><text:span text:style-name="T7"/></text:span></text:p>
        <text:p text:style-name="P20"><text:span text:style-name="CharStyle4"><text:span text:style-name="T7">zakvitnutá,</text:span></text:span><text:span text:style-name="CharStyle4"><text:span text:style-name="T2"> </text:span></text:span><text:span text:style-name="CharStyle4"><text:span text:style-name="T7">košatá a čistá</text:span></text:span></text:p>
        <text:p text:style-name="P24"><text:span text:style-name="CharStyle4"><text:span text:style-name="T7">ako žena v mojom dávnom sne</text:span></text:span><text:span text:style-name="CharStyle4"><text:span text:style-name="T2">.</text:span></text:span></text:p>
        <text:p text:style-name="P24"><text:span text:style-name="CharStyle4"><text:span text:style-name="T7">Už si pre ňu nové básne chystám,</text:span></text:span></text:p>
        <text:p text:style-name="P24"><text:span text:style-name="CharStyle4"><text:span text:style-name="T7">krásne ako sneh.</text:span></text:span></text:p>
        <text:p text:style-name="P8"><text:span text:style-name="CharStyle12"><text:span text:style-name="T7"/></text:span></text:p>
        <text:p text:style-name="P14"><text:span text:style-name="CharStyle12"><text:span text:style-name="T7"/></text:span></text:p>
        <text:p text:style-name="P14"><text:span text:style-name="CharStyle12"><text:span text:style-name="T7">BÁSNIK NA PRE</text:span></text:span><text:span text:style-name="CharStyle12"><text:span text:style-name="T2">DJ</text:span></text:span><text:span text:style-name="CharStyle12"><text:span text:style-name="T7">ARÍ</text:span></text:span></text:p>
        <text:p text:style-name="P19"><text:span text:style-name="CharStyle4"><text:span text:style-name="T7"/></text:span></text:p>
        <text:p text:style-name="P24"><text:span text:style-name="CharStyle4"><text:span text:style-name="T7">Brodil som sa v bolesti jak </text:span></text:span><text:span text:style-name="CharStyle4"><text:span text:style-name="T8">v</text:span></text:span><text:span text:style-name="CharStyle4"><text:span text:style-name="T7"> blate,</text:span></text:span></text:p>
        <text:p text:style-name="P24"><text:span text:style-name="CharStyle4"><text:span text:style-name="T7">vravorajúc smrti v ústrety.</text:span></text:span></text:p>
        <text:p text:style-name="P24"><text:span text:style-name="CharStyle4"><text:span text:style-name="T7">Dnes mi s</text:span></text:span><text:span text:style-name="CharStyle4"><text:span text:style-name="T2">l</text:span></text:span><text:span text:style-name="CharStyle4"><text:span text:style-name="T7">nce, starostlivý </text:span></text:span><text:span text:style-name="CharStyle4"><text:span text:style-name="T8">ď</text:span></text:span><text:span text:style-name="CharStyle4"><text:span text:style-name="T7">atel,</text:span></text:span></text:p>
        <text:p text:style-name="P24"><text:span text:style-name="CharStyle4"><text:span text:style-name="T7">klope do vety,</text:span></text:span></text:p>
        <text:p text:style-name="P6"><text:span text:style-name="CharStyle28"><text:span text:style-name="T7"/></text:span></text:p>
        <text:p text:style-name="P20"><text:span text:style-name="CharStyle4"><text:span text:style-name="T7">klovajúc z nej slovo, než sa vzprieči</text:span></text:span></text:p>
        <text:p text:style-name="P24"><text:span text:style-name="CharStyle4"><text:span text:style-name="T7">starým smútkom ako v hrdle kosť.</text:span></text:span></text:p>
        <text:p text:style-name="P20"><text:span text:style-name="CharStyle4"><text:span text:style-name="T7">Nepoddám sa zvodom jeho reči,</text:span></text:span></text:p>
        <text:p text:style-name="P24"><text:span text:style-name="CharStyle4"><text:span text:style-name="T7">sbohom, minulosť!</text:span></text:span></text:p>
        <text:p text:style-name="P19"><text:span text:style-name="CharStyle4"><text:span text:style-name="T7"/></text:span></text:p>
        <text:p text:style-name="P24"><text:span text:style-name="CharStyle4"><text:span text:style-name="T7">Plyňte, staré, zamorené prúdy,</text:span></text:span></text:p>
        <text:p text:style-name="P24"><text:span text:style-name="CharStyle4"><text:span text:style-name="T7">kto by vás chcel ku prameňom viesť!</text:span></text:span></text:p>
        <text:p text:style-name="P20"><text:span text:style-name="CharStyle4"><text:span text:style-name="T7">Kto by vás chcel z hluchých temnôt budiť,</text:span></text:span></text:p>
        <text:p text:style-name="P24"><text:soft-page-break/><text:span text:style-name="CharStyle4"><text:span text:style-name="T7">svetlá chorých hviezd,</text:span></text:span></text:p>
        <text:p text:style-name="P19"><text:span text:style-name="CharStyle4"><text:span text:style-name="T7"/></text:span></text:p>
        <text:p text:style-name="P24"><text:span text:style-name="CharStyle4"><text:span text:style-name="T7">v ktorých som sa prepadal jak v bahne,</text:span></text:span></text:p>
        <text:p text:style-name="P24"><text:span text:style-name="CharStyle4"><text:span text:style-name="T7">nevediac si rady s životom.</text:span></text:span></text:p>
        <text:p text:style-name="P20"><text:span text:style-name="CharStyle4"><text:span text:style-name="T7">Dnes ho zrak môj ani neobsiahne,</text:span></text:span></text:p>
        <text:p text:style-name="P24"><text:span text:style-name="CharStyle4"><text:span text:style-name="T7">ve</text:span></text:span><text:span text:style-name="CharStyle4"><text:span text:style-name="T8">ď</text:span></text:span><text:span text:style-name="CharStyle4"><text:span text:style-name="T7"> aj pod plotom</text:span></text:span></text:p>
        <text:p text:style-name="P7"><text:span text:style-name="CharStyle15"><text:span text:style-name="T7"/></text:span></text:p>
        <text:p text:style-name="P9"><text:span text:style-name="CharStyle4"><text:span text:style-name="T7">rozozvučal náhle do jasotu</text:span></text:span></text:p>
        <text:p text:style-name="P15"><text:span text:style-name="CharStyle4"><text:span text:style-name="T7">zvony snežienok a harfy tráv,</text:span></text:span></text:p>
        <text:p text:style-name="P15"><text:span text:style-name="CharStyle4"><text:span text:style-name="T7">naladiac ich na vášnivú nótu,</text:span></text:span></text:p>
        <text:p text:style-name="P15"><text:span text:style-name="CharStyle4"><text:span text:style-name="T7">ktorú spieva splav,</text:span></text:span></text:p>
        <text:p text:style-name="P15"><text:span text:style-name="CharStyle4"><text:span text:style-name="T7"/></text:span></text:p>
        <text:p text:style-name="P9"><text:span text:style-name="CharStyle4"><text:span text:style-name="T7">moja rodná, roztančená rieka,</text:span></text:span></text:p>
        <text:p text:style-name="P15"><text:span text:style-name="CharStyle4"><text:span text:style-name="T2">drú</text:span></text:span><text:span text:style-name="CharStyle4"><text:span text:style-name="T7">z</text:span></text:span><text:span text:style-name="CharStyle4"><text:span text:style-name="T3">g</text:span></text:span><text:span text:style-name="CharStyle4"><text:span text:style-name="T7">ajúca pancier ľadový,</text:span></text:span></text:p>
        <text:p text:style-name="P15"><text:span text:style-name="CharStyle4"><text:span text:style-name="T7">ke</text:span></text:span><text:span text:style-name="CharStyle4"><text:span text:style-name="T2">ď</text:span></text:span><text:span text:style-name="CharStyle4"><text:span text:style-name="T7"> jar ako starý, dobrý lekár</text:span></text:span></text:p>
        <text:p text:style-name="P15"><text:span text:style-name="CharStyle4"><text:span text:style-name="T7">p</text:span></text:span><text:span text:style-name="CharStyle4"><text:span text:style-name="T2">il</text:span></text:span><text:span text:style-name="CharStyle4"><text:span text:style-name="T7">ne hotoví</text:span></text:span></text:p>
        <text:p text:style-name="P14"><text:span text:style-name="CharStyle4"><text:span text:style-name="T7"/></text:span></text:p>
        <text:p text:style-name="P15"><text:span text:style-name="CharStyle4"><text:span text:style-name="T7">nové, čisté, nehyplné</text:span></text:span><text:span text:style-name="CharStyle4"><text:span text:style-name="T2"> </text:span></text:span><text:span text:style-name="CharStyle4"><text:span text:style-name="T7">fáče:</text:span></text:span></text:p>
        <text:p text:style-name="P15"><text:span text:style-name="CharStyle4"><text:span text:style-name="T7">bôľhoj listov pre sady a les,</text:span></text:span></text:p>
        <text:p text:style-name="P15"><text:span text:style-name="CharStyle4"><text:span text:style-name="T7">p</text:span></text:span><text:span text:style-name="CharStyle4"><text:span text:style-name="T2">r</text:span></text:span><text:span text:style-name="CharStyle4"><text:span text:style-name="T7">e milencov svetlé trilky vtáčie,</text:span></text:span></text:p>
        <text:p text:style-name="P15"><text:span text:style-name="CharStyle4"><text:span text:style-name="T7">kvetný majáles</text:span></text:span></text:p>
        <text:p text:style-name="P14"><text:span text:style-name="CharStyle4"><text:span text:style-name="T7"/></text:span></text:p>
        <text:p text:style-name="P9"><text:span text:style-name="CharStyle4"><text:span text:style-name="T7">pre záhrady, polia, lúky, stráne,</text:span></text:span></text:p>
        <text:p text:style-name="P15"><text:soft-page-break/><text:span text:style-name="CharStyle4"><text:span text:style-name="T7">čeriace sa v bujnej zeleni</text:span></text:span></text:p>
        <text:p text:style-name="P28"><text:span text:style-name="CharStyle4"><text:span text:style-name="T7">kaderami výskajúcich panien</text:span></text:span></text:p>
        <text:p text:style-name="P8"><text:span text:style-name="CharStyle4"><text:span text:style-name="T7">v slastnom tušení,</text:span></text:span></text:p>
        <text:p text:style-name="P14"><text:span text:style-name="CharStyle4"><text:span text:style-name="T7"/></text:span></text:p>
        <text:p text:style-name="P9"><text:span text:style-name="CharStyle4"><text:span text:style-name="T7">že už ide podperený družba,</text:span></text:span></text:p>
        <text:p text:style-name="P15"><text:span text:style-name="CharStyle4"><text:span text:style-name="T7">že už idú snežné družičky</text:span></text:span></text:p>
        <text:p text:style-name="P15"><text:span text:style-name="CharStyle4"><text:span text:style-name="T7">a ten, a ten vysnívaný v túžbach</text:span></text:span></text:p>
        <text:p text:style-name="P15"><text:span text:style-name="CharStyle4"><text:span text:style-name="T7">dnes a navždycky,</text:span></text:span></text:p>
        <text:p text:style-name="P14"><text:span text:style-name="CharStyle4"><text:span text:style-name="T7"/></text:span></text:p>
        <text:p text:style-name="P15"><text:span text:style-name="CharStyle4"><text:span text:style-name="T7">aby bolo naše nebo jasné,</text:span></text:span></text:p>
        <text:p text:style-name="P15"><text:span text:style-name="CharStyle4"><text:span text:style-name="T7">aby nelkal smútok vo vetách,</text:span></text:span></text:p>
        <text:p text:style-name="P15"><text:span text:style-name="CharStyle4"><text:span text:style-name="T7">aby znel</text:span></text:span><text:span text:style-name="CharStyle4"><text:span text:style-name="T3">y</text:span></text:span><text:span text:style-name="CharStyle4"><text:span text:style-name="T7"> čisto naše básne,</text:span></text:span></text:p>
        <text:p text:style-name="P15"><text:span text:style-name="CharStyle4"><text:span text:style-name="T7">letiac do sveta</text:span></text:span></text:p>
        <text:p text:style-name="P8"><text:span text:style-name="CharStyle4"><text:span text:style-name="T7"/></text:span></text:p>
        <text:p text:style-name="P15"><text:span text:style-name="CharStyle4"><text:span text:style-name="T7">jak smiech našich rozihraných detí,</text:span></text:span></text:p>
        <text:p text:style-name="P15"><text:span text:style-name="CharStyle4"><text:span text:style-name="T7">iskrivý jak rozpálený m</text:span></text:span><text:span text:style-name="CharStyle4"><text:span text:style-name="T2">la</text:span></text:span><text:span text:style-name="CharStyle4"><text:span text:style-name="T7">t,</text:span></text:span></text:p>
        <text:p text:style-name="P15"><text:span text:style-name="CharStyle4"><text:span text:style-name="T7">kovajúci krásny život pre tých,</text:span></text:span></text:p>
        <text:p text:style-name="P15"><text:span text:style-name="CharStyle4"><text:span text:style-name="T7">ktorých máš tak rád,</text:span></text:span></text:p>
        <text:p text:style-name="P15"><text:span text:style-name="CharStyle4"><text:span text:style-name="T7"/></text:span></text:p>
        <text:p text:style-name="P8"><text:span text:style-name="CharStyle4"><text:span text:style-name="T7">že aj báseň musí šťastím ž</text:span></text:span><text:span text:style-name="CharStyle4"><text:span text:style-name="T2">ia</text:span></text:span><text:span text:style-name="CharStyle4"><text:span text:style-name="T7">riť,</text:span></text:span></text:p>
        <text:p text:style-name="P29"><text:span text:style-name="CharStyle4"><text:span text:style-name="T7">dajúc sbohom klamným nebesám</text:span></text:span></text:p>
        <text:p text:style-name="P32"><text:span text:style-name="CharStyle4"><text:span text:style-name="T7">krutých samôt. Ve</text:span></text:span><text:span text:style-name="CharStyle4"><text:span text:style-name="T3">ď</text:span></text:span><text:span text:style-name="CharStyle4"><text:span text:style-name="T7">, hľa, na predjarí</text:span></text:span></text:p>
        <text:p text:style-name="P32"><text:span text:style-name="CharStyle4"><text:span text:style-name="T7">nikto nie je sám.</text:span></text:span></text:p>
        <text:p text:style-name="P32"><text:soft-page-break/><text:span text:style-name="CharStyle4"><text:span text:style-name="T7"/></text:span></text:p>
        <text:p text:style-name="P9"><text:span text:style-name="CharStyle15"><text:span text:style-name="T7"/></text:span></text:p>
        <text:p text:style-name="P8"><text:span text:style-name="CharStyle12"><text:span text:style-name="T7">PRÍPITOK</text:span></text:span></text:p>
        <text:p text:style-name="P18"><text:span text:style-name="CharStyle8"><text:span text:style-name="T7">Jánovi Kostrovi k </text:span></text:span><text:span text:style-name="CharStyle8"><text:span text:style-name="T9">š</text:span></text:span><text:span text:style-name="CharStyle8"><text:span text:style-name="T7">tyridsiatke</text:span></text:span></text:p>
        <text:p text:style-name="P19"><text:span text:style-name="CharStyle4"><text:span text:style-name="T7"/></text:span></text:p>
        <text:p text:style-name="P25"><text:span text:style-name="CharStyle4"><text:span text:style-name="T9">Št</text:span></text:span><text:span text:style-name="CharStyle4"><text:span text:style-name="T7">yridsať rokov</text:span></text:span><text:span text:style-name="CharStyle4"><text:span text:style-name="T2">,</text:span></text:span><text:span text:style-name="CharStyle4"><text:span text:style-name="T7"> </text:span></text:span><text:span text:style-name="CharStyle4"><text:span text:style-name="T2">č</text:span></text:span><text:span text:style-name="CharStyle4"><text:span text:style-name="T7">o to je,</text:span></text:span></text:p>
        <text:p text:style-name="P25"><text:span text:style-name="CharStyle4"><text:span text:style-name="T7">básnik môj, krehká váza!</text:span></text:span></text:p>
        <text:p text:style-name="P30"><text:span text:style-name="CharStyle4"><text:span text:style-name="T7">Blúdenia. Prehry. Výboje.</text:span></text:span></text:p>
        <text:p text:style-name="P33"><text:span text:style-name="CharStyle4"><text:span text:style-name="T7">S</text:span></text:span><text:span text:style-name="CharStyle4"><text:span text:style-name="T2">mú</text:span></text:span><text:span text:style-name="CharStyle4"><text:span text:style-name="T7">tok, ktorý ťa zrádza</text:span></text:span></text:p>
        <text:p text:style-name="P33"><text:span text:style-name="CharStyle4"><text:span text:style-name="T7"/></text:span></text:p>
        <text:p text:style-name="P21"><text:span text:style-name="CharStyle4"><text:span text:style-name="T7">jak rumeň tvár, ke</text:span></text:span><text:span text:style-name="CharStyle4"><text:span text:style-name="T4">ď</text:span></text:span><text:span text:style-name="CharStyle4"><text:span text:style-name="T7"> striekne smiech</text:span></text:span></text:p>
        <text:p text:style-name="P25"><text:span text:style-name="CharStyle4"><text:span text:style-name="T7">zpod popola snenia.</text:span></text:span></text:p>
        <text:p text:style-name="P19"><text:span text:style-name="CharStyle4"><text:span text:style-name="T7">Hra dažďa na klávesoch striech.</text:span></text:span></text:p>
        <text:p text:style-name="P8"><text:span text:style-name="CharStyle4"><text:span text:style-name="T7">Ach, to je žena,</text:span></text:span></text:p>
        <text:p text:style-name="P19"><text:span text:style-name="CharStyle4"><text:span text:style-name="T7"/></text:span></text:p>
        <text:p text:style-name="P25"><text:span text:style-name="CharStyle4"><text:span text:style-name="T7">ktorú tvoj rytmus rozmarný</text:span></text:span></text:p>
        <text:p text:style-name="P25"><text:span text:style-name="CharStyle4"><text:span text:style-name="T7">reťazí v nežnom slove:</text:span></text:span></text:p>
        <text:p text:style-name="P25"><text:span text:style-name="CharStyle4"><text:span text:style-name="T7">tú v piesku za okuliarmi,</text:span></text:span></text:p>
        <text:p text:style-name="P25"><text:span text:style-name="CharStyle4"><text:span text:style-name="T7">onu v krčmičke vo Vranove,</text:span></text:span></text:p>
        <text:p text:style-name="P28"><text:span text:style-name="CharStyle4"><text:span text:style-name="T2"/></text:span></text:p>
        <text:p text:style-name="P33"><text:span text:style-name="CharStyle4"><text:span text:style-name="T7">či iné v iných podobách,</text:span></text:span></text:p>
        <text:p text:style-name="P33"><text:span text:style-name="CharStyle4"><text:span text:style-name="T7">milenky, matky, dcéry.</text:span></text:span></text:p>
        <text:p text:style-name="P33"><text:span text:style-name="CharStyle4"><text:span text:style-name="T7">Človek je krehká nádoba,</text:span></text:span></text:p>
        <text:p text:style-name="P33"><text:soft-page-break/><text:span text:style-name="CharStyle4"><text:span text:style-name="T7">keď sa raz </text:span></text:span><text:span text:style-name="CharStyle4"><text:span text:style-name="T2">sverí</text:span></text:span></text:p>
        <text:p text:style-name="P33"><text:span text:style-name="CharStyle4"><text:span text:style-name="T2"/></text:span></text:p>
        <text:p text:style-name="P10"><text:span text:style-name="CharStyle4"><text:span text:style-name="T7">bolesti, úzkosti, plameňom</text:span></text:span></text:p>
        <text:p text:style-name="P16"><text:span text:style-name="CharStyle4"><text:span text:style-name="T7">či vlnám nostalgie</text:span></text:span></text:p>
        <text:p text:style-name="P16"><text:span text:style-name="CharStyle4"><text:span text:style-name="T7">vo veku zbrojn</text:span></text:span><text:span text:style-name="CharStyle4"><text:span text:style-name="T4">e</text:span></text:span><text:span text:style-name="CharStyle4"><text:span text:style-name="T7"> kamennom.</text:span></text:span></text:p>
        <text:p text:style-name="P16"><text:span text:style-name="CharStyle4"><text:span text:style-name="T7">A predsa ztade pije,</text:span></text:span></text:p>
        <text:p text:style-name="P8"><text:span text:style-name="CharStyle4"><text:span text:style-name="T7"/></text:span></text:p>
        <text:p text:style-name="P16"><text:span text:style-name="CharStyle4"><text:span text:style-name="T7">z tohoto prúdu, z týchto vôd,</text:span></text:span></text:p>
        <text:p text:style-name="P16"><text:span text:style-name="CharStyle4"><text:span text:style-name="T7">z dvojice hebkých ramien.</text:span></text:span></text:p>
        <text:p text:style-name="P10"><text:span text:style-name="CharStyle4"><text:span text:style-name="T7">Tu hľadá brod jak svieži plod,</text:span></text:span></text:p>
        <text:p text:style-name="P16"><text:span text:style-name="CharStyle4"><text:span text:style-name="T7">jak čerstvý prameň,</text:span></text:span></text:p>
        <text:p text:style-name="P16"><text:span text:style-name="CharStyle4"><text:span text:style-name="T7"/></text:span></text:p>
        <text:p text:style-name="P16"><text:span text:style-name="CharStyle4"><text:span text:style-name="T7">verš pre nenávisť odbojný,</text:span></text:span></text:p>
        <text:p text:style-name="P16"><text:span text:style-name="CharStyle4"><text:span text:style-name="T7">pre lásku tichý,</text:span></text:span></text:p>
        <text:p text:style-name="P16"><text:span text:style-name="CharStyle4"><text:span text:style-name="T7">za život krásny, bez vojny,</text:span></text:span></text:p>
        <text:p text:style-name="P16"><text:span text:style-name="CharStyle4"><text:span text:style-name="T7">bez nivočiacej pýchy,</text:span></text:span></text:p>
        <text:p text:style-name="P16"><text:span text:style-name="CharStyle4"><text:span text:style-name="T7"/></text:span></text:p>
        <text:p text:style-name="P10"><text:span text:style-name="CharStyle4"><text:span text:style-name="T7">bez at</text:span></text:span><text:span text:style-name="CharStyle4"><text:span text:style-name="T2">ó</text:span></text:span><text:span text:style-name="CharStyle4"><text:span text:style-name="T7">mových vízií,</text:span></text:span></text:p>
        <text:p text:style-name="P16"><text:span text:style-name="CharStyle4"><text:span text:style-name="T7">bez mŕtvol detí,</text:span></text:span></text:p>
        <text:p text:style-name="P16"><text:span text:style-name="CharStyle4"><text:span text:style-name="T7">čo ešte sotva stačily</text:span></text:span></text:p>
        <text:p text:style-name="P16"><text:span text:style-name="CharStyle4"><text:span text:style-name="T7">naučiť sa kupovať cigarety</text:span></text:span></text:p>
        <text:p text:style-name="P8"><text:span text:style-name="CharStyle4"><text:span text:style-name="T7"/></text:span></text:p>
        <text:p text:style-name="P16"><text:span text:style-name="CharStyle4"><text:span text:style-name="T7">alebo čerstvé noviny</text:span></text:span></text:p>
        <text:p text:style-name="P16"><text:soft-page-break/><text:span text:style-name="CharStyle4"><text:span text:style-name="T7">z n</text:span></text:span><text:span text:style-name="CharStyle4"><text:span text:style-name="T2">á</text:span></text:span><text:span text:style-name="CharStyle4"><text:span text:style-name="T7">protivnej búdky</text:span></text:span></text:p>
        <text:p text:style-name="P16"><text:span text:style-name="CharStyle4"><text:span text:style-name="T7">a či na narodeniny</text:span></text:span></text:p>
        <text:p text:style-name="P16"><text:span text:style-name="CharStyle4"><text:span text:style-name="T7">(ó tie potmehúdky!)</text:span></text:span></text:p>
        <text:p text:style-name="P3"><text:span text:style-name="CharStyle8"><text:span text:style-name="T7"/></text:span></text:p>
        <text:p text:style-name="P10"><text:span text:style-name="CharStyle4"><text:span text:style-name="T7">prekvapiť o</text:span></text:span><text:span text:style-name="CharStyle4"><text:span text:style-name="T4">c</text:span></text:span><text:span text:style-name="CharStyle4"><text:span text:style-name="T7">ka v posteli</text:span></text:span></text:p>
        <text:p text:style-name="P16"><text:span text:style-name="CharStyle4"><text:span text:style-name="T7">básničkou kostrbatou,</text:span></text:span></text:p>
        <text:p text:style-name="P16"><text:span text:style-name="CharStyle4"><text:span text:style-name="T7">ktorú memorovať musely</text:span></text:span></text:p>
        <text:p text:style-name="P16"><text:span text:style-name="CharStyle4"><text:span text:style-name="T7">s takým nepozorným chvatom,</text:span></text:span></text:p>
        <text:p text:style-name="P8"><text:span text:style-name="CharStyle4"><text:span text:style-name="T7"/></text:span></text:p>
        <text:p text:style-name="P16"><text:span text:style-name="CharStyle4"><text:span text:style-name="T7">že len ich bozk nám dopovie</text:span></text:span></text:p>
        <text:p text:style-name="P16"><text:span text:style-name="CharStyle4"><text:span text:style-name="T7">rýmy, čo potratily...</text:span></text:span></text:p>
        <text:p text:style-name="P10"><text:span text:style-name="CharStyle4"><text:span text:style-name="T7">Štyridsať rokov, čo to je?</text:span></text:span></text:p>
        <text:p text:style-name="P16"><text:span text:style-name="CharStyle4"><text:span text:style-name="T7">Ešte sme sotva žili!</text:span></text:span></text:p>
        <text:p text:style-name="P8"><text:span text:style-name="CharStyle4"><text:span text:style-name="T7"/></text:span></text:p>
        <text:p text:style-name="P30"><text:span text:style-name="CharStyle4"><text:span text:style-name="T7">Piť život tak, jak nápoje</text:span></text:span></text:p>
        <text:p text:style-name="P33"><text:span text:style-name="CharStyle4"><text:span text:style-name="T7">sme</text:span></text:span><text:span text:style-name="CharStyle4"><text:span text:style-name="T2"> </text:span></text:span><text:span text:style-name="CharStyle4"><text:span text:style-name="T7">v slabých chvíľach pili.</text:span></text:span></text:p>
        <text:p text:style-name="P33"><text:span text:style-name="CharStyle4"><text:span text:style-name="T7">A niesť ho hrdo vpred</text:span></text:span></text:p>
        <text:p text:style-name="P21"><text:span text:style-name="CharStyle4"><text:span text:style-name="T7">jak prápor cez boje.</text:span></text:span></text:p>
        <text:p text:style-name="P25"><text:span text:style-name="CharStyle4"><text:span text:style-name="T7">A tvoriť ho, môj milý,</text:span></text:span></text:p>
        <text:p text:style-name="P25"><text:span text:style-name="CharStyle4"><text:span text:style-name="T7">pre celý šíry svet!</text:span></text:span></text:p>
        <text:p text:style-name="P7"><text:span text:style-name="CharStyle15"><text:span text:style-name="T7"/></text:span></text:p>
        <text:p text:style-name="P13"><text:span text:style-name="CharStyle15"><text:span text:style-name="T7"/></text:span></text:p>
        <text:p text:style-name="P13"><text:span text:style-name="CharStyle4"><text:span text:style-name="T7">SIRÉ POLUDNIE</text:span></text:span></text:p>
        <text:p text:style-name="P19"><text:soft-page-break/><text:span text:style-name="CharStyle4"><text:span text:style-name="T7"/></text:span></text:p>
        <text:p text:style-name="P25"><text:span text:style-name="CharStyle4"><text:span text:style-name="T7">Stratený v tvojej sláve</text:span></text:span></text:p>
        <text:p text:style-name="P25"><text:span text:style-name="CharStyle4"><text:span text:style-name="T7">šepcem si: Ešte nie.</text:span></text:span></text:p>
        <text:p text:style-name="P25"><text:span text:style-name="CharStyle4"><text:span text:style-name="T7">Ešte špie v tupej hl</text:span></text:span><text:span text:style-name="CharStyle4"><text:span text:style-name="T2">av</text:span></text:span><text:span text:style-name="CharStyle4"><text:span text:style-name="T7">e</text:span></text:span></text:p>
        <text:p text:style-name="P25"><text:span text:style-name="CharStyle4"><text:span text:style-name="T7">včerajšie vraždenie</text:span></text:span></text:p>
        <text:p text:style-name="P25"><text:span text:style-name="CharStyle4"><text:span text:style-name="T7"/></text:span></text:p>
        <text:p text:style-name="P21"><text:span text:style-name="CharStyle4"><text:span text:style-name="T7">a úzkosť v novom slove,</text:span></text:span></text:p>
        <text:p text:style-name="P25"><text:span text:style-name="CharStyle4"><text:span text:style-name="T7">čo z neho pramení.</text:span></text:span></text:p>
        <text:p text:style-name="P21"><text:span text:style-name="CharStyle4"><text:span text:style-name="T7">Ešte ťa nevypovie</text:span></text:span></text:p>
        <text:p text:style-name="P25"><text:span text:style-name="CharStyle4"><text:span text:style-name="T7">môj rytmus zmámený</text:span></text:span></text:p>
        <text:p text:style-name="P19"><text:span text:style-name="CharStyle4"><text:span text:style-name="T7"/></text:span></text:p>
        <text:p text:style-name="P25"><text:span text:style-name="CharStyle4"><text:span text:style-name="T7">hukotom tvojho prúdu,</text:span></text:span></text:p>
        <text:p text:style-name="P25"><text:span text:style-name="CharStyle4"><text:span text:style-name="T7">z ktorého</text:span></text:span><text:span text:style-name="CharStyle4"><text:span text:style-name="T2"> </text:span></text:span><text:span text:style-name="CharStyle4"><text:span text:style-name="T7">s</text:span></text:span><text:span text:style-name="CharStyle4"><text:span text:style-name="T2">ir</text:span></text:span><text:span text:style-name="CharStyle4"><text:span text:style-name="T7">é lúče</text:span></text:span></text:p>
        <text:p text:style-name="P25"><text:span text:style-name="CharStyle4"><text:span text:style-name="T7">pijú svoj rodný tieň,</text:span></text:span></text:p>
        <text:p text:style-name="P25"><text:span text:style-name="CharStyle4"><text:span text:style-name="T7"/></text:span></text:p>
        <text:p text:style-name="P21"><text:span text:style-name="CharStyle4"><text:span text:style-name="T7">kým tvoje vlny hudú</text:span></text:span></text:p>
        <text:p text:style-name="P25"><text:span text:style-name="CharStyle4"><text:span text:style-name="T7">žaloby </text:span></text:span><text:span text:style-name="CharStyle4"><text:span text:style-name="T2">m</text:span></text:span><text:span text:style-name="CharStyle4"><text:span text:style-name="T7">umra</text:span></text:span><text:span text:style-name="CharStyle4"><text:span text:style-name="T9">j</text:span></text:span><text:span text:style-name="CharStyle4"><text:span text:style-name="T2">úc</text:span></text:span><text:span text:style-name="CharStyle4"><text:span text:style-name="T7">e</text:span></text:span></text:p>
        <text:p text:style-name="P25"><text:span text:style-name="CharStyle4"><text:span text:style-name="T7">zpod trblietavých pien.</text:span></text:span></text:p>
        <text:p text:style-name="P8"><text:span text:style-name="CharStyle4"><text:span text:style-name="T7"/></text:span></text:p>
        <text:p text:style-name="P16"><text:span text:style-name="CharStyle4"><text:span text:style-name="T7">O čom si šepcú vody</text:span></text:span></text:p>
        <text:p text:style-name="P16"><text:span text:style-name="CharStyle4"><text:span text:style-name="T2">a</text:span></text:span><text:span text:style-name="CharStyle4"><text:span text:style-name="T7"> tráva pri rieke?</text:span></text:span></text:p>
        <text:p text:style-name="P16"><text:span text:style-name="CharStyle4"><text:span text:style-name="T7">Na svetlo z neslobody</text:span></text:span></text:p>
        <text:p text:style-name="P16"><text:span text:style-name="CharStyle4"><text:span text:style-name="T7">sú cesty ďaleké,</text:span></text:span></text:p>
        <text:p text:style-name="P16"><text:soft-page-break/><text:span text:style-name="CharStyle4"><text:span text:style-name="T7"/></text:span></text:p>
        <text:p text:style-name="P16"><text:span text:style-name="CharStyle4"><text:span text:style-name="T7">ty moja báseň chromá,</text:span></text:span></text:p>
        <text:p text:style-name="P16"><text:span text:style-name="CharStyle4"><text:span text:style-name="T7">verš ešte váhavý.</text:span></text:span></text:p>
        <text:p text:style-name="P16"><text:span text:style-name="CharStyle4"><text:span text:style-name="T7">Lež raz budeme doma</text:span></text:span></text:p>
        <text:p text:style-name="P16"><text:span text:style-name="CharStyle4"><text:span text:style-name="T7">jak vtáci túlaví</text:span></text:span></text:p>
        <text:p text:style-name="P16"><text:span text:style-name="CharStyle4"><text:span text:style-name="T7"/></text:span></text:p>
        <text:p text:style-name="P16"><text:span text:style-name="CharStyle4"><text:span text:style-name="T7">na hrotoch rodnej turn</text:span></text:span><text:span text:style-name="CharStyle4"><text:span text:style-name="T4">e</text:span></text:span><text:span text:style-name="CharStyle4"><text:span text:style-name="T7">,</text:span></text:span></text:p>
        <text:p text:style-name="P16"><text:span text:style-name="CharStyle4"><text:span text:style-name="T7">na strechách rodných chýž.</text:span></text:span></text:p>
        <text:p text:style-name="P16"><text:span text:style-name="CharStyle4"><text:span text:style-name="T7">A nebo zlobou chmúrne</text:span></text:span></text:p>
        <text:p text:style-name="P16"><text:span text:style-name="CharStyle4"><text:span text:style-name="T7"/></text:span></text:p>
        <text:p text:style-name="P10"><text:span text:style-name="CharStyle4"><text:span text:style-name="T7">a nebo čierne vraždou</text:span></text:span></text:p>
        <text:p text:style-name="P16"><text:span text:style-name="CharStyle4"><text:span text:style-name="T7">zobákom teplých dažďov</text:span></text:span></text:p>
        <text:p text:style-name="P16"><text:span text:style-name="CharStyle4"><text:span text:style-name="T7">ty, slnko, prerazíš.</text:span></text:span></text:p>
        <text:p text:style-name="P19"><text:span text:style-name="CharStyle4"><text:span text:style-name="T7"/></text:span></text:p>
        <text:p text:style-name="P25"><text:span text:style-name="CharStyle4"><text:span text:style-name="T7">A vlna bude teplá</text:span></text:span></text:p>
        <text:p text:style-name="P25"><text:span text:style-name="CharStyle4"><text:span text:style-name="T7">jak hniezdo lastovíc,</text:span></text:span></text:p>
        <text:p text:style-name="P25"><text:span text:style-name="CharStyle4"><text:span text:style-name="T7">keď náhle z korún svetla</text:span></text:span></text:p>
        <text:p text:style-name="P25"><text:span text:style-name="CharStyle4"><text:span text:style-name="T7">ťa prudko osloví</text:span></text:span></text:p>
        <text:p text:style-name="P25"><text:span text:style-name="CharStyle4"><text:span text:style-name="T7"/></text:span></text:p>
        <text:p text:style-name="P21"><text:span text:style-name="CharStyle4"><text:span text:style-name="T7">na mŕtvych križovatkách</text:span></text:span></text:p>
        <text:p text:style-name="P25"><text:span text:style-name="CharStyle4"><text:span text:style-name="T7">a povie: Dobrý deň!</text:span></text:span></text:p>
        <text:p text:style-name="P21"><text:span text:style-name="CharStyle4"><text:span text:style-name="T7">Milenka? Sestra? Matka?</text:span></text:span></text:p>
        <text:p text:style-name="P25"><text:span text:style-name="CharStyle4"><text:span text:style-name="T7">Alebo dávny sen,</text:span></text:span></text:p>
        <text:p text:style-name="P25"><text:soft-page-break/><text:span text:style-name="CharStyle4"><text:span text:style-name="T7"/></text:span></text:p>
        <text:p text:style-name="P21"><text:span text:style-name="CharStyle4"><text:span text:style-name="T7">ktorý ťa v nociach zlostných</text:span></text:span></text:p>
        <text:p text:style-name="P25"><text:span text:style-name="CharStyle4"><text:span text:style-name="T7">budil do bezlistnosti</text:span></text:span></text:p>
        <text:p text:style-name="P25"><text:span text:style-name="CharStyle4"><text:span text:style-name="T7">vo veku bláznivom?</text:span></text:span></text:p>
        <text:p text:style-name="P25"><text:span text:style-name="CharStyle4"><text:span text:style-name="T7"/></text:span></text:p>
        <text:p text:style-name="P21"><text:span text:style-name="CharStyle4"><text:span text:style-name="T7">Sloboda ihličnatá,</text:span></text:span></text:p>
        <text:p text:style-name="P25"><text:span text:style-name="CharStyle4"><text:span text:style-name="T7">prerastaj mreže, vráta</text:span></text:span></text:p>
        <text:p text:style-name="P25"><text:span text:style-name="CharStyle4"><text:span text:style-name="T7">a nebuď marivom.</text:span></text:span></text:p>
        <text:p text:style-name="P7"><text:span text:style-name="CharStyle15"><text:span text:style-name="T7"/></text:span></text:p>
        <text:p text:style-name="P10"><text:span text:style-name="CharStyle4"><text:span text:style-name="T7">N</text:span></text:span><text:span text:style-name="CharStyle4"><text:span text:style-name="T2">i</text:span></text:span><text:span text:style-name="CharStyle4"><text:span text:style-name="T7">e básňou bezútešnou,</text:span></text:span></text:p>
        <text:p text:style-name="P16"><text:span text:style-name="CharStyle4"><text:span text:style-name="T7">nie rýmom </text:span></text:span><text:span text:style-name="CharStyle4"><text:span text:style-name="T2">l</text:span></text:span><text:span text:style-name="CharStyle4"><text:span text:style-name="T7">igotným,</text:span></text:span></text:p>
        <text:p text:style-name="P16"><text:span text:style-name="CharStyle4"><text:span text:style-name="T7">nie hračkou dávno smiešnou,</text:span></text:span></text:p>
        <text:p text:style-name="P16"><text:span text:style-name="CharStyle4"><text:span text:style-name="T7">bezmocnou ako dym,</text:span></text:span></text:p>
        <text:p text:style-name="P16"><text:span text:style-name="CharStyle4"><text:span text:style-name="T7"/></text:span></text:p>
        <text:p text:style-name="P16"><text:span text:style-name="CharStyle4"><text:span text:style-name="T7">lež slučkou starým vrahom,</text:span></text:span></text:p>
        <text:p text:style-name="P16"><text:span text:style-name="CharStyle4"><text:span text:style-name="T7">lež hrozbou šibeníc,</text:span></text:span></text:p>
        <text:p text:style-name="P16"><text:span text:style-name="CharStyle4"><text:span text:style-name="T7">lež neľútostnou váhou</text:span></text:span></text:p>
        <text:p text:style-name="P16"><text:span text:style-name="CharStyle4"><text:span text:style-name="T7">kr</text:span></text:span><text:span text:style-name="CharStyle4"><text:span text:style-name="T2">č</text:span></text:span><text:span text:style-name="CharStyle4"><text:span text:style-name="T7">márskej kešeni</text:span></text:span></text:p>
        <text:p text:style-name="P16"><text:span text:style-name="CharStyle4"><text:span text:style-name="T7"/></text:span></text:p>
        <text:p text:style-name="P10"><text:span text:style-name="CharStyle4"><text:span text:style-name="T7">a nepodkupnou dýkou</text:span></text:span></text:p>
        <text:p text:style-name="P16"><text:span text:style-name="CharStyle4"><text:span text:style-name="T7">a dýkou do re</text:span></text:span><text:span text:style-name="CharStyle4"><text:span text:style-name="T2">b</text:span></text:span><text:span text:style-name="CharStyle4"><text:span text:style-name="T7">ier</text:span></text:span></text:p>
        <text:p text:style-name="P16"><text:span text:style-name="CharStyle4"><text:span text:style-name="T7">zradcom a zákerníkom,</text:span></text:span></text:p>
        <text:p text:style-name="P16"><text:span text:style-name="CharStyle4"><text:span text:style-name="T7">riečicou lacných vier;</text:span></text:span></text:p>
        <text:p text:style-name="P16"><text:soft-page-break/><text:span text:style-name="CharStyle4"><text:span text:style-name="T7"/></text:span></text:p>
        <text:p text:style-name="P10"><text:span text:style-name="CharStyle4"><text:span text:style-name="T7">no biednym ľudským bratom</text:span></text:span></text:p>
        <text:p text:style-name="P16"><text:span text:style-name="CharStyle4"><text:span text:style-name="T7">pokoja večnou mátou.</text:span></text:span></text:p>
        <text:p text:style-name="P8"><text:span text:style-name="CharStyle4"><text:span text:style-name="T7"/></text:span></text:p>
        <text:p text:style-name="P16"><text:span text:style-name="CharStyle4"><text:span text:style-name="T7">Zatiaľ nech tíško sneží</text:span></text:span></text:p>
        <text:p text:style-name="P16"><text:span text:style-name="CharStyle4"><text:span text:style-name="T7">do horúčok a </text:span></text:span><text:span text:style-name="CharStyle4"><text:span text:style-name="T2">r</text:span></text:span><text:span text:style-name="CharStyle4"><text:span text:style-name="T7">á</text:span></text:span><text:span text:style-name="CharStyle4"><text:span text:style-name="T2">n</text:span></text:span><text:span text:style-name="CharStyle4"><text:span text:style-name="T7">,</text:span></text:span></text:p>
        <text:p text:style-name="P16"><text:span text:style-name="CharStyle4"><text:span text:style-name="T7">kým z našich snov jak s veží</text:span></text:span></text:p>
        <text:p text:style-name="P16"><text:span text:style-name="CharStyle4"><text:span text:style-name="T7">slietajú kŕdle vrán</text:span></text:span></text:p>
        <text:p text:style-name="P28"><text:span text:style-name="CharStyle18"><text:span text:style-name="T2"/></text:span></text:p>
        <text:p text:style-name="P33"><text:span text:style-name="CharStyle4"><text:span text:style-name="T7">na polia sirejúce</text:span></text:span></text:p>
        <text:p text:style-name="P33"><text:span text:style-name="CharStyle4"><text:span text:style-name="T7">pod ťažkým krídlom zím.</text:span></text:span></text:p>
        <text:p text:style-name="P33"><text:span text:style-name="CharStyle4"><text:span text:style-name="T7">Než tvoje biedne srdce</text:span></text:span></text:p>
        <text:p text:style-name="P33"><text:span text:style-name="CharStyle4"><text:span text:style-name="T7">jak mušľu obnažím,</text:span></text:span></text:p>
        <text:p text:style-name="P33"><text:span text:style-name="CharStyle4"><text:span text:style-name="T7"/></text:span></text:p>
        <text:p text:style-name="P33"><text:span text:style-name="CharStyle4"><text:span text:style-name="T7">šepcem si: Dužej dole,</text:span></text:span></text:p>
        <text:p text:style-name="P33"><text:span text:style-name="CharStyle4"><text:span text:style-name="T7">v hĺbkach, v úzkostných tmách</text:span></text:span></text:p>
        <text:p text:style-name="P33"><text:span text:style-name="CharStyle4"><text:span text:style-name="T7">jak v teplom hniezde dlaní:</text:span></text:span></text:p>
        <text:p text:style-name="P33"><text:span text:style-name="CharStyle4"><text:span text:style-name="T7"/></text:span></text:p>
        <text:p text:style-name="P10"><text:span text:style-name="CharStyle4"><text:span text:style-name="T7">tam ťa nik neporaní,</text:span></text:span></text:p>
        <text:p text:style-name="P16"><text:span text:style-name="CharStyle4"><text:span text:style-name="T7">ty moje pískľa holé,</text:span></text:span></text:p>
        <text:p text:style-name="P16"><text:span text:style-name="CharStyle4"><text:span text:style-name="T7">sťa slza na riasach.</text:span></text:span></text:p>
        <text:p text:style-name="P7"><text:span text:style-name="CharStyle15"><text:span text:style-name="T7"/></text:span></text:p>
        <text:p text:style-name="P10"><text:span text:style-name="CharStyle4"><text:span text:style-name="T7">Nech sipia Nagasaki,</text:span></text:span></text:p>
        <text:p text:style-name="P16"><text:soft-page-break/><text:span text:style-name="CharStyle4"><text:span text:style-name="T7">lež ja si vravím: Nie.</text:span></text:span></text:p>
        <text:p text:style-name="P16"><text:span text:style-name="CharStyle4"><text:span text:style-name="T2">Tu</text:span></text:span><text:span text:style-name="CharStyle4"><text:span text:style-name="T7"> nejde o zázraky.</text:span></text:span></text:p>
        <text:p text:style-name="P16"><text:span text:style-name="CharStyle4"><text:span text:style-name="T7">Blúznenie, blúznenie</text:span></text:span></text:p>
        <text:p text:style-name="P8"><text:span text:style-name="CharStyle4"><text:span text:style-name="T7"/></text:span></text:p>
        <text:p text:style-name="P16"><text:span text:style-name="CharStyle4"><text:span text:style-name="T7">sú tieto hrozby nové,</text:span></text:span></text:p>
        <text:p text:style-name="P16"><text:span text:style-name="CharStyle4"><text:span text:style-name="T7">prázdne jak mŕtva reč.</text:span></text:span></text:p>
        <text:p text:style-name="P16"><text:span text:style-name="CharStyle4"><text:span text:style-name="T7">Nie, verš môj nedopovie</text:span></text:span></text:p>
        <text:p text:style-name="P16"><text:span text:style-name="CharStyle4"><text:span text:style-name="T7">nenávisť, zrada, meč,</text:span></text:span></text:p>
        <text:p text:style-name="P19"><text:span text:style-name="CharStyle4"><text:span text:style-name="T7"/></text:span></text:p>
        <text:p text:style-name="P25"><text:span text:style-name="CharStyle4"><text:span text:style-name="T7">lež ruka pracujúca:</text:span></text:span></text:p>
        <text:p text:style-name="P25"><text:span text:style-name="CharStyle4"><text:span text:style-name="T7">možno dlaň hladkajúca,</text:span></text:span></text:p>
        <text:p text:style-name="P25"><text:span text:style-name="CharStyle4"><text:span text:style-name="T7">možno drviaca päsť</text:span></text:span></text:p>
        <text:p text:style-name="P25"><text:span text:style-name="CharStyle4"><text:span text:style-name="T7">bez podkupn</text:span></text:span><text:span text:style-name="CharStyle4"><text:span text:style-name="T4">é</text:span></text:span><text:span text:style-name="CharStyle4"><text:span text:style-name="T7">ho slova.</text:span></text:span></text:p>
        <text:p text:style-name="P19"><text:span text:style-name="CharStyle4"><text:span text:style-name="T7"/></text:span></text:p>
        <text:p text:style-name="P25"><text:span text:style-name="CharStyle4"><text:span text:style-name="T7">Hrozba, tá bude znova</text:span></text:span></text:p>
        <text:p text:style-name="P25"><text:span text:style-name="CharStyle4"><text:span text:style-name="T7">slepou uličkou ciest.</text:span></text:span></text:p>
        <text:p text:style-name="P19"><text:span text:style-name="CharStyle4"><text:span text:style-name="T7"/></text:span></text:p>
        <text:p text:style-name="P25"><text:span text:style-name="CharStyle4"><text:span text:style-name="T7">Pamätáš? Bitá každým,</text:span></text:span></text:p>
        <text:p text:style-name="P25"><text:span text:style-name="CharStyle4"><text:span text:style-name="T7">kto vládal zdvihnúť bič,</text:span></text:span></text:p>
        <text:p text:style-name="P25"><text:span text:style-name="CharStyle4"><text:span text:style-name="T7">s </text:span></text:span><text:span text:style-name="CharStyle4"><text:span text:style-name="T2">b</text:span></text:span><text:span text:style-name="CharStyle4"><text:span text:style-name="T7">i</text:span></text:span><text:span text:style-name="CharStyle4"><text:span text:style-name="T2">ľa</text:span></text:span><text:span text:style-name="CharStyle4"><text:span text:style-name="T7">gom vlastnej vraždy,</text:span></text:span></text:p>
        <text:p text:style-name="P25"><text:span text:style-name="CharStyle4"><text:span text:style-name="T7">so slinou klebetníc</text:span></text:span></text:p>
        <text:p text:style-name="P28"><text:span text:style-name="CharStyle18"><text:span text:style-name="T1"/></text:span></text:p>
        <text:p text:style-name="P33"><text:span text:style-name="CharStyle4"><text:span text:style-name="T7">na čele, dohúžvanom</text:span></text:span></text:p>
        <text:p text:style-name="P33"><text:soft-page-break/><text:span text:style-name="CharStyle4"><text:span text:style-name="T7">bláznivým svojím snom,</text:span></text:span></text:p>
        <text:p text:style-name="P33"><text:span text:style-name="CharStyle4"><text:span text:style-name="T7">šla neľútostným ránom</text:span></text:span></text:p>
        <text:p text:style-name="P33"><text:span text:style-name="CharStyle4"><text:span text:style-name="T7">trúfalým pochodom</text:span></text:span></text:p>
        <text:p text:style-name="P33"><text:span text:style-name="CharStyle4"><text:span text:style-name="T7"/></text:span></text:p>
        <text:p text:style-name="P21"><text:span text:style-name="CharStyle4"><text:span text:style-name="T7">bez hrejivého slova,</text:span></text:span></text:p>
        <text:p text:style-name="P25"><text:span text:style-name="CharStyle4"><text:span text:style-name="T7">šla, šla zem Leninova</text:span></text:span></text:p>
        <text:p text:style-name="P25"><text:span text:style-name="CharStyle4"><text:span text:style-name="T7">cez hĺbky neznáme,</text:span></text:span></text:p>
        <text:p text:style-name="P19"><text:span text:style-name="CharStyle4"><text:span text:style-name="T7"/></text:span></text:p>
        <text:p text:style-name="P25"><text:span text:style-name="CharStyle4"><text:span text:style-name="T7">cez pováľané mosty</text:span></text:span></text:p>
        <text:p text:style-name="P25"><text:span text:style-name="CharStyle4"><text:span text:style-name="T7">do skrytej budúcnosti...</text:span></text:span></text:p>
        <text:p text:style-name="P19"><text:span text:style-name="CharStyle4"><text:span text:style-name="T7"/></text:span></text:p>
        <text:p text:style-name="P23"><text:span text:style-name="CharStyle4"><text:span text:style-name="T7">My ju dnes poznáme.</text:span></text:span></text:p>
        <text:p text:style-name="P7"><text:span text:style-name="CharStyle15"><text:span text:style-name="T7"/></text:span></text:p>
        <text:p text:style-name="P10"><text:span text:style-name="CharStyle4"><text:span text:style-name="T7">Nech si len voda stone</text:span></text:span></text:p>
        <text:p text:style-name="P16"><text:span text:style-name="CharStyle4"><text:span text:style-name="T7">v kadlube mrazivom</text:span></text:span><text:span text:style-name="CharStyle4"><text:span text:style-name="T2">,</text:span></text:span></text:p>
        <text:p text:style-name="P16"><text:span text:style-name="CharStyle4"><text:span text:style-name="T7">v stuhnutom riečnom lone,</text:span></text:span></text:p>
        <text:p text:style-name="P16"><text:span text:style-name="CharStyle4"><text:span text:style-name="T7">hluchom jak puk</text:span></text:span><text:span text:style-name="CharStyle4"><text:span text:style-name="T2">l</text:span></text:span><text:span text:style-name="CharStyle4"><text:span text:style-name="T7">ý z</text:span></text:span><text:span text:style-name="CharStyle4"><text:span text:style-name="T4">vo</text:span></text:span><text:span text:style-name="CharStyle4"><text:span text:style-name="T7">n,</text:span></text:span></text:p>
        <text:p text:style-name="P8"><text:span text:style-name="CharStyle4"><text:span text:style-name="T7"/></text:span></text:p>
        <text:p text:style-name="P16"><text:span text:style-name="CharStyle4"><text:span text:style-name="T7">ke</text:span></text:span><text:span text:style-name="CharStyle4"><text:span text:style-name="T2">ď</text:span></text:span><text:span text:style-name="CharStyle4"><text:span text:style-name="T7"> nad ním víchor fičí</text:span></text:span></text:p>
        <text:p text:style-name="P16"><text:span text:style-name="CharStyle4"><text:span text:style-name="T7">do nedôvery hrúd.</text:span></text:span></text:p>
        <text:p text:style-name="P10"><text:span text:style-name="CharStyle4"><text:span text:style-name="T7">Umre</text:span></text:span><text:span text:style-name="CharStyle4"><text:span text:style-name="T2">l</text:span></text:span><text:span text:style-name="CharStyle4"><text:span text:style-name="T7"> rod ho</text:span></text:span><text:span text:style-name="CharStyle4"><text:span text:style-name="T2">l</text:span></text:span><text:span text:style-name="CharStyle4"><text:span text:style-name="T4">u</text:span></text:span><text:span text:style-name="CharStyle4"><text:span text:style-name="T7">bič</text:span></text:span><text:span text:style-name="CharStyle4"><text:span text:style-name="T9">í</text:span></text:span></text:p>
        <text:p text:style-name="P16"><text:span text:style-name="CharStyle4"><text:span text:style-name="T7">a prehovoril ľud.</text:span></text:span></text:p>
        <text:p text:style-name="P16"><text:span text:style-name="CharStyle4"><text:span text:style-name="T7"/></text:span></text:p>
        <text:p text:style-name="P10"><text:soft-page-break/><text:span text:style-name="CharStyle4"><text:span text:style-name="T7">V nečase zocelený,</text:span></text:span></text:p>
        <text:p text:style-name="P16"><text:span text:style-name="CharStyle4"><text:span text:style-name="T7">hľa, včera ešte nemý</text:span></text:span></text:p>
        <text:p text:style-name="P16"><text:span text:style-name="CharStyle4"><text:span text:style-name="T7">jak mútne hĺbky vôd,</text:span></text:span></text:p>
        <text:p text:style-name="P8"><text:span text:style-name="CharStyle4"><text:span text:style-name="T7"/></text:span></text:p>
        <text:p text:style-name="P16"><text:span text:style-name="CharStyle4"><text:span text:style-name="T7">dnes (nech aj na soľ nie je)</text:span></text:span></text:p>
        <text:p text:style-name="P16"><text:span text:style-name="CharStyle4"><text:span text:style-name="T7">cez </text:span></text:span><text:span text:style-name="CharStyle4"><text:span text:style-name="T2">mr</text:span></text:span><text:span text:style-name="CharStyle4"><text:span text:style-name="T7">azy, cez záveje</text:span></text:span></text:p>
        <text:p text:style-name="P16"><text:span text:style-name="CharStyle4"><text:span text:style-name="T7">vykročil na pochod.</text:span></text:span></text:p>
        <text:p text:style-name="P19"><text:span text:style-name="CharStyle4"><text:span text:style-name="T7"/></text:span></text:p>
        <text:p text:style-name="P25"><text:span text:style-name="CharStyle4"><text:span text:style-name="T7">Pamätáš? Plameň krvi</text:span></text:span></text:p>
        <text:p text:style-name="P25"><text:span text:style-name="CharStyle4"><text:span text:style-name="T7">šľahá z tých jeho liet,</text:span></text:span></text:p>
        <text:p text:style-name="P25"><text:span text:style-name="CharStyle4"><text:span text:style-name="T7">keď brány bastíl drvil</text:span></text:span></text:p>
        <text:p text:style-name="P25"><text:span text:style-name="CharStyle4"><text:span text:style-name="T7">on, barbar, </text:span></text:span><text:span text:style-name="CharStyle4"><text:span text:style-name="T9">S</text:span></text:span><text:span text:style-name="CharStyle4"><text:span text:style-name="T7">amojed,</text:span></text:span></text:p>
        <text:p text:style-name="P28"><text:span text:style-name="CharStyle18"><text:span text:style-name="T1"/></text:span></text:p>
        <text:p text:style-name="P33"><text:span text:style-name="CharStyle4"><text:span text:style-name="T7">mliaždený mlatom hladu</text:span></text:span></text:p>
        <text:p text:style-name="P33"><text:span text:style-name="CharStyle4"><text:span text:style-name="T7">a intervencie.</text:span></text:span></text:p>
        <text:p text:style-name="P21"><text:span text:style-name="CharStyle4"><text:span text:style-name="T7">Pil nenávisť a zradu</text:span></text:span></text:p>
        <text:p text:style-name="P25"><text:span text:style-name="CharStyle4"><text:span text:style-name="T7">prudšiu než hadí jed.</text:span></text:span></text:p>
        <text:p text:style-name="P25"><text:span text:style-name="CharStyle4"><text:span text:style-name="T7"/></text:span></text:p>
        <text:p text:style-name="P21"><text:span text:style-name="CharStyle4"><text:span text:style-name="T7">A predsa žiaril krásny</text:span></text:span></text:p>
        <text:p text:style-name="P25"><text:span text:style-name="CharStyle4"><text:span text:style-name="T7">a mocný v osamení,</text:span></text:span></text:p>
        <text:p text:style-name="P25"><text:span text:style-name="CharStyle4"><text:span text:style-name="T7">ten analfabet, Skýt.</text:span></text:span></text:p>
        <text:p text:style-name="P19"><text:span text:style-name="CharStyle4"><text:span text:style-name="T7"/></text:span></text:p>
        <text:p text:style-name="P25"><text:span text:style-name="CharStyle4"><text:span text:style-name="T7">Beznádej v pravdu zbásnil,</text:span></text:span></text:p>
        <text:p text:style-name="P25"><text:soft-page-break/><text:span text:style-name="CharStyle4"><text:span text:style-name="T7">že (nech aj na soľ neni) sloboda musí byť!</text:span></text:span></text:p>
        <text:p text:style-name="P7"><text:span text:style-name="CharStyle15"><text:span text:style-name="T7"/></text:span></text:p>
        <text:p text:style-name="P21"><text:span text:style-name="CharStyle4"><text:span text:style-name="T7">Nech teda voda dudre</text:span></text:span></text:p>
        <text:p text:style-name="P25"><text:span text:style-name="CharStyle4"><text:span text:style-name="T7">svoj výsmech do nebies!</text:span></text:span></text:p>
        <text:p text:style-name="P25"><text:span text:style-name="CharStyle4"><text:span text:style-name="T7">Proroctvá, nikdy múdre,</text:span></text:span></text:p>
        <text:p text:style-name="P25"><text:span text:style-name="CharStyle4"><text:span text:style-name="T7">sú duté, duté dnes</text:span></text:span></text:p>
        <text:p text:style-name="P28"><text:span text:style-name="CharStyle17"><text:span text:style-name="T2"/></text:span></text:p>
        <text:p text:style-name="P33"><text:span text:style-name="CharStyle4"><text:span text:style-name="T7">práve tak ako včera.</text:span></text:span></text:p>
        <text:p text:style-name="P33"><text:span text:style-name="CharStyle4"><text:span text:style-name="T7">Pravda je vierou más.</text:span></text:span></text:p>
        <text:p text:style-name="P33"><text:span text:style-name="CharStyle4"><text:span text:style-name="T7">Nie, štekot revolvera</text:span></text:span></text:p>
        <text:p text:style-name="P33"><text:span text:style-name="CharStyle4"><text:span text:style-name="T7">neodmeriava čas,</text:span></text:span></text:p>
        <text:p text:style-name="P19"><text:span text:style-name="CharStyle4"><text:span text:style-name="T7"/></text:span></text:p>
        <text:p text:style-name="P25"><text:span text:style-name="CharStyle4"><text:span text:style-name="T7">čas nenávisťou vzdutý,</text:span></text:span></text:p>
        <text:p text:style-name="P25"><text:span text:style-name="CharStyle4"><text:span text:style-name="T7">čas zbabelý, čas krutý,</text:span></text:span></text:p>
        <text:p text:style-name="P19"><text:span text:style-name="CharStyle4"><text:span text:style-name="T7">čas zrno pokoja</text:span></text:span></text:p>
        <text:p text:style-name="P19"><text:span text:style-name="CharStyle4"><text:span text:style-name="T7"/></text:span></text:p>
        <text:p text:style-name="P25"><text:span text:style-name="CharStyle4"><text:span text:style-name="T7">v zárodku kalvárie,</text:span></text:span></text:p>
        <text:p text:style-name="P25"><text:span text:style-name="CharStyle4"><text:span text:style-name="T7">v ktorého dreni bije</text:span></text:span></text:p>
        <text:p text:style-name="P25"><text:span text:style-name="CharStyle4"><text:span text:style-name="T7">jak výzva do boja</text:span></text:span></text:p>
        <text:p text:style-name="P19"><text:span text:style-name="CharStyle4"><text:span text:style-name="T7"/></text:span></text:p>
        <text:p text:style-name="P25"><text:span text:style-name="CharStyle4"><text:span text:style-name="T7">za teba, moja krásna,</text:span></text:span></text:p>
        <text:p text:style-name="P25"><text:span text:style-name="CharStyle4"><text:span text:style-name="T7">jak rozkvitnutý hloh.</text:span></text:span></text:p>
        <text:p text:style-name="P25"><text:span text:style-name="CharStyle4"><text:span text:style-name="T7">Prudšie než bolesť v ďasnách</text:span></text:span></text:p>
        <text:p text:style-name="P25"><text:soft-page-break/><text:span text:style-name="CharStyle4"><text:span text:style-name="T7">ťa cítim v svojich snoch,</text:span></text:span></text:p>
        <text:p text:style-name="P19"><text:span text:style-name="CharStyle4"><text:span text:style-name="T7"/></text:span></text:p>
        <text:p text:style-name="P25"><text:span text:style-name="CharStyle4"><text:span text:style-name="T7">v mrazivom dychu hrudy,</text:span></text:span></text:p>
        <text:p text:style-name="P25"><text:span text:style-name="CharStyle4"><text:span text:style-name="T7">v zúfalom kriku vrán,</text:span></text:span></text:p>
        <text:p text:style-name="P25"><text:span text:style-name="CharStyle4"><text:span text:style-name="T7">v zahmlenom zraku ľudí,</text:span></text:span></text:p>
        <text:p text:style-name="P25"><text:span text:style-name="CharStyle4"><text:span text:style-name="T7">v poplašnej s</text:span></text:span><text:span text:style-name="CharStyle4"><text:span text:style-name="T4">u</text:span></text:span><text:span text:style-name="CharStyle4"><text:span text:style-name="T7">rme hrán,</text:span></text:span></text:p>
        <text:p text:style-name="P19"><text:span text:style-name="CharStyle4"><text:span text:style-name="T7"/></text:span></text:p>
        <text:p text:style-name="P25"><text:span text:style-name="CharStyle4"><text:span text:style-name="T7">vo vzduchu, otrávenom</text:span></text:span></text:p>
        <text:p text:style-name="P25"><text:span text:style-name="CharStyle4"><text:span text:style-name="T7">tým orientálnym menom</text:span></text:span></text:p>
        <text:p text:style-name="P25"><text:span text:style-name="CharStyle4"><text:span text:style-name="T2">hr</text:span></text:span><text:span text:style-name="CharStyle4"><text:span text:style-name="T7">ozby a zloči</text:span></text:span><text:span text:style-name="CharStyle4"><text:span text:style-name="T2">nu.</text:span></text:span></text:p>
        <text:p text:style-name="P19"><text:span text:style-name="CharStyle4"><text:span text:style-name="T7"/></text:span></text:p>
        <text:p text:style-name="P25"><text:span text:style-name="CharStyle4"><text:span text:style-name="T7">Tí, čo ho podpálili,</text:span></text:span></text:p>
        <text:p text:style-name="P25"><text:span text:style-name="CharStyle4"><text:span text:style-name="T7">tí nás nemôžu mýliť,</text:span></text:span></text:p>
        <text:p text:style-name="P25"><text:span text:style-name="CharStyle4"><text:span text:style-name="T7">tí biedne zahynú!</text:span></text:span></text:p>
        <text:p text:style-name="P7"><text:span text:style-name="CharStyle15"><text:span text:style-name="T7"/></text:span></text:p>
        <text:p text:style-name="P21"><text:span text:style-name="CharStyle4"><text:span text:style-name="T7">Hľa, škrek ich večne supí</text:span></text:span></text:p>
        <text:p text:style-name="P25"><text:span text:style-name="CharStyle4"><text:span text:style-name="T7">nad sírou zem</text:span></text:span><text:span text:style-name="CharStyle4"><text:span text:style-name="T2">o</text:span></text:span><text:span text:style-name="CharStyle4"><text:span text:style-name="T7">u znie.</text:span></text:span></text:p>
        <text:p text:style-name="P25"><text:span text:style-name="CharStyle4"><text:span text:style-name="T7">Na lásku dávno skúpy,</text:span></text:span></text:p>
        <text:p text:style-name="P25"><text:span text:style-name="CharStyle4"><text:span text:style-name="T7">do boja hurtuje</text:span></text:span></text:p>
        <text:p text:style-name="P19"><text:span text:style-name="CharStyle4"><text:span text:style-name="T7"/></text:span></text:p>
        <text:p text:style-name="P25"><text:span text:style-name="CharStyle4"><text:span text:style-name="T7">mumrajom skvelých zbraní.</text:span></text:span></text:p>
        <text:p text:style-name="P25"><text:span text:style-name="CharStyle4"><text:span text:style-name="T7">Ó, balzam z Bikini</text:span></text:span></text:p>
        <text:p text:style-name="P25"><text:span text:style-name="CharStyle4"><text:span text:style-name="T7">na otvorené rany!</text:span></text:span></text:p>
        <text:p text:style-name="P19"><text:soft-page-break/><text:span text:style-name="CharStyle4"><text:span text:style-name="T7">Ó, vábne vidiny</text:span></text:span></text:p>
        <text:p text:style-name="P19"><text:span text:style-name="CharStyle4"><text:span text:style-name="T7"/></text:span></text:p>
        <text:p text:style-name="P25"><text:span text:style-name="CharStyle4"><text:span text:style-name="T7">tak dokonalej skazy,</text:span></text:span></text:p>
        <text:p text:style-name="P25"><text:span text:style-name="CharStyle4"><text:span text:style-name="T7">že ťa až v morku zmrazí</text:span></text:span></text:p>
        <text:p text:style-name="P21"><text:span text:style-name="CharStyle4"><text:span text:style-name="T7">ten obraz spanilý</text:span></text:span></text:p>
        <text:p text:style-name="P25"><text:span text:style-name="CharStyle4"><text:span text:style-name="T7">jak otrávená dýka!</text:span></text:span></text:p>
        <text:p text:style-name="P19"><text:span text:style-name="CharStyle4"><text:span text:style-name="T7"/></text:span></text:p>
        <text:p text:style-name="P25"><text:span text:style-name="CharStyle4"><text:span text:style-name="T7">Obludy z panoptika</text:span></text:span></text:p>
        <text:p text:style-name="P25"><text:span text:style-name="CharStyle4"><text:span text:style-name="T7">tu náhle o</text:span></text:span><text:span text:style-name="CharStyle4"><text:span text:style-name="T9">ž</text:span></text:span><text:span text:style-name="CharStyle4"><text:span text:style-name="T7">i</text:span></text:span><text:span text:style-name="CharStyle4"><text:span text:style-name="T2">l</text:span></text:span><text:span text:style-name="CharStyle4"><text:span text:style-name="T7">y</text:span></text:span><text:span text:style-name="CharStyle4"><text:span text:style-name="T2">?</text:span></text:span><text:span text:style-name="CharStyle4"><text:span text:style-name="T7">!</text:span></text:span></text:p>
        <text:p text:style-name="P19"><text:span text:style-name="CharStyle4"><text:span text:style-name="T7"/></text:span></text:p>
        <text:p text:style-name="P25"><text:span text:style-name="CharStyle4"><text:span text:style-name="T7">Svet takmer zabudnutý,</text:span></text:span></text:p>
        <text:p text:style-name="P25"><text:span text:style-name="CharStyle4"><text:span text:style-name="T7">svet historických már.</text:span></text:span></text:p>
        <text:p text:style-name="P25"><text:span text:style-name="CharStyle4"><text:span text:style-name="T7">A predsa pohľad krutý</text:span></text:span></text:p>
        <text:p text:style-name="P25"><text:span text:style-name="CharStyle4"><text:span text:style-name="T7">a škľabiaca sa tvár</text:span></text:span></text:p>
        <text:p text:style-name="P25"><text:span text:style-name="CharStyle4"><text:span text:style-name="T7"/></text:span></text:p>
        <text:p text:style-name="P25"><text:span text:style-name="CharStyle4"><text:span text:style-name="T7">znova tak krvilačn</text:span></text:span><text:span text:style-name="CharStyle4"><text:span text:style-name="T9">e</text:span></text:span></text:p>
        <text:p text:style-name="P25"><text:span text:style-name="CharStyle4"><text:span text:style-name="T7">jak </text:span></text:span><text:span text:style-name="CharStyle4"><text:span text:style-name="T9">s</text:span></text:span><text:span text:style-name="CharStyle4"><text:span text:style-name="T7"> orientá</text:span></text:span><text:span text:style-name="CharStyle4"><text:span text:style-name="T2">ln</text:span></text:span><text:span text:style-name="CharStyle4"><text:span text:style-name="T7">ych váz.</text:span></text:span></text:p>
        <text:p text:style-name="P25"><text:span text:style-name="CharStyle4"><text:span text:style-name="T7">To gesto dobyvačné!</text:span></text:span></text:p>
        <text:p text:style-name="P25"><text:span text:style-name="CharStyle4"><text:span text:style-name="T7">Ten diktátorský hlas,</text:span></text:span></text:p>
        <text:p text:style-name="P19"><text:span text:style-name="CharStyle4"><text:span text:style-name="T7"/></text:span></text:p>
        <text:p text:style-name="P23"><text:span text:style-name="CharStyle4"><text:span text:style-name="T7">jak velí: Na kolená!</text:span></text:span></text:p>
        <text:p text:style-name="P31"><text:span text:style-name="CharStyle4"><text:span text:style-name="T7">Púhy zvuk môjho mena</text:span></text:span></text:p>
        <text:p text:style-name="P34"><text:span text:style-name="CharStyle4"><text:span text:style-name="T7">rozbíja osudie.</text:span></text:span></text:p>
        <text:p text:style-name="P19"><text:soft-page-break/><text:span text:style-name="CharStyle4"><text:span text:style-name="T7"/></text:span></text:p>
        <text:p text:style-name="P26"><text:span text:style-name="CharStyle4"><text:span text:style-name="T7">A silou môjho slova</text:span></text:span></text:p>
        <text:p text:style-name="P26"><text:span text:style-name="CharStyle4"><text:span text:style-name="T7">zem bude pustá znova.</text:span></text:span></text:p>
        <text:p text:style-name="P26"><text:span text:style-name="CharStyle4"><text:span text:style-name="T7">Ba vôbec nebude!</text:span></text:span></text:p>
        <text:p text:style-name="P3"><text:span text:style-name="CharStyle8"><text:span text:style-name="T2"/></text:span></text:p>
        <text:p text:style-name="P11"><text:span text:style-name="CharStyle4"><text:span text:style-name="T7">Ach, to je dávno známe!</text:span></text:span></text:p>
        <text:p text:style-name="P17"><text:span text:style-name="CharStyle4"><text:span text:style-name="T7">tá bohorovná reč.</text:span></text:span></text:p>
        <text:p text:style-name="P11"><text:span text:style-name="CharStyle4"><text:span text:style-name="T7">V krvavej ľudskej dráme</text:span></text:span></text:p>
        <text:p text:style-name="P17"><text:span text:style-name="CharStyle4"><text:span text:style-name="T7">sa neraz iskril meč</text:span></text:span></text:p>
        <text:p text:style-name="P17"><text:span text:style-name="CharStyle4"><text:span text:style-name="T7"/></text:span></text:p>
        <text:p text:style-name="P11"><text:span text:style-name="CharStyle4"><text:span text:style-name="T7">v zbabelých rukách vraha,</text:span></text:span></text:p>
        <text:p text:style-name="P17"><text:span text:style-name="CharStyle4"><text:span text:style-name="T7">mieriac na srdce más.</text:span></text:span></text:p>
        <text:p text:style-name="P17"><text:span text:style-name="CharStyle4"><text:span text:style-name="T7">Le</text:span></text:span><text:span text:style-name="CharStyle4"><text:span text:style-name="T2">ž</text:span></text:span><text:span text:style-name="CharStyle4"><text:span text:style-name="T7"> neúprosná váha</text:span></text:span></text:p>
        <text:p text:style-name="P17"><text:span text:style-name="CharStyle4"><text:span text:style-name="T7">odmeriavala čas</text:span></text:span></text:p>
        <text:p text:style-name="P17"><text:span text:style-name="CharStyle4"><text:span text:style-name="T7"/></text:span></text:p>
        <text:p text:style-name="P11"><text:span text:style-name="CharStyle4"><text:span text:style-name="T7">vždy presne podľa piesku</text:span></text:span></text:p>
        <text:p text:style-name="P17"><text:span text:style-name="CharStyle4"><text:span text:style-name="T7">ich zúfalého stesku</text:span></text:span></text:p>
        <text:p text:style-name="P17"><text:span text:style-name="CharStyle4"><text:span text:style-name="T7">za svetlom pokoja.</text:span></text:span></text:p>
        <text:p text:style-name="P17"><text:span text:style-name="CharStyle4"><text:span text:style-name="T7"/></text:span></text:p>
        <text:p text:style-name="P11"><text:span text:style-name="CharStyle4"><text:span text:style-name="T7">A tak vždy podľa miery</text:span></text:span></text:p>
        <text:p text:style-name="P17"><text:span text:style-name="CharStyle4"><text:span text:style-name="T7">trúfalej ľudskej viery</text:span></text:span></text:p>
        <text:p text:style-name="P17"><text:span text:style-name="CharStyle4"><text:span text:style-name="T7">šli svätci orloja</text:span></text:span></text:p>
        <text:p text:style-name="P17"><text:span text:style-name="CharStyle4"><text:span text:style-name="T7"/></text:span></text:p>
        <text:p text:style-name="P11"><text:soft-page-break/><text:span text:style-name="CharStyle4"><text:span text:style-name="T7">jak vlny nesmlúvavé</text:span></text:span></text:p>
        <text:p text:style-name="P17"><text:span text:style-name="CharStyle4"><text:span text:style-name="T7">proti tým bastilám,</text:span></text:span></text:p>
        <text:p text:style-name="P17"><text:span text:style-name="CharStyle4"><text:span text:style-name="T7">čo si tu v márnej sláve</text:span></text:span></text:p>
        <text:p text:style-name="P17"><text:span text:style-name="CharStyle4"><text:span text:style-name="T7">staval kdejaký chán</text:span></text:span></text:p>
        <text:p text:style-name="P17"><text:span text:style-name="CharStyle4"><text:span text:style-name="T7"/></text:span></text:p>
        <text:p text:style-name="P11"><text:span text:style-name="CharStyle4"><text:span text:style-name="T7">na piesku svojich vidín</text:span></text:span></text:p>
        <text:p text:style-name="P17"><text:span text:style-name="CharStyle4"><text:span text:style-name="T7">pri čiernom mori zrád.</text:span></text:span></text:p>
        <text:p text:style-name="P11"><text:span text:style-name="CharStyle4"><text:span text:style-name="T7">A tak ho znova vidím</text:span></text:span></text:p>
        <text:p text:style-name="P17"><text:span text:style-name="CharStyle4"><text:span text:style-name="T7">bezmocne skapínať</text:span></text:span></text:p>
        <text:p text:style-name="P8"><text:span text:style-name="CharStyle4"><text:span text:style-name="T7"/></text:span></text:p>
        <text:p text:style-name="P17"><text:span text:style-name="CharStyle4"><text:span text:style-name="T7">v mlčiacom lone prúdu,</text:span></text:span></text:p>
        <text:p text:style-name="P17"><text:span text:style-name="CharStyle4"><text:span text:style-name="T7">vo vlnách, ktoré hudú</text:span></text:span></text:p>
        <text:p text:style-name="P17"><text:span text:style-name="CharStyle4"><text:span text:style-name="T7">v mrazivom čerení,</text:span></text:span></text:p>
        <text:p text:style-name="P8"><text:span text:style-name="CharStyle4"><text:span text:style-name="T7"/></text:span></text:p>
        <text:p text:style-name="P17"><text:span text:style-name="CharStyle4"><text:span text:style-name="T7">že jeho slávne činy</text:span></text:span></text:p>
        <text:p text:style-name="P17"><text:span text:style-name="CharStyle4"><text:span text:style-name="T7">sú iba hŕstkou hliny,</text:span></text:span></text:p>
        <text:p text:style-name="P17"><text:span text:style-name="CharStyle4"><text:span text:style-name="T7">čo práchnie v plameni.</text:span></text:span></text:p>
        <text:p text:style-name="P7"><text:span text:style-name="CharStyle15"><text:span text:style-name="T7"/></text:span></text:p>
        <text:p text:style-name="P22"><text:span text:style-name="CharStyle4"><text:span text:style-name="T7">Nech si len pilne splieta</text:span></text:span></text:p>
        <text:p text:style-name="P26"><text:span text:style-name="CharStyle4"><text:span text:style-name="T7">obludnú svoju sieť!</text:span></text:span></text:p>
        <text:p text:style-name="P22"><text:span text:style-name="CharStyle4"><text:span text:style-name="T7">Zo všetkých končín sveta</text:span></text:span></text:p>
        <text:p text:style-name="P26"><text:span text:style-name="CharStyle4"><text:span text:style-name="T7">neprestávajú znieť</text:span></text:span></text:p>
        <text:p text:style-name="P26"><text:span text:style-name="CharStyle4"><text:span text:style-name="T7"/></text:span></text:p>
        <text:p text:style-name="P31"><text:soft-page-break/><text:span text:style-name="CharStyle4"><text:span text:style-name="T7">cez fronty,</text:span></text:span><text:span text:style-name="CharStyle4"><text:span text:style-name="T2"> </text:span></text:span><text:span text:style-name="CharStyle4"><text:span text:style-name="T7">skrvácané</text:span></text:span></text:p>
        <text:p text:style-name="P34"><text:span text:style-name="CharStyle4"><text:span text:style-name="T7">pre vrecká zlodejov,</text:span></text:span></text:p>
        <text:p text:style-name="P34"><text:span text:style-name="CharStyle4"><text:span text:style-name="T7">zvony, rozkolísané</text:span></text:span></text:p>
        <text:p text:style-name="P34"><text:span text:style-name="CharStyle4"><text:span text:style-name="T7">vierou a nádejou</text:span></text:span></text:p>
        <text:p text:style-name="P34"><text:span text:style-name="CharStyle4"><text:span text:style-name="T7"/></text:span></text:p>
        <text:p text:style-name="P19"><text:span text:style-name="CharStyle4"><text:span text:style-name="T7">do tónov rozjasaných</text:span></text:span></text:p>
        <text:p text:style-name="P31"><text:span text:style-name="CharStyle4"><text:span text:style-name="T7">v jak</text:span></text:span><text:span text:style-name="CharStyle4"><text:span text:style-name="T2">o</text:span></text:span><text:span text:style-name="CharStyle4"><text:span text:style-name="T7">te jeho zbraní,</text:span></text:span></text:p>
        <text:p text:style-name="P34"><text:span text:style-name="CharStyle4"><text:span text:style-name="T7">čo ešte straší nás.</text:span></text:span></text:p>
        <text:p text:style-name="P19"><text:span text:style-name="CharStyle4"><text:span text:style-name="T7"/></text:span></text:p>
        <text:p text:style-name="P26"><text:span text:style-name="CharStyle4"><text:span text:style-name="T7">Vy bití, uhnietení,</text:span></text:span></text:p>
        <text:p text:style-name="P26"><text:span text:style-name="CharStyle4"><text:span text:style-name="T7">otcovia, deti, ženy,</text:span></text:span></text:p>
        <text:p text:style-name="P26"><text:span text:style-name="CharStyle4"><text:span text:style-name="T7">čujte ten mocný hlas:</text:span></text:span></text:p>
        <text:p text:style-name="P8"><text:span text:style-name="CharStyle4"><text:span text:style-name="T7"/></text:span></text:p>
        <text:p text:style-name="P17"><text:span text:style-name="CharStyle4"><text:span text:style-name="T7">MIER nepodkupný zákon,</text:span></text:span></text:p>
        <text:p text:style-name="P17"><text:span text:style-name="CharStyle4"><text:span text:style-name="T7">MIER bez podvodných viet,</text:span></text:span></text:p>
        <text:p text:style-name="P17"><text:span text:style-name="CharStyle4"><text:span text:style-name="T7">MIER vodám, lesom, vtákom,</text:span></text:span></text:p>
        <text:p text:style-name="P17"><text:span text:style-name="CharStyle4"><text:span text:style-name="T7">MIER pre slobodný svet,</text:span></text:span></text:p>
        <text:p text:style-name="P17"><text:span text:style-name="CharStyle4"><text:span text:style-name="T7"/></text:span></text:p>
        <text:p text:style-name="P11"><text:span text:style-name="CharStyle4"><text:span text:style-name="T7">MIER pre rodiace pole,</text:span></text:span></text:p>
        <text:p text:style-name="P17"><text:span text:style-name="CharStyle4"><text:span text:style-name="T7">MIER bez zákerných mín,</text:span></text:span></text:p>
        <text:p text:style-name="P17"><text:span text:style-name="CharStyle4"><text:span text:style-name="T7">MIER </text:span></text:span><text:span text:style-name="CharStyle4"><text:span text:style-name="T2">ľ</text:span></text:span><text:span text:style-name="CharStyle4"><text:span text:style-name="T7">udom dobrej vôle,</text:span></text:span></text:p>
        <text:p text:style-name="P17"><text:span text:style-name="CharStyle4"><text:span text:style-name="T7">aby už nikdy kmín</text:span></text:span></text:p>
        <text:p text:style-name="P19"><text:span text:style-name="CharStyle4"><text:span text:style-name="T7"/></text:span></text:p>
        <text:p text:style-name="P23"><text:soft-page-break/><text:span text:style-name="CharStyle4"><text:span text:style-name="T7">nevá</text:span></text:span><text:span text:style-name="CharStyle4"><text:span text:style-name="T2">ľ</text:span></text:span><text:span text:style-name="CharStyle4"><text:span text:style-name="T7">al naše chyžky</text:span></text:span></text:p>
        <text:p text:style-name="P31"><text:span text:style-name="CharStyle4"><text:span text:style-name="T7">pre svoje podlé zisky</text:span></text:span></text:p>
        <text:p text:style-name="P34"><text:span text:style-name="CharStyle4"><text:span text:style-name="T7">jak nenásytný zver,</text:span></text:span></text:p>
        <text:p text:style-name="P8"><text:span text:style-name="CharStyle4"><text:span text:style-name="T7"/></text:span></text:p>
        <text:p text:style-name="P17"><text:span text:style-name="CharStyle4"><text:span text:style-name="T7">MIER ruke, ktorá klenie</text:span></text:span></text:p>
        <text:p text:style-name="P17"><text:span text:style-name="CharStyle4"><text:span text:style-name="T7">nebesá, rozžiarené</text:span></text:span></text:p>
        <text:p text:style-name="P17"><text:span text:style-name="CharStyle4"><text:span text:style-name="T7">päťcípkou, zvanou MIER!</text:span></text:span></text:p>
        <text:p text:style-name="P7"><text:span text:style-name="CharStyle15"><text:span text:style-name="T7"/></text:span></text:p>
        <text:p text:style-name="P11"><text:span text:style-name="CharStyle4"><text:span text:style-name="T7">Píš MENE TEKEL FARES</text:span></text:span></text:p>
        <text:p text:style-name="P17"><text:span text:style-name="CharStyle4"><text:span text:style-name="T7">v ich tučné svedomia.</text:span></text:span></text:p>
        <text:p text:style-name="P11"><text:span text:style-name="CharStyle4"><text:span text:style-name="T7">Nech sa ich pyšné tváre</text:span></text:span></text:p>
        <text:p text:style-name="P17"><text:span text:style-name="CharStyle4"><text:span text:style-name="T7">v kŕč desu prelomia.</text:span></text:span></text:p>
        <text:p text:style-name="P8"><text:span text:style-name="CharStyle4"><text:span text:style-name="T7"/></text:span></text:p>
        <text:p text:style-name="P17"><text:span text:style-name="CharStyle4"><text:span text:style-name="T7">Z ich dlaní, lačných zlatom</text:span></text:span></text:p>
        <text:p text:style-name="P17"><text:span text:style-name="CharStyle4"><text:span text:style-name="T7">a slizkých úžerou,</text:span></text:span></text:p>
        <text:p text:style-name="P17"><text:span text:style-name="CharStyle4"><text:span text:style-name="T7">nech padne každý at</text:span></text:span><text:span text:style-name="CharStyle4"><text:span text:style-name="T2">ó</text:span></text:span><text:span text:style-name="CharStyle4"><text:span text:style-name="T7">m,</text:span></text:span></text:p>
        <text:p text:style-name="P17"><text:span text:style-name="CharStyle4"><text:span text:style-name="T7">nech bití bezviero</text:span></text:span><text:span text:style-name="CharStyle4"><text:span text:style-name="T5">u!</text:span></text:span></text:p>
        <text:p text:style-name="P14"><text:span text:style-name="CharStyle4"><text:span text:style-name="T7"/></text:span></text:p>
        <text:p text:style-name="P23"><text:span text:style-name="CharStyle4"><text:span text:style-name="T7">vo vlastný život podlý</text:span></text:span></text:p>
        <text:p text:style-name="P31"><text:span text:style-name="CharStyle4"><text:span text:style-name="T7">uvidia svoje modly</text:span></text:span></text:p>
        <text:p text:style-name="P34"><text:span text:style-name="CharStyle4"><text:span text:style-name="T7">boriť sa do tmy hviezd,</text:span></text:span></text:p>
        <text:p text:style-name="P8"><text:span text:style-name="CharStyle4"><text:span text:style-name="T7"/></text:span></text:p>
        <text:p text:style-name="P17"><text:span text:style-name="CharStyle4"><text:span text:style-name="T7">tých zlatých, plných krvi,</text:span></text:span></text:p>
        <text:p text:style-name="P17"><text:soft-page-break/><text:span text:style-name="CharStyle4"><text:span text:style-name="T7">ktoré už dneska drví</text:span></text:span></text:p>
        <text:p text:style-name="P17"><text:span text:style-name="CharStyle4"><text:span text:style-name="T7">na márne črepy päsť.</text:span></text:span></text:p>
        <text:p text:style-name="P17"><text:span text:style-name="CharStyle4"><text:span text:style-name="T7"/></text:span></text:p>
        <text:p text:style-name="P17"><text:span text:style-name="CharStyle4"><text:span text:style-name="T7">Bi, mozoľnatá, krásna,</text:span></text:span></text:p>
        <text:p text:style-name="P17"><text:span text:style-name="CharStyle4"><text:span text:style-name="T7">zaťatá v tvrdý mlat!</text:span></text:span></text:p>
        <text:p text:style-name="P11"><text:span text:style-name="CharStyle4"><text:span text:style-name="T7">Vo všetkých sveta pásmach</text:span></text:span></text:p>
        <text:p text:style-name="P17"><text:span text:style-name="CharStyle4"><text:span text:style-name="T7">znej piesňou barikád.</text:span></text:span></text:p>
        <text:p text:style-name="P8"><text:span text:style-name="CharStyle4"><text:span text:style-name="T7"/></text:span></text:p>
        <text:p text:style-name="P17"><text:span text:style-name="CharStyle4"><text:span text:style-name="T7">Zo všetkých končín zeme</text:span></text:span></text:p>
        <text:p text:style-name="P17"><text:span text:style-name="CharStyle4"><text:span text:style-name="T7">pochoduj rytmom vier.</text:span></text:span></text:p>
        <text:p text:style-name="P17"><text:span text:style-name="CharStyle4"><text:span text:style-name="T7">Hľa, klíči ono semä,</text:span></text:span></text:p>
        <text:p text:style-name="P17"><text:span text:style-name="CharStyle4"><text:span text:style-name="T7">čo rozsial Október</text:span></text:span></text:p>
        <text:p text:style-name="P19"><text:span text:style-name="CharStyle4"><text:span text:style-name="T7"/></text:span></text:p>
        <text:p text:style-name="P17"><text:span text:style-name="CharStyle4"><text:span text:style-name="T7">po všetkých skúpych poliach,</text:span></text:span></text:p>
        <text:p text:style-name="P17"><text:span text:style-name="CharStyle4"><text:span text:style-name="T7">kde bolely, či bolia</text:span></text:span></text:p>
        <text:p text:style-name="P17"><text:span text:style-name="CharStyle4"><text:span text:style-name="T7">sny v slučkách reťazí.</text:span></text:span></text:p>
        <text:p text:style-name="P8"><text:span text:style-name="CharStyle4"><text:span text:style-name="T7"/></text:span></text:p>
        <text:p text:style-name="P17"><text:span text:style-name="CharStyle4"><text:span text:style-name="T7">A rastie z každej brázdy</text:span></text:span></text:p>
        <text:p text:style-name="P17"><text:span text:style-name="CharStyle4"><text:span text:style-name="T7">jak ruža v jarnom daždi.</text:span></text:span></text:p>
        <text:p text:style-name="P17"><text:span text:style-name="CharStyle4"><text:span text:style-name="T7">A pravdou víťazí.</text:span></text:span></text:p>
        <text:p text:style-name="P7"><text:span text:style-name="CharStyle15"><text:span text:style-name="T7"/></text:span></text:p>
        <text:p text:style-name="P11"><text:span text:style-name="CharStyle4"><text:span text:style-name="T7">Jagá sa v srdci sveta</text:span></text:span></text:p>
        <text:p text:style-name="P17"><text:span text:style-name="CharStyle4"><text:span text:style-name="T7">jak rubín v prsteni,</text:span></text:span></text:p>
        <text:p text:style-name="P17"><text:soft-page-break/><text:span text:style-name="CharStyle4"><text:span text:style-name="T7">jak svieže plody leta</text:span></text:span></text:p>
        <text:p text:style-name="P17"><text:span text:style-name="CharStyle4"><text:span text:style-name="T7">v hýrivej zeleni</text:span></text:span></text:p>
        <text:p text:style-name="P8"><text:span text:style-name="CharStyle4"><text:span text:style-name="T7"/></text:span></text:p>
        <text:p text:style-name="P17"><text:span text:style-name="CharStyle4"><text:span text:style-name="T7">košatých korún stromov,</text:span></text:span></text:p>
        <text:p text:style-name="P17"><text:span text:style-name="CharStyle4"><text:span text:style-name="T7">z ktorých spev vtáctva znie</text:span></text:span></text:p>
        <text:p text:style-name="P17"><text:span text:style-name="CharStyle4"><text:span text:style-name="T7">jasavou pŕškou tónov</text:span></text:span></text:p>
        <text:p text:style-name="P17"><text:span text:style-name="CharStyle4"><text:span text:style-name="T7">mocne a víťazne,</text:span></text:span></text:p>
        <text:p text:style-name="P17"><text:span text:style-name="CharStyle4"><text:span text:style-name="T7"/></text:span></text:p>
        <text:p text:style-name="P22"><text:span text:style-name="CharStyle4"><text:span text:style-name="T7">jak ke</text:span></text:span><text:span text:style-name="CharStyle4"><text:span text:style-name="T2">ď</text:span></text:span><text:span text:style-name="CharStyle4"><text:span text:style-name="T7"> sa vzoprie rieka</text:span></text:span></text:p>
        <text:p text:style-name="P26"><text:span text:style-name="CharStyle4"><text:span text:style-name="T7">reťazi starých brehov,</text:span></text:span></text:p>
        <text:p text:style-name="P26"><text:span text:style-name="CharStyle4"><text:span text:style-name="T7">hľadajúc nový smer</text:span></text:span></text:p>
        <text:p text:style-name="P8"><text:span text:style-name="CharStyle4"><text:span text:style-name="T7"/></text:span></text:p>
        <text:p text:style-name="P17"><text:span text:style-name="CharStyle4"><text:span text:style-name="T7">života slobodného</text:span></text:span></text:p>
        <text:p text:style-name="P17"><text:span text:style-name="CharStyle4"><text:span text:style-name="T7">a znova pre človeka</text:span></text:span></text:p>
        <text:p text:style-name="P17"><text:span text:style-name="CharStyle4"><text:span text:style-name="T7">po stopách dávnych vier.</text:span></text:span></text:p>
        <text:p text:style-name="P8"><text:span text:style-name="CharStyle4"><text:span text:style-name="T7"/></text:span></text:p>
        <text:p text:style-name="P17"><text:span text:style-name="CharStyle4"><text:span text:style-name="T7">Úľ, v ktorom zlostní trúdi</text:span></text:span></text:p>
        <text:p text:style-name="P17"><text:span text:style-name="CharStyle4"><text:span text:style-name="T7">nema</text:span></text:span><text:span text:style-name="CharStyle4"><text:span text:style-name="T2">jú</text:span></text:span><text:span text:style-name="CharStyle4"><text:span text:style-name="T7"> práva žiť.</text:span></text:span></text:p>
        <text:p text:style-name="P11"><text:span text:style-name="CharStyle4"><text:span text:style-name="T7">Zem nových, šťastných ľudí,</text:span></text:span></text:p>
        <text:p text:style-name="P17"><text:span text:style-name="CharStyle4"><text:span text:style-name="T7">čo v pilnej súťaži</text:span></text:span></text:p>
        <text:p text:style-name="P8"><text:span text:style-name="CharStyle4"><text:span text:style-name="T7"/></text:span></text:p>
        <text:p text:style-name="P17"><text:span text:style-name="CharStyle4"><text:span text:style-name="T7">budujú svoje šťastie</text:span></text:span></text:p>
        <text:p text:style-name="P17"><text:span text:style-name="CharStyle4"><text:span text:style-name="T7">jak rozvoňaný plást.</text:span></text:span></text:p>
        <text:p text:style-name="P11"><text:soft-page-break/><text:span text:style-name="CharStyle4"><text:span text:style-name="T7">Snom bobtná, bzučí, rastie</text:span></text:span></text:p>
        <text:p text:style-name="P17"><text:span text:style-name="CharStyle4"><text:span text:style-name="T7">a bude stále rásť</text:span></text:span></text:p>
        <text:p text:style-name="P8"><text:span text:style-name="CharStyle4"><text:span text:style-name="T7"/></text:span></text:p>
        <text:p text:style-name="P17"><text:span text:style-name="CharStyle4"><text:span text:style-name="T7">do slnečného mája</text:span></text:span></text:p>
        <text:p text:style-name="P17"><text:span text:style-name="CharStyle4"><text:span text:style-name="T7">navzdory zlostným škrekom</text:span></text:span></text:p>
        <text:p text:style-name="P17"><text:span text:style-name="CharStyle4"><text:span text:style-name="T7">supov a havranov.</text:span></text:span></text:p>
        <text:p text:style-name="P8"><text:span text:style-name="CharStyle4"><text:span text:style-name="T7"/></text:span></text:p>
        <text:p text:style-name="P17"><text:span text:style-name="CharStyle4"><text:span text:style-name="T7">Nie svoloč parš</text:span></text:span><text:span text:style-name="CharStyle4"><text:span text:style-name="T5">i</text:span></text:span><text:span text:style-name="CharStyle4"><text:span text:style-name="T7">vaja:</text:span></text:span></text:p>
        <text:p text:style-name="P17"><text:span text:style-name="CharStyle4"><text:span text:style-name="T7">je novým ľudským vekom,</text:span></text:span></text:p>
        <text:p text:style-name="P17"><text:span text:style-name="CharStyle4"><text:span text:style-name="T7">je ľudstva Svetlanou!</text:span></text:span></text:p>
        <text:p text:style-name="P7"><text:span text:style-name="CharStyle4"><text:span text:style-name="T7"/></text:span></text:p>
        <text:p text:style-name="P22"><text:span text:style-name="CharStyle4"><text:span text:style-name="T7">Nech teda sipia hady</text:span></text:span></text:p>
        <text:p text:style-name="P26"><text:span text:style-name="CharStyle4"><text:span text:style-name="T7">svoj atomový jed</text:span></text:span></text:p>
        <text:p text:style-name="P26"><text:span text:style-name="CharStyle4"><text:span text:style-name="T7">nenávisti a zrady.</text:span></text:span></text:p>
        <text:p text:style-name="P19"><text:span text:style-name="CharStyle4"><text:span text:style-name="T7">Ten si ho vypije,</text:span></text:span></text:p>
        <text:p text:style-name="P8"><text:span text:style-name="CharStyle18"><text:span text:style-name="T2"/></text:span></text:p>
        <text:p text:style-name="P17"><text:span text:style-name="CharStyle4"><text:span text:style-name="T7">kto ho dnes iným núka,</text:span></text:span></text:p>
        <text:p text:style-name="P17"><text:span text:style-name="CharStyle4"><text:span text:style-name="T7">gangster či šialenec!</text:span></text:span></text:p>
        <text:p text:style-name="P22"><text:span text:style-name="CharStyle4"><text:span text:style-name="T7">Zbabelá jeho ruka</text:span></text:span></text:p>
        <text:p text:style-name="P26"><text:span text:style-name="CharStyle4"><text:span text:style-name="T7">bezvládne skamenie,</text:span></text:span></text:p>
        <text:p text:style-name="P19"><text:span text:style-name="CharStyle4"><text:span text:style-name="T7"/></text:span></text:p>
        <text:p text:style-name="P26"><text:span text:style-name="CharStyle4"><text:span text:style-name="T7">než siahne na osudie,</text:span></text:span></text:p>
        <text:p text:style-name="P26"><text:span text:style-name="CharStyle4"><text:span text:style-name="T7">na ústach úšk</text:span></text:span><text:span text:style-name="CharStyle4"><text:span text:style-name="T5">ľ</text:span></text:span><text:span text:style-name="CharStyle4"><text:span text:style-name="T7">ab zlosti,</text:span></text:span></text:p>
        <text:p text:style-name="P26"><text:soft-page-break/><text:span text:style-name="CharStyle4"><text:span text:style-name="T7">smiech vraždy na líci.</text:span></text:span></text:p>
        <text:p text:style-name="P19"><text:span text:style-name="CharStyle4"><text:span text:style-name="T7"/></text:span></text:p>
        <text:p text:style-name="P26"><text:span text:style-name="CharStyle4"><text:span text:style-name="T7">Znej jasne, verš môj prostý,</text:span></text:span></text:p>
        <text:p text:style-name="P26"><text:span text:style-name="CharStyle4"><text:span text:style-name="T7">na sviatok, ktorý bude</text:span></text:span></text:p>
        <text:p text:style-name="P26"><text:span text:style-name="CharStyle4"><text:span text:style-name="T7">raz v každej ulici.</text:span></text:span></text:p>
        <text:p text:style-name="P7"><text:span text:style-name="CharStyle15"><text:span text:style-name="T7"/></text:span></text:p>
        <text:p text:style-name="P13"><text:span text:style-name="CharStyle15"><text:span text:style-name="T7"/></text:span></text:p>
        <text:p text:style-name="P13"><text:span text:style-name="CharStyle4"><text:span text:style-name="T7">BÁSNIK NA NÁMESTÍ</text:span></text:span></text:p>
        <text:p text:style-name="P19"><text:span text:style-name="CharStyle12"><text:span text:style-name="T7"/></text:span></text:p>
        <text:p text:style-name="P23"><text:span text:style-name="CharStyle12"><text:span text:style-name="T7"/></text:span></text:p>
        <text:p text:style-name="P23"><text:span text:style-name="CharStyle12"><text:span text:style-name="T7">VERŠE PATETICKÉ</text:span></text:span></text:p>
        <text:p text:style-name="P19"><text:span text:style-name="CharStyle4"><text:span text:style-name="T7"/></text:span></text:p>
        <text:p text:style-name="P44"><text:span text:style-name="CharStyle4"><text:span text:style-name="T7">Chválim ťa veršom patetickým</text:span></text:span></text:p>
        <text:p text:style-name="P44"><text:span text:style-name="CharStyle4"><text:span text:style-name="T7">jak porozviate zástavy</text:span></text:span></text:p>
        <text:p text:style-name="P44"><text:span text:style-name="CharStyle4"><text:span text:style-name="T7">pod nebom, ťarchou mrakov nízkym,</text:span></text:span></text:p>
        <text:p text:style-name="P44"><text:span text:style-name="CharStyle4"><text:span text:style-name="T7">čo ešte leje na hlavy</text:span></text:span></text:p>
        <text:p text:style-name="P44"><text:span text:style-name="CharStyle4"><text:span text:style-name="T7">pramene vody plné brudu,</text:span></text:span></text:p>
        <text:p text:style-name="P44"><text:span text:style-name="CharStyle4"><text:span text:style-name="T7">krvavé vody obludné.</text:span></text:span></text:p>
        <text:p text:style-name="P46"><text:span text:style-name="CharStyle4"><text:span text:style-name="T7">Lež ty sa noríš z toho prúdu</text:span></text:span></text:p>
        <text:p text:style-name="P44"><text:span text:style-name="CharStyle4"><text:span text:style-name="T7">v oslňujúce poludnie.</text:span></text:span></text:p>
        <text:p text:style-name="P44"><text:span text:style-name="CharStyle4"><text:span text:style-name="T7"/></text:span></text:p>
        <text:p text:style-name="P46"><text:span text:style-name="CharStyle4"><text:span text:style-name="T7">Bola si slúžkou, odkopnutou</text:span></text:span></text:p>
        <text:p text:style-name="P44"><text:span text:style-name="CharStyle4"><text:span text:style-name="T7">do kúta jak prašivý pes,</text:span></text:span></text:p>
        <text:p text:style-name="P44"><text:soft-page-break/><text:span text:style-name="CharStyle4"><text:span text:style-name="T7">kŕmený nádavkou a knutou.</text:span></text:span></text:p>
        <text:p text:style-name="P44"><text:span text:style-name="CharStyle4"><text:span text:style-name="T7">Prikázali ti: Tu si lež,</text:span></text:span></text:p>
        <text:p text:style-name="P44"><text:span text:style-name="CharStyle4"><text:span text:style-name="T7">obhrýzaj kosti, odhodené</text:span></text:span></text:p>
        <text:p text:style-name="P44"><text:span text:style-name="CharStyle4"><text:span text:style-name="T7">so stola grófskej nácie.</text:span></text:span></text:p>
        <text:p text:style-name="P46"><text:span text:style-name="CharStyle4"><text:span text:style-name="T7">Až potom sa však priplaz pre ne,</text:span></text:span></text:p>
        <text:p text:style-name="P44"><text:span text:style-name="CharStyle4"><text:span text:style-name="T7">keď panstvo pohár dopije!</text:span></text:span></text:p>
        <text:p text:style-name="P7"><text:span text:style-name="CharStyle15"><text:span text:style-name="T7"/></text:span></text:p>
        <text:p text:style-name="P46"><text:span text:style-name="CharStyle4"><text:span text:style-name="T7">Krv z vén ti večne vytekala</text:span></text:span></text:p>
        <text:p text:style-name="P44"><text:span text:style-name="CharStyle4"><text:span text:style-name="T7">ako z puknutej nádoby.</text:span></text:span></text:p>
        <text:p text:style-name="P44"><text:span text:style-name="CharStyle4"><text:span text:style-name="T7">Nadarmo v tvojom zraku lkala</text:span></text:span></text:p>
        <text:p text:style-name="P44"><text:span text:style-name="CharStyle4"><text:span text:style-name="T7">šialená úzkosť </text:span></text:span><text:span text:style-name="CharStyle4"><text:span text:style-name="T2">Ni</text:span></text:span><text:span text:style-name="CharStyle4"><text:span text:style-name="T7">oby,</text:span></text:span></text:p>
        <text:p text:style-name="P48"><text:span text:style-name="CharStyle4"><text:span text:style-name="T7">bezcitná Smrť ti z lona rval</text:span></text:span><text:span text:style-name="CharStyle4"><text:span text:style-name="T6">a</text:span></text:span></text:p>
        <text:p text:style-name="P51"><text:span text:style-name="CharStyle4"><text:span text:style-name="T7">deti a sama bez podôb,</text:span></text:span></text:p>
        <text:p text:style-name="P46"><text:span text:style-name="CharStyle4"><text:span text:style-name="T7">v storakých formách svetom siala</text:span></text:span></text:p>
        <text:p text:style-name="P44"><text:span text:style-name="CharStyle4"><text:span text:style-name="T7">semä tvoje: pri hrobe hrob.</text:span></text:span></text:p>
        <text:p text:style-name="P44"><text:span text:style-name="CharStyle4"><text:span text:style-name="T7"/></text:span></text:p>
        <text:p text:style-name="P46"><text:span text:style-name="CharStyle4"><text:span text:style-name="T7">Bola si vtákom pelikánom,</text:span></text:span></text:p>
        <text:p text:style-name="P44"><text:span text:style-name="CharStyle4"><text:span text:style-name="T7">čo podľa starej povery</text:span></text:span></text:p>
        <text:p text:style-name="P44"><text:span text:style-name="CharStyle4"><text:span text:style-name="T7">na mäse z hrude vytrhanom</text:span></text:span></text:p>
        <text:p text:style-name="P44"><text:span text:style-name="CharStyle4"><text:span text:style-name="T7">nachová deti k večeri:</text:span></text:span></text:p>
        <text:p text:style-name="P44"><text:span text:style-name="CharStyle4"><text:span text:style-name="T7">tak z tvojho dychu smrteľného</text:span></text:span></text:p>
        <text:p text:style-name="P44"><text:span text:style-name="CharStyle4"><text:span text:style-name="T7">potomstvo tvoje pilo jed</text:span></text:span></text:p>
        <text:p text:style-name="P44"><text:span text:style-name="CharStyle4"><text:span text:style-name="T7">života večne vábivého</text:span></text:span></text:p>
        <text:p text:style-name="P8"><text:soft-page-break/><text:span text:style-name="CharStyle4"><text:span text:style-name="T7">v storočiach menom Hladolet.</text:span></text:span></text:p>
        <text:p text:style-name="P19"><text:span text:style-name="CharStyle4"><text:span text:style-name="T7"/></text:span></text:p>
        <text:p text:style-name="P44"><text:span text:style-name="CharStyle4"><text:span text:style-name="T7">Bola si štítom starej veže,</text:span></text:span></text:p>
        <text:p text:style-name="P44"><text:span text:style-name="CharStyle4"><text:span text:style-name="T7">zdvihnutej vierou gotiky</text:span></text:span></text:p>
        <text:p text:style-name="P44"><text:span text:style-name="CharStyle4"><text:span text:style-name="T7">nábožným gestom do mäteže</text:span></text:span></text:p>
        <text:p text:style-name="P44"><text:span text:style-name="CharStyle4"><text:span text:style-name="T7">oblakov... Ó, tie úniky!</text:span></text:span></text:p>
        <text:p text:style-name="P46"><text:span text:style-name="CharStyle4"><text:span text:style-name="T7">litániami ťažké dlane,</text:span></text:span></text:p>
        <text:p text:style-name="P44"><text:span text:style-name="CharStyle4"><text:span text:style-name="T7">vypäté z očistcových hrúz!</text:span></text:span></text:p>
        <text:p text:style-name="P44"><text:span text:style-name="CharStyle4"><text:span text:style-name="T7">Lež aký dar to do nich kanie?</text:span></text:span></text:p>
        <text:p text:style-name="P44"><text:span text:style-name="CharStyle4"><text:span text:style-name="T7">Len vtáčí ironický trus!</text:span></text:span></text:p>
        <text:p text:style-name="P44"><text:span text:style-name="CharStyle4"><text:span text:style-name="T7"/></text:span></text:p>
        <text:p text:style-name="P49"><text:span text:style-name="CharStyle4"><text:span text:style-name="T7">Bola si slepou v tô</text:span></text:span><text:span text:style-name="CharStyle4"><text:span text:style-name="T2">ni</text:span></text:span><text:span text:style-name="CharStyle4"><text:span text:style-name="T7"> chrámu</text:span></text:span></text:p>
        <text:p text:style-name="P52"><text:span text:style-name="CharStyle4"><text:span text:style-name="T7">a tvoje ža</text:span></text:span><text:span text:style-name="CharStyle4"><text:span text:style-name="T2">lm</text:span></text:span><text:span text:style-name="CharStyle4"><text:span text:style-name="T7">y žobravé</text:span></text:span></text:p>
        <text:p text:style-name="P52"><text:span text:style-name="CharStyle4"><text:span text:style-name="T7">žuvaly ružencovú slamu,</text:span></text:span></text:p>
        <text:p text:style-name="P52"><text:span text:style-name="CharStyle4"><text:span text:style-name="T7">nič nevediace o práve</text:span></text:span></text:p>
        <text:p text:style-name="P52"><text:span text:style-name="CharStyle4"><text:span text:style-name="T7">ťavy na prechod uchom ihly,</text:span></text:span></text:p>
        <text:p text:style-name="P52"><text:span text:style-name="CharStyle4"><text:span text:style-name="T7">bohatej vredmi chudoby.</text:span></text:span></text:p>
        <text:p text:style-name="P52"><text:span text:style-name="CharStyle4"><text:span text:style-name="T7">Lež boha nikdy nedostihly</text:span></text:span></text:p>
        <text:p text:style-name="P52"><text:span text:style-name="CharStyle4"><text:span text:style-name="T7">modlitieb dlhé sprievody.</text:span></text:span></text:p>
        <text:p text:style-name="P52"><text:span text:style-name="CharStyle4"><text:span text:style-name="T7"/></text:span></text:p>
        <text:p text:style-name="P46"><text:span text:style-name="CharStyle4"><text:span text:style-name="T7">Bola si v čase nehostinnom</text:span></text:span></text:p>
        <text:p text:style-name="P44"><text:span text:style-name="CharStyle4"><text:span text:style-name="T7">milenkou Dona Quijota.</text:span></text:span></text:p>
        <text:p text:style-name="P49"><text:span text:style-name="CharStyle4"><text:span text:style-name="T7">Vzdajme česť jeho smiešnym mlynom,</text:span></text:span></text:p>
        <text:p text:style-name="P52"><text:soft-page-break/><text:span text:style-name="CharStyle4"><text:span text:style-name="T7">bo hoci z prúdu života</text:span></text:span></text:p>
        <text:p text:style-name="P52"><text:span text:style-name="CharStyle4"><text:span text:style-name="T7">ho ako lístie vl</text:span></text:span><text:span text:style-name="CharStyle4"><text:span text:style-name="T2">n</text:span></text:span><text:span text:style-name="CharStyle4"><text:span text:style-name="T7">a krutá</text:span></text:span></text:p>
        <text:p text:style-name="P52"><text:span text:style-name="CharStyle4"><text:span text:style-name="T7">v bezvetrie prázdna šmarila,</text:span></text:span></text:p>
        <text:p text:style-name="P52"><text:span text:style-name="CharStyle4"><text:span text:style-name="T7">láska, čo plietla jeho putá,</text:span></text:span></text:p>
        <text:p text:style-name="P52"><text:span text:style-name="CharStyle4"><text:span text:style-name="T7">nás vierou v pravdu živila.</text:span></text:span></text:p>
        <text:p text:style-name="P7"><text:span text:style-name="CharStyle15"><text:span text:style-name="T7"/></text:span></text:p>
        <text:p text:style-name="P42"><text:span text:style-name="CharStyle4"><text:span text:style-name="T7">Po tele tvojom zohavenom</text:span></text:span></text:p>
        <text:p text:style-name="P40"><text:span text:style-name="CharStyle4"><text:span text:style-name="T7">tančily hordy</text:span></text:span><text:span text:style-name="CharStyle4"><text:span text:style-name="T2">,</text:span></text:span><text:span text:style-name="CharStyle4"><text:span text:style-name="T7"> túžiace</text:span></text:span></text:p>
        <text:p text:style-name="P40"><text:span text:style-name="CharStyle4"><text:span text:style-name="T7">nevidieť ťa a neznať menom,</text:span></text:span></text:p>
        <text:p text:style-name="P40"><text:span text:style-name="CharStyle4"><text:span text:style-name="T2">l</text:span></text:span><text:span text:style-name="CharStyle4"><text:span text:style-name="T7">ež tisíc razy v úžase</text:span></text:span></text:p>
        <text:p text:style-name="P40"><text:span text:style-name="CharStyle4"><text:span text:style-name="T7">zrel</text:span></text:span><text:span text:style-name="CharStyle4"><text:span text:style-name="T2">ý</text:span></text:span><text:span text:style-name="CharStyle4"><text:span text:style-name="T7"> na tvoje zmŕtvychvstanie</text:span></text:span></text:p>
        <text:p text:style-name="P40"><text:span text:style-name="CharStyle4"><text:span text:style-name="T7">z diabolsk</text:span></text:span><text:span text:style-name="CharStyle4"><text:span text:style-name="T10">y</text:span></text:span><text:span text:style-name="CharStyle4"><text:span text:style-name="T7"> prichystaných m</text:span></text:span><text:span text:style-name="CharStyle4"><text:span text:style-name="T2">á</text:span></text:span><text:span text:style-name="CharStyle4"><text:span text:style-name="T7">r</text:span></text:span><text:span text:style-name="CharStyle4"><text:span text:style-name="T2">.</text:span></text:span></text:p>
        <text:p text:style-name="P40"><text:span text:style-name="CharStyle4"><text:span text:style-name="T7">A žiješ zas! A znova planiebolesťou vyšľahaná tvár!</text:span></text:span></text:p>
        <text:p text:style-name="P28"><text:span text:style-name="CharStyle12"><text:span text:style-name="T7"/></text:span></text:p>
        <text:p text:style-name="P50"><text:span text:style-name="CharStyle12"><text:span text:style-name="T7"/></text:span></text:p>
        <text:p text:style-name="P50"><text:span text:style-name="CharStyle12"><text:span text:style-name="T7">NOV</text:span></text:span><text:span text:style-name="CharStyle12"><text:span text:style-name="T2">Á</text:span></text:span><text:span text:style-name="CharStyle12"><text:span text:style-name="T7"> VIANOČNÁ KOLEDA</text:span></text:span></text:p>
        <text:p text:style-name="P19"><text:span text:style-name="CharStyle33"><text:span text:style-name="T2"/></text:span></text:p>
        <text:p text:style-name="P44"><text:span text:style-name="CharStyle33"><text:span text:style-name="T6">Z</text:span></text:span><text:span text:style-name="CharStyle4"><text:span text:style-name="T7">nejte, vianočné zvony!</text:span></text:span></text:p>
        <text:p text:style-name="P44"><text:span text:style-name="CharStyle4"><text:span text:style-name="T7">Znej, stará koleda!</text:span></text:span></text:p>
        <text:p text:style-name="P46"><text:span text:style-name="CharStyle4"><text:span text:style-name="T7">Básnik má slzy v očiach</text:span></text:span></text:p>
        <text:p text:style-name="P44"><text:span text:style-name="CharStyle4"><text:span text:style-name="T7">tak ako krehká žena</text:span></text:span></text:p>
        <text:p text:style-name="P44"><text:span text:style-name="CharStyle4"><text:span text:style-name="T7">a jeho verš sa lomí,</text:span></text:span></text:p>
        <text:p text:style-name="P44"><text:span text:style-name="CharStyle4"><text:span text:style-name="T7">ke</text:span></text:span><text:span text:style-name="CharStyle4"><text:span text:style-name="T10">ď</text:span></text:span><text:span text:style-name="CharStyle4"><text:span text:style-name="T7"> pastier z Betlehema</text:span></text:span></text:p>
        <text:p text:style-name="P44"><text:soft-page-break/><text:span text:style-name="CharStyle4"><text:span text:style-name="T7">po krutých tisícročiach</text:span></text:span></text:p>
        <text:p text:style-name="P44"><text:span text:style-name="CharStyle4"><text:span text:style-name="T7">sa takto spovedá:</text:span></text:span></text:p>
        <text:p text:style-name="P49"><text:span text:style-name="CharStyle18"><text:span text:style-name="T7"/></text:span></text:p>
        <text:p text:style-name="P52"><text:span text:style-name="CharStyle4"><text:span text:style-name="T7">Ja som ten Kubo starý,</text:span></text:span></text:p>
        <text:p text:style-name="P52"><text:span text:style-name="CharStyle4"><text:span text:style-name="T7">či iný </text:span></text:span><text:span text:style-name="CharStyle4"><text:span text:style-name="T2">č</text:span></text:span><text:span text:style-name="CharStyle4"><text:span text:style-name="T7">lovek prostý,</text:span></text:span></text:p>
        <text:p text:style-name="P52"><text:span text:style-name="CharStyle4"><text:span text:style-name="T7">čo na tom božom svete</text:span></text:span></text:p>
        <text:p text:style-name="P52"><text:span text:style-name="CharStyle4"><text:span text:style-name="T7">pre </text:span></text:span><text:span text:style-name="CharStyle4"><text:span text:style-name="T10">i</text:span></text:span><text:span text:style-name="CharStyle4"><text:span text:style-name="T7">ných otročil.</text:span></text:span></text:p>
        <text:p text:style-name="P46"><text:span text:style-name="CharStyle4"><text:span text:style-name="T7">Možno si spomeniete</text:span></text:span></text:p>
        <text:p text:style-name="P44"><text:span text:style-name="CharStyle4"><text:span text:style-name="T7">na tiene minulosti,</text:span></text:span></text:p>
        <text:p text:style-name="P44"><text:span text:style-name="CharStyle4"><text:span text:style-name="T7">na brázdy v mojej tvári,</text:span></text:span></text:p>
        <text:p text:style-name="P44"><text:span text:style-name="CharStyle4"><text:span text:style-name="T7">na krv, čo večne tiekla</text:span></text:span></text:p>
        <text:p text:style-name="P44"><text:span text:style-name="CharStyle4"><text:span text:style-name="T7">potokmi z našich žíl.</text:span></text:span></text:p>
        <text:p text:style-name="P4"><text:span text:style-name="CharStyle20"><text:span text:style-name="T7"/></text:span></text:p>
        <text:p text:style-name="P42"><text:span text:style-name="CharStyle4"><text:span text:style-name="T7">Lež ke</text:span></text:span><text:span text:style-name="CharStyle4"><text:span text:style-name="T2">ď</text:span></text:span><text:span text:style-name="CharStyle4"><text:span text:style-name="T7"> som rebeloval</text:span></text:span><text:span text:style-name="CharStyle4"><text:span text:style-name="T2">,</text:span></text:span></text:p>
        <text:p text:style-name="P40"><text:span text:style-name="CharStyle4"><text:span text:style-name="T7">ke</text:span></text:span><text:span text:style-name="CharStyle4"><text:span text:style-name="T2">ď</text:span></text:span><text:span text:style-name="CharStyle4"><text:span text:style-name="T7"> som sa chyti</text:span></text:span><text:span text:style-name="CharStyle4"><text:span text:style-name="T6">l </text:span></text:span><text:span text:style-name="CharStyle4"><text:span text:style-name="T7">kyja</text:span></text:span></text:p>
        <text:p text:style-name="P40"><text:span text:style-name="CharStyle4"><text:span text:style-name="T7">pre krajšiu budúcnosť,</text:span></text:span></text:p>
        <text:p text:style-name="P40"><text:span text:style-name="CharStyle4"><text:span text:style-name="T7">poslali na nás drábov.</text:span></text:span></text:p>
        <text:p text:style-name="P40"><text:span text:style-name="CharStyle4"><text:span text:style-name="T7">A naša vigília</text:span></text:span></text:p>
        <text:p text:style-name="P40"><text:span text:style-name="CharStyle4"><text:span text:style-name="T7">pod neúprosnou dlabou</text:span></text:span></text:p>
        <text:p text:style-name="P40"><text:span text:style-name="CharStyle4"><text:span text:style-name="T7">premenila sa znova</text:span></text:span></text:p>
        <text:p text:style-name="P40"><text:span text:style-name="CharStyle4"><text:span text:style-name="T7">na ohlodanú kosť.</text:span></text:span></text:p>
        <text:p text:style-name="P40"><text:span text:style-name="CharStyle4"><text:span text:style-name="T7"/></text:span></text:p>
        <text:p text:style-name="P42"><text:span text:style-name="CharStyle4"><text:span text:style-name="T7">Vy, mŕtve tisícročia,</text:span></text:span></text:p>
        <text:p text:style-name="P40"><text:soft-page-break/><text:span text:style-name="CharStyle4"><text:span text:style-name="T7">vy, divé tóny huslí,</text:span></text:span></text:p>
        <text:p text:style-name="P40"><text:span text:style-name="CharStyle4"><text:span text:style-name="T7">lkajúce z dávnych tém</text:span></text:span></text:p>
        <text:p text:style-name="P40"><text:span text:style-name="CharStyle4"><text:span text:style-name="T7">baladu ľudských bojov!</text:span></text:span></text:p>
        <text:p text:style-name="P40"><text:span text:style-name="CharStyle4"><text:span text:style-name="T7">Ešte mám slzy v očiach,</text:span></text:span></text:p>
        <text:p text:style-name="P40"><text:span text:style-name="CharStyle4"><text:span text:style-name="T7">ešte znie v srdci mojom,</text:span></text:span></text:p>
        <text:p text:style-name="P40"><text:span text:style-name="CharStyle4"><text:span text:style-name="T7">jak more skryté v mušli,</text:span></text:span></text:p>
        <text:p text:style-name="P40"><text:span text:style-name="CharStyle4"><text:span text:style-name="T7">jej smútok a môj sen;</text:span></text:span></text:p>
        <text:p text:style-name="P40"><text:span text:style-name="CharStyle4"><text:span text:style-name="T7"/></text:span></text:p>
        <text:p text:style-name="P42"><text:span text:style-name="CharStyle4"><text:span text:style-name="T7">sen toľkých pokolení,</text:span></text:span></text:p>
        <text:p text:style-name="P40"><text:span text:style-name="CharStyle4"><text:span text:style-name="T7">sen bitých ľudských más</text:span></text:span></text:p>
        <text:p text:style-name="P40"><text:span text:style-name="CharStyle4"><text:span text:style-name="T7">o hviezde, ktorá vzplanie</text:span></text:span></text:p>
        <text:p text:style-name="P40"><text:span text:style-name="CharStyle4"><text:span text:style-name="T7">a zvrtne osudy,</text:span></text:span></text:p>
        <text:p text:style-name="P40"><text:span text:style-name="CharStyle4"><text:span text:style-name="T7">bo jej víťazný jas</text:span></text:span></text:p>
        <text:p text:style-name="P42"><text:span text:style-name="CharStyle4"><text:span text:style-name="T7">staré poriadky zmení</text:span></text:span></text:p>
        <text:p text:style-name="P40"><text:span text:style-name="CharStyle4"><text:span text:style-name="T6">a</text:span></text:span><text:span text:style-name="CharStyle4"><text:span text:style-name="T7"> svet s</text:span></text:span><text:span text:style-name="CharStyle4"><text:span text:style-name="T6">a</text:span></text:span><text:span text:style-name="CharStyle4"><text:span text:style-name="T7"> krásnym stane</text:span></text:span></text:p>
        <text:p text:style-name="P40"><text:span text:style-name="CharStyle4"><text:span text:style-name="T7">a bude pre ľudí.</text:span></text:span></text:p>
        <text:p text:style-name="P40"><text:span text:style-name="CharStyle4"><text:span text:style-name="T7"/></text:span></text:p>
        <text:p text:style-name="P46"><text:span text:style-name="CharStyle4"><text:span text:style-name="T7">Ja som ten starý Kubo,</text:span></text:span></text:p>
        <text:p text:style-name="P44"><text:span text:style-name="CharStyle4"><text:span text:style-name="T7">nevedomý a prostý</text:span></text:span></text:p>
        <text:p text:style-name="P44"><text:span text:style-name="CharStyle4"><text:span text:style-name="T7">jak vianočný môj sen,</text:span></text:span></text:p>
        <text:p text:style-name="P44"><text:span text:style-name="CharStyle4"><text:span text:style-name="T7">ktorý ma živil včera.</text:span></text:span></text:p>
        <text:p text:style-name="P46"><text:span text:style-name="CharStyle4"><text:span text:style-name="T7">Ale dnes, ale dnes viem,</text:span></text:span></text:p>
        <text:p text:style-name="P44"><text:span text:style-name="CharStyle4"><text:span text:style-name="T7">že z</text:span></text:span><text:span text:style-name="CharStyle4"><text:span text:style-name="T2"> </text:span></text:span><text:span text:style-name="CharStyle4"><text:span text:style-name="T7">t</text:span></text:span><text:span text:style-name="CharStyle4"><text:span text:style-name="T2">emr</text:span></text:span><text:span text:style-name="CharStyle4"><text:span text:style-name="T7">avy a z hĺbok</text:span></text:span></text:p>
        <text:p text:style-name="P44"><text:soft-page-break/><text:span text:style-name="CharStyle4"><text:span text:style-name="T7">krvavej minulosti</text:span></text:span></text:p>
        <text:p text:style-name="P44"><text:span text:style-name="CharStyle4"><text:span text:style-name="T7">krajšia než sen a viera</text:span></text:span></text:p>
        <text:p text:style-name="P44"><text:span text:style-name="CharStyle4"><text:span text:style-name="T7">dvíha sa moja zem.</text:span></text:span></text:p>
        <text:p text:style-name="P44"><text:span text:style-name="CharStyle4"><text:span text:style-name="T7"/></text:span></text:p>
        <text:p text:style-name="P46"><text:span text:style-name="CharStyle4"><text:span text:style-name="T7">Ešte si rany líže,</text:span></text:span></text:p>
        <text:p text:style-name="P44"><text:span text:style-name="CharStyle4"><text:span text:style-name="T7">ešte si slzy stiera,</text:span></text:span></text:p>
        <text:p text:style-name="P44"><text:span text:style-name="CharStyle4"><text:span text:style-name="T7">lež, ty môj Jezukriste,</text:span></text:span></text:p>
        <text:p text:style-name="P44"><text:span text:style-name="CharStyle4"><text:span text:style-name="T7">už láme okovy</text:span></text:span></text:p>
        <text:p text:style-name="P44"><text:span text:style-name="CharStyle4"><text:span text:style-name="T7">jak úzkosť môjho slova!</text:span></text:span></text:p>
        <text:p text:style-name="P44"><text:span text:style-name="CharStyle4"><text:span text:style-name="T7">A naše skromné chyže,</text:span></text:span></text:p>
        <text:p text:style-name="P44"><text:span text:style-name="CharStyle4"><text:span text:style-name="T7">tak s</text:span></text:span><text:span text:style-name="CharStyle4"><text:span text:style-name="T2">ir</text:span></text:span><text:span text:style-name="CharStyle4"><text:span text:style-name="T7">é ešte včera,</text:span></text:span></text:p>
        <text:p text:style-name="P44"><text:span text:style-name="CharStyle4"><text:span text:style-name="T7">dneska sú náhle čisté,</text:span></text:span></text:p>
        <text:p text:style-name="P44"><text:span text:style-name="CharStyle4"><text:span text:style-name="T7">dneska sú teplé znova</text:span></text:span></text:p>
        <text:p text:style-name="P44"><text:span text:style-name="CharStyle4"><text:span text:style-name="T7">jak hniezda lastovíc.</text:span></text:span></text:p>
        <text:p text:style-name="P7"><text:span text:style-name="CharStyle15"><text:span text:style-name="T2"/></text:span></text:p>
        <text:p text:style-name="P46"><text:span text:style-name="CharStyle4"><text:span text:style-name="T7">Pre vydedencov zeme,</text:span></text:span></text:p>
        <text:p text:style-name="P44"><text:span text:style-name="CharStyle4"><text:span text:style-name="T7">pre pastierov a sluhov,</text:span></text:span></text:p>
        <text:p text:style-name="P44"><text:span text:style-name="CharStyle4"><text:span text:style-name="T7">pre nové pokolenie,</text:span></text:span></text:p>
        <text:p text:style-name="P44"><text:span text:style-name="CharStyle4"><text:span text:style-name="T7">ktoré sa hrdo borí</text:span></text:span></text:p>
        <text:p text:style-name="P44"><text:span text:style-name="CharStyle4"><text:span text:style-name="T7">a smelo kráča vpred:</text:span></text:span></text:p>
        <text:p text:style-name="P44"><text:span text:style-name="CharStyle4"><text:span text:style-name="T7">zem, prepásaná dúhou</text:span></text:span></text:p>
        <text:p text:style-name="P44"><text:span text:style-name="CharStyle4"><text:span text:style-name="T7">práce, čo divy tvorí</text:span></text:span></text:p>
        <text:p text:style-name="P44"><text:span text:style-name="CharStyle4"><text:span text:style-name="T7">pre biedne ľudské plemä,</text:span></text:span></text:p>
        <text:p text:style-name="P44"><text:soft-page-break/><text:span text:style-name="CharStyle4"><text:span text:style-name="T7">čo stavia </text:span></text:span><text:span text:style-name="CharStyle4"><text:span text:style-name="T2">I</text:span></text:span><text:span text:style-name="CharStyle4"><text:span text:style-name="T6">epší </text:span></text:span><text:span text:style-name="CharStyle4"><text:span text:style-name="T7">svet</text:span></text:span><text:span text:style-name="CharStyle4"><text:span text:style-name="T2">.</text:span></text:span></text:p>
        <text:p text:style-name="P28"><text:span text:style-name="CharStyle18"><text:span text:style-name="T2"/></text:span></text:p>
        <text:p text:style-name="P52"><text:span text:style-name="CharStyle4"><text:span text:style-name="T7">Po dlhých tisícročiach</text:span></text:span></text:p>
        <text:p text:style-name="P52"><text:span text:style-name="CharStyle4"><text:span text:style-name="T7">znejte, vianočné zvony,</text:span></text:span></text:p>
        <text:p text:style-name="P52"><text:span text:style-name="CharStyle4"><text:span text:style-name="T7">znej, pieseň vianočná,</text:span></text:span></text:p>
        <text:p text:style-name="P52"><text:span text:style-name="CharStyle4"><text:span text:style-name="T7">spievajte, jas</text:span></text:span><text:span text:style-name="CharStyle4"><text:span text:style-name="T2">li</text:span></text:span><text:span text:style-name="CharStyle4"><text:span text:style-name="T7">čká</text:span></text:span><text:span text:style-name="CharStyle4"><text:span text:style-name="T2">ri,</text:span></text:span></text:p>
        <text:p text:style-name="P52"><text:span text:style-name="CharStyle4"><text:span text:style-name="T7">na slávu prítomnosti!</text:span></text:span></text:p>
        <text:p text:style-name="P49"><text:span text:style-name="CharStyle4"><text:span text:style-name="T7">Básnik má slzy v očiach</text:span></text:span></text:p>
        <text:p text:style-name="P52"><text:span text:style-name="CharStyle4"><text:span text:style-name="T7">a ver</text:span></text:span><text:span text:style-name="CharStyle4"><text:span text:style-name="T2">š</text:span></text:span><text:span text:style-name="CharStyle4"><text:span text:style-name="T7"> sa nehou lomí,</text:span></text:span></text:p>
        <text:p text:style-name="P52"><text:span text:style-name="CharStyle4"><text:span text:style-name="T7">bo nad človekom žiari</text:span></text:span></text:p>
        <text:p text:style-name="P52"><text:span text:style-name="CharStyle4"><text:span text:style-name="T7">krásna a skutočná</text:span></text:span></text:p>
        <text:p text:style-name="P52"><text:span text:style-name="CharStyle4"><text:span text:style-name="T7">hviezda zemská,</text:span></text:span></text:p>
        <text:p text:style-name="P52"><text:span text:style-name="CharStyle4"><text:span text:style-name="T7">hviezda pokoja a slobody.</text:span></text:span></text:p>
        <text:p text:style-name="P19"><text:span text:style-name="CharStyle4"><text:span text:style-name="T7"/></text:span></text:p>
        <text:p text:style-name="P23"><text:span text:style-name="CharStyle4"><text:span text:style-name="T7">Raz k nej prídu všetky národy.</text:span></text:span></text:p>
        <text:p text:style-name="P8"><text:span text:style-name="CharStyle12"><text:span text:style-name="T7"/></text:span></text:p>
        <text:p text:style-name="P14"><text:span text:style-name="CharStyle12"><text:span text:style-name="T7"/></text:span></text:p>
        <text:p text:style-name="P14"><text:span text:style-name="CharStyle12"><text:span text:style-name="T7">SILVESTROVSKÝ VEČER</text:span></text:span></text:p>
        <text:p text:style-name="P3"><text:span text:style-name="CharStyle8"><text:span text:style-name="T7">v kruhu priateľov</text:span></text:span></text:p>
        <text:p text:style-name="P19"><text:span text:style-name="CharStyle4"><text:span text:style-name="T7"/></text:span></text:p>
        <text:p text:style-name="P44"><text:span text:style-name="CharStyle4"><text:span text:style-name="T7">Želali sme si často na Silvestra,</text:span></text:span></text:p>
        <text:p text:style-name="P44"><text:span text:style-name="CharStyle4"><text:span text:style-name="T7">vo chvíli, ke</text:span></text:span><text:span text:style-name="CharStyle4"><text:span text:style-name="T10">ď</text:span></text:span><text:span text:style-name="CharStyle4"><text:span text:style-name="T7"> starý rok </text:span></text:span><text:span text:style-name="CharStyle16"><text:span text:style-name="T2">o</text:span></text:span><text:span text:style-name="CharStyle16"><text:span text:style-name="T7">dchodil,</text:span></text:span></text:p>
        <text:p text:style-name="P44"><text:span text:style-name="CharStyle4"><text:span text:style-name="T7">aby nás aspoň v novom roku stretla</text:span></text:span></text:p>
        <text:p text:style-name="P44"><text:soft-page-break/><text:span text:style-name="CharStyle4"><text:span text:style-name="T7">štedrá dlaň milosrdnej náhody.</text:span></text:span></text:p>
        <text:p text:style-name="P44"><text:span text:style-name="CharStyle4"><text:span text:style-name="T7"/></text:span></text:p>
        <text:p text:style-name="P46"><text:span text:style-name="CharStyle4"><text:span text:style-name="T7">A potom sme sa uspávali vínom,</text:span></text:span></text:p>
        <text:p text:style-name="P44"><text:span text:style-name="CharStyle4"><text:span text:style-name="T7">rozchádzajúc sa pozde nad ránom,</text:span></text:span></text:p>
        <text:p text:style-name="P44"><text:span text:style-name="CharStyle4"><text:span text:style-name="T7">keď zobúdzal nás v svete nehostinnom</text:span></text:span></text:p>
        <text:p text:style-name="P44"><text:span text:style-name="CharStyle4"><text:span text:style-name="T7">hlavybôľ trezvejúcich pijanov</text:span></text:span></text:p>
        <text:p text:style-name="P19"><text:span text:style-name="CharStyle4"><text:span text:style-name="T7"/></text:span></text:p>
        <text:p text:style-name="P44"><text:span text:style-name="CharStyle4"><text:span text:style-name="T7">a žravá túžba po šťastí. No šedé</text:span></text:span></text:p>
        <text:p text:style-name="P44"><text:span text:style-name="CharStyle4"><text:span text:style-name="T7">sa vliekly dni jak smutní oslíci.</text:span></text:span></text:p>
        <text:p text:style-name="P44"><text:span text:style-name="CharStyle4"><text:span text:style-name="T7">Ťažko sa bolo vyhnúť starej biede</text:span></text:span></text:p>
        <text:p text:style-name="P44"><text:span text:style-name="CharStyle4"><text:span text:style-name="T7">a neľútostnej, hluchej ulici.</text:span></text:span></text:p>
        <text:p text:style-name="P44"><text:span text:style-name="CharStyle4"><text:span text:style-name="T7"/></text:span></text:p>
        <text:p text:style-name="P46"><text:span text:style-name="CharStyle4"><text:span text:style-name="T7">Ak náhoda ťa obšťastnila darom,</text:span></text:span></text:p>
        <text:p text:style-name="P44"><text:span text:style-name="CharStyle4"><text:span text:style-name="T7">stratil si často lásku priateľov,</text:span></text:span></text:p>
        <text:p text:style-name="P44"><text:span text:style-name="CharStyle4"><text:span text:style-name="T7">s ktorými na S</text:span></text:span><text:span text:style-name="CharStyle4"><text:span text:style-name="T2">il</text:span></text:span><text:span text:style-name="CharStyle4"><text:span text:style-name="T7">vestra nad pohárom</text:span></text:span></text:p>
        <text:p text:style-name="P44"><text:span text:style-name="CharStyle4"><text:span text:style-name="T7">delil si sa s nádejou nesmelou.</text:span></text:span></text:p>
        <text:p text:style-name="P7"><text:span text:style-name="CharStyle15"><text:span text:style-name="T7"/></text:span></text:p>
        <text:p text:style-name="P46"><text:span text:style-name="CharStyle4"><text:span text:style-name="T7">Pretože šťastie je len trpkou mukou,</text:span></text:span></text:p>
        <text:p text:style-name="P44"><text:span text:style-name="CharStyle4"><text:span text:style-name="T7">čo potom musí v krutých mrazoch sprieť,</text:span></text:span></text:p>
        <text:p text:style-name="P44"><text:span text:style-name="CharStyle4"><text:span text:style-name="T7">ak nerastie pod spravodlivou rukou,</text:span></text:span></text:p>
        <text:p text:style-name="P44"><text:span text:style-name="CharStyle4"><text:span text:style-name="T7">ak vypučí len ako pustokvet</text:span></text:span></text:p>
        <text:p text:style-name="P44"><text:span text:style-name="CharStyle4"><text:span text:style-name="T7"/></text:span></text:p>
        <text:p text:style-name="P46"><text:span text:style-name="CharStyle4"><text:span text:style-name="T7">v krvavých sadoch s</text:span></text:span><text:span text:style-name="CharStyle4"><text:span text:style-name="T2">ir</text:span></text:span><text:span text:style-name="CharStyle4"><text:span text:style-name="T7">ých listopadov</text:span></text:span></text:p>
        <text:p text:style-name="P44"><text:soft-page-break/><text:span text:style-name="CharStyle4"><text:span text:style-name="T7">pod almužníckym lúčom náhody</text:span></text:span></text:p>
        <text:p text:style-name="P44"><text:span text:style-name="CharStyle4"><text:span text:style-name="T7">a je (aj nechtiac) iba pustou zradou,</text:span></text:span></text:p>
        <text:p text:style-name="P44"><text:span text:style-name="CharStyle4"><text:span text:style-name="T7">zažiariac prudko, náhle odchodí</text:span></text:span></text:p>
        <text:p text:style-name="P19"><text:span text:style-name="CharStyle4"><text:span text:style-name="T7"/></text:span></text:p>
        <text:p text:style-name="P44"><text:span text:style-name="CharStyle4"><text:span text:style-name="T7">do tmy tak ako zatúlané zviera,</text:span></text:span></text:p>
        <text:p text:style-name="P44"><text:span text:style-name="CharStyle4"><text:span text:style-name="T7">zo všetkých teplých dvorov vypreté.</text:span></text:span></text:p>
        <text:p text:style-name="P44"><text:span text:style-name="CharStyle4"><text:span text:style-name="T7">Lež básnik, čo sa včera ponevieral,</text:span></text:span></text:p>
        <text:p text:style-name="P44"><text:span text:style-name="CharStyle4"><text:span text:style-name="T7">vzlykajúc nostalgické rýmy po svete,</text:span></text:span></text:p>
        <text:p text:style-name="P44"><text:span text:style-name="CharStyle4"><text:span text:style-name="T7"/></text:span></text:p>
        <text:p text:style-name="P46"><text:span text:style-name="CharStyle4"><text:span text:style-name="T7">dnes na Silvestra nad pohárom vína</text:span></text:span></text:p>
        <text:p text:style-name="P44"><text:span text:style-name="CharStyle4"><text:span text:style-name="T7">v hrejivom kruhu starých priateľov</text:span></text:span></text:p>
        <text:p text:style-name="P44"><text:span text:style-name="CharStyle4"><text:span text:style-name="T7">šabľami smiechu staré smútky stína</text:span></text:span></text:p>
        <text:p text:style-name="P44"><text:span text:style-name="CharStyle4"><text:span text:style-name="T7">a piesňou novou, piesňou veselou</text:span></text:span></text:p>
        <text:p text:style-name="P19"><text:span text:style-name="CharStyle4"><text:span text:style-name="T7"/></text:span></text:p>
        <text:p text:style-name="P23"><text:span text:style-name="CharStyle4"><text:span text:style-name="T7">nový rok víta s vyjasnenou tvárou</text:span></text:span></text:p>
        <text:p text:style-name="P23"><text:span text:style-name="CharStyle4"><text:span text:style-name="T7">(tak zajagá sa prsteň v plameni!)</text:span></text:span></text:p>
        <text:p text:style-name="P46"><text:span text:style-name="CharStyle4"><text:span text:style-name="T7">nad zprávou krajšou jak lesť starých snárov:</text:span></text:span></text:p>
        <text:p text:style-name="P44"><text:span text:style-name="CharStyle4"><text:span text:style-name="T7">na všetkých úsekoch plán splnený</text:span></text:span></text:p>
        <text:p text:style-name="P19"><text:span text:style-name="CharStyle4"><text:span text:style-name="T7"/></text:span></text:p>
        <text:p text:style-name="P44"><text:span text:style-name="CharStyle4"><text:span text:style-name="T7">navzdory škrekom kuvikov a supov,</text:span></text:span></text:p>
        <text:p text:style-name="P44"><text:span text:style-name="CharStyle4"><text:span text:style-name="T7">nad nimi tým viac slnce zachodí,</text:span></text:span></text:p>
        <text:p text:style-name="P44"><text:span text:style-name="CharStyle4"><text:span text:style-name="T7">čím n</text:span></text:span><text:span text:style-name="CharStyle4"><text:span text:style-name="T2">aš</text:span></text:span><text:span text:style-name="CharStyle4"><text:span text:style-name="T7">e šťastie nie je viacej skúpou,</text:span></text:span></text:p>
        <text:p text:style-name="P44"><text:span text:style-name="CharStyle4"><text:span text:style-name="T7">milosrdnou almužnou náhody,</text:span></text:span></text:p>
        <text:p text:style-name="P19"><text:soft-page-break/><text:span text:style-name="CharStyle4"><text:span text:style-name="T7"/></text:span></text:p>
        <text:p text:style-name="P44"><text:span text:style-name="CharStyle4"><text:span text:style-name="T7">lež starostlivým, dobrým, múdrym dielom</text:span></text:span></text:p>
        <text:p text:style-name="P44"><text:span text:style-name="CharStyle4"><text:span text:style-name="T7">spoločnej práce ľudu pokoja,</text:span></text:span></text:p>
        <text:p text:style-name="P46"><text:span text:style-name="CharStyle4"><text:span text:style-name="T7">čo kráča v rytme nepodkupn</text:span></text:span><text:span text:style-name="CharStyle4"><text:span text:style-name="T6">e</text:span></text:span><text:span text:style-name="CharStyle4"><text:span text:style-name="T7"> smelom</text:span></text:span></text:p>
        <text:p text:style-name="P44"><text:span text:style-name="CharStyle4"><text:span text:style-name="T7">cez vlny zúriaceho príboja,</text:span></text:span></text:p>
        <text:p text:style-name="P44"><text:span text:style-name="CharStyle4"><text:span text:style-name="T7"/></text:span></text:p>
        <text:p text:style-name="P19"><text:span text:style-name="CharStyle4"><text:span text:style-name="T7">ve</text:span></text:span><text:span text:style-name="CharStyle4"><text:span text:style-name="T10">ď</text:span></text:span><text:span text:style-name="CharStyle4"><text:span text:style-name="T7"> každou tonou vykopanej rudy,</text:span></text:span></text:p>
        <text:p text:style-name="P49"><text:span text:style-name="CharStyle4"><text:span text:style-name="T7">ve</text:span></text:span><text:span text:style-name="CharStyle4"><text:span text:style-name="T6">ď</text:span></text:span><text:span text:style-name="CharStyle4"><text:span text:style-name="T7"> každým prútom novej ocele</text:span></text:span></text:p>
        <text:p text:style-name="P52"><text:span text:style-name="CharStyle4"><text:span text:style-name="T7">spev šťastia budí v básnikovej hrudi,</text:span></text:span></text:p>
        <text:p text:style-name="P52"><text:span text:style-name="CharStyle4"><text:span text:style-name="T7">aby sa niesly piesne veselé</text:span></text:span></text:p>
        <text:p text:style-name="P52"><text:span text:style-name="CharStyle4"><text:span text:style-name="T7"/></text:span></text:p>
        <text:p text:style-name="P46"><text:span text:style-name="CharStyle4"><text:span text:style-name="T7">po našich cestách, poliach sjednotených,</text:span></text:span></text:p>
        <text:p text:style-name="P44"><text:span text:style-name="CharStyle4"><text:span text:style-name="T7">nad komínami fabrík, po riekach,</text:span></text:span></text:p>
        <text:p text:style-name="P49"><text:span text:style-name="CharStyle4"><text:span text:style-name="T7">po celej našej se</text:span></text:span><text:span text:style-name="CharStyle4"><text:span text:style-name="T2">dm</text:span></text:span><text:span text:style-name="CharStyle4"><text:span text:style-name="T7">okrásnej zemi,</text:span></text:span></text:p>
        <text:p text:style-name="P52"><text:span text:style-name="CharStyle4"><text:span text:style-name="T7">kvitnúcej pre slobodného človeka</text:span></text:span></text:p>
        <text:p text:style-name="P52"><text:span text:style-name="CharStyle4"><text:span text:style-name="T7"/></text:span></text:p>
        <text:p text:style-name="P46"><text:span text:style-name="CharStyle4"><text:span text:style-name="T7">bez nenávisti k roku, čo sa stráca,</text:span></text:span></text:p>
        <text:p text:style-name="P44"><text:span text:style-name="CharStyle4"><text:span text:style-name="T7">bez strachu pred rokom, čo prichodí:</text:span></text:span></text:p>
        <text:p text:style-name="P44"><text:span text:style-name="CharStyle4"><text:span text:style-name="T7">ve</text:span></text:span><text:span text:style-name="CharStyle4"><text:span text:style-name="T10">ď</text:span></text:span><text:span text:style-name="CharStyle4"><text:span text:style-name="T7"> čas už nie je planá karta hracia</text:span></text:span></text:p>
        <text:p text:style-name="P44"><text:span text:style-name="CharStyle4"><text:span text:style-name="T7">a šťastie nie je dielom náhody,</text:span></text:span></text:p>
        <text:p text:style-name="P7"><text:span text:style-name="CharStyle15"><text:span text:style-name="T7"/></text:span></text:p>
        <text:p text:style-name="P42"><text:span text:style-name="CharStyle4"><text:span text:style-name="T7">lež splniteľným plánom, pevnou čiarou,</text:span></text:span></text:p>
        <text:p text:style-name="P40"><text:span text:style-name="CharStyle4"><text:span text:style-name="T7">čo ako strelka mieri do cieľa.</text:span></text:span></text:p>
        <text:p text:style-name="P42"><text:soft-page-break/><text:span text:style-name="CharStyle4"><text:span text:style-name="T7">A básnik, rozžiarený nad pohárom,</text:span></text:span></text:p>
        <text:p text:style-name="P40"><text:span text:style-name="CharStyle4"><text:span text:style-name="T7">celému svetu ešte v roku starom</text:span></text:span></text:p>
        <text:p text:style-name="P40"><text:span text:style-name="CharStyle4"><text:span text:style-name="T7">pozdravy novoročné posiela.</text:span></text:span></text:p>
        <text:p text:style-name="P8"><text:span text:style-name="CharStyle12"><text:span text:style-name="T2"/></text:span></text:p>
        <text:p text:style-name="P14"><text:span text:style-name="CharStyle12"><text:span text:style-name="T2"/></text:span></text:p>
        <text:p text:style-name="P14"><text:span text:style-name="CharStyle12"><text:span text:style-name="T2">NA</text:span></text:span><text:span text:style-name="CharStyle12"><text:span text:style-name="T7"> NOV</text:span></text:span><text:span text:style-name="CharStyle12"><text:span text:style-name="T10">É</text:span></text:span><text:span text:style-name="CharStyle12"><text:span text:style-name="T7"> ČASY</text:span></text:span></text:p>
        <text:p text:style-name="P8"><text:span text:style-name="CharStyle4"><text:span text:style-name="T2"/></text:span></text:p>
        <text:p text:style-name="P40"><text:span text:style-name="CharStyle4"><text:span text:style-name="T2">Má</text:span></text:span><text:span text:style-name="CharStyle4"><text:span text:style-name="T7">jové davy v našej ulici</text:span></text:span></text:p>
        <text:p text:style-name="P40"><text:span text:style-name="CharStyle4"><text:span text:style-name="T7">pod baldachýnom zástav rozjasaných</text:span></text:span><text:span text:style-name="CharStyle4"><text:span text:style-name="T2">.</text:span></text:span></text:p>
        <text:p text:style-name="P40"><text:span text:style-name="CharStyle4"><text:span text:style-name="T7">Na perách pleseň. Úsmev na líci.</text:span></text:span></text:p>
        <text:p text:style-name="P8"><text:span text:style-name="CharStyle4"><text:span text:style-name="T7">Krok tvrdo zvoní.</text:span></text:span></text:p>
        <text:p text:style-name="P19"><text:span text:style-name="CharStyle4"><text:span text:style-name="T7"/></text:span></text:p>
        <text:p text:style-name="P23"><text:span text:style-name="CharStyle4"><text:span text:style-name="T7">A vznáša sa tá pieseň má</text:span></text:span><text:span text:style-name="CharStyle4"><text:span text:style-name="T10">m</text:span></text:span><text:span text:style-name="CharStyle4"><text:span text:style-name="T7">ivá.</text:span></text:span></text:p>
        <text:p text:style-name="P19"><text:span text:style-name="CharStyle4"><text:span text:style-name="T7">A snežia lupne na strechy a hlavy.</text:span></text:span></text:p>
        <text:p text:style-name="P42"><text:span text:style-name="CharStyle4"><text:span text:style-name="T7">Lež človek, ke</text:span></text:span><text:span text:style-name="CharStyle4"><text:span text:style-name="T10">ď</text:span></text:span><text:span text:style-name="CharStyle4"><text:span text:style-name="T7"> sa nazpät zadíva…</text:span></text:span></text:p>
        <text:p text:style-name="P40"><text:span text:style-name="CharStyle4"><text:span text:style-name="T7">Krok tvrdo zvoní.</text:span></text:span></text:p>
        <text:p text:style-name="P40"><text:span text:style-name="CharStyle4"><text:span text:style-name="T7"/></text:span></text:p>
        <text:p text:style-name="P42"><text:span text:style-name="CharStyle4"><text:span text:style-name="T7">Vy staré chyže. Domov s</text:span></text:span><text:span text:style-name="CharStyle4"><text:span text:style-name="T2">hrb</text:span></text:span><text:span text:style-name="CharStyle4"><text:span text:style-name="T7">ený</text:span></text:span></text:p>
        <text:p text:style-name="P40"><text:span text:style-name="CharStyle4"><text:span text:style-name="T7">pod ťarchou májov včera krvácavých.</text:span></text:span></text:p>
        <text:p text:style-name="P42"><text:span text:style-name="CharStyle4"><text:span text:style-name="T7">V nich mocneli sme jak kov v plameni.</text:span></text:span></text:p>
        <text:p text:style-name="P40"><text:span text:style-name="CharStyle4"><text:span text:style-name="T7">Krok tvrdo zvoní.</text:span></text:span></text:p>
        <text:p text:style-name="P40"><text:span text:style-name="CharStyle4"><text:span text:style-name="T7"/></text:span></text:p>
        <text:p text:style-name="P19"><text:span text:style-name="CharStyle4"><text:span text:style-name="T7">A trilkuje tá pleseň veselá.</text:span></text:span></text:p>
        <text:p text:style-name="P49"><text:soft-page-break/><text:span text:style-name="CharStyle4"><text:span text:style-name="T7">Škovran ju nesie mojou domovinou.</text:span></text:span></text:p>
        <text:p text:style-name="P52"><text:span text:style-name="CharStyle4"><text:span text:style-name="T7">Deň sedmokrásny. Kvetná nedeľa.</text:span></text:span></text:p>
        <text:p text:style-name="P52"><text:span text:style-name="CharStyle4"><text:span text:style-name="T7">Krok tvrdo zvoní.</text:span></text:span></text:p>
        <text:p text:style-name="P7"><text:span text:style-name="CharStyle15"><text:span text:style-name="T7"/></text:span></text:p>
        <text:p text:style-name="P46"><text:span text:style-name="CharStyle4"><text:span text:style-name="T7">Pokojný, istý, pevný ako mlat</text:span></text:span></text:p>
        <text:p text:style-name="P44"><text:span text:style-name="CharStyle4"><text:span text:style-name="T7">kráča môj ľud za vytúženým cieľom.</text:span></text:span></text:p>
        <text:p text:style-name="P44"><text:span text:style-name="CharStyle4"><text:span text:style-name="T7">Kto mnoho trpel, ten vie milovať.</text:span></text:span></text:p>
        <text:p text:style-name="P44"><text:span text:style-name="CharStyle4"><text:span text:style-name="T7">Krok tvrdo zvoní.</text:span></text:span></text:p>
        <text:p text:style-name="P44"><text:span text:style-name="CharStyle4"><text:span text:style-name="T7"/></text:span></text:p>
        <text:p text:style-name="P46"><text:span text:style-name="CharStyle4"><text:span text:style-name="T7">A pieseň znie a mocným náporom</text:span></text:span></text:p>
        <text:p text:style-name="P44"><text:span text:style-name="CharStyle4"><text:span text:style-name="T7">rozráža steny starej našej biedy,</text:span></text:span></text:p>
        <text:p text:style-name="P44"><text:span text:style-name="CharStyle4"><text:span text:style-name="T7">dobývajúc sa k novým obzorom.</text:span></text:span></text:p>
        <text:p text:style-name="P44"><text:span text:style-name="CharStyle4"><text:span text:style-name="T7">Krok tvrd</text:span></text:span><text:span text:style-name="CharStyle4"><text:span text:style-name="T2">o</text:span></text:span><text:span text:style-name="CharStyle4"><text:span text:style-name="T7"> </text:span></text:span><text:span text:style-name="CharStyle4"><text:span text:style-name="T10">z</text:span></text:span><text:span text:style-name="CharStyle4"><text:span text:style-name="T7">voní.</text:span></text:span></text:p>
        <text:p text:style-name="P19"><text:span text:style-name="CharStyle4"><text:span text:style-name="T7"/></text:span></text:p>
        <text:p text:style-name="P44"><text:span text:style-name="CharStyle4"><text:span text:style-name="T7">Nie, to už nie je špatnokrásny ľud,</text:span></text:span></text:p>
        <text:p text:style-name="P44"><text:span text:style-name="CharStyle4"><text:span text:style-name="T7">slobodný iba v piesni, žalujúcej</text:span></text:span></text:p>
        <text:p text:style-name="P44"><text:span text:style-name="CharStyle4"><text:span text:style-name="T7">molovým tónom. To je dravý prúd.</text:span></text:span></text:p>
        <text:p text:style-name="P44"><text:span text:style-name="CharStyle4"><text:span text:style-name="T7">Krok tvrdo zvoní.</text:span></text:span></text:p>
        <text:p text:style-name="P44"><text:span text:style-name="CharStyle4"><text:span text:style-name="T7"/></text:span></text:p>
        <text:p text:style-name="P46"><text:span text:style-name="CharStyle4"><text:span text:style-name="T7">A pieseň znie jak zvony jasavé</text:span></text:span></text:p>
        <text:p text:style-name="P44"><text:span text:style-name="CharStyle4"><text:span text:style-name="T7">a teplou pŕškou tónov neúnavných</text:span></text:span></text:p>
        <text:p text:style-name="P44"><text:span text:style-name="CharStyle4"><text:span text:style-name="T7">umýva život v prudkej záplave.</text:span></text:span></text:p>
        <text:p text:style-name="P19"><text:span text:style-name="CharStyle4"><text:span text:style-name="T7">Krok tvrdo zvoní.</text:span></text:span></text:p>
        <text:p text:style-name="P19"><text:soft-page-break/><text:span text:style-name="CharStyle4"><text:span text:style-name="T7"/></text:span></text:p>
        <text:p text:style-name="P44"><text:span text:style-name="CharStyle4"><text:span text:style-name="T7">Prac sa mu z cesty, kupčík bláhový!</text:span></text:span></text:p>
        <text:p text:style-name="P44"><text:span text:style-name="CharStyle4"><text:span text:style-name="T7">Plaz peňazí mu slučku nezadrhne,</text:span></text:span></text:p>
        <text:p text:style-name="P44"><text:span text:style-name="CharStyle4"><text:span text:style-name="T7">bo nemá strach, kto striasol okovy.</text:span></text:span><text:span text:style-name="CharStyle4"><text:span text:style-name="T10">ň</text:span></text:span><text:span text:style-name="CharStyle4"><text:span text:style-name="T7">Krok tvrdo zvoní.</text:span></text:span></text:p>
        <text:p text:style-name="P8"><text:span text:style-name="CharStyle4"><text:span text:style-name="T7"/></text:span></text:p>
        <text:p text:style-name="P14"><text:span text:style-name="CharStyle4"><text:span text:style-name="T7">A bude zvoniť ako mocný prúd.</text:span></text:span></text:p>
        <text:p text:style-name="P42"><text:span text:style-name="CharStyle4"><text:span text:style-name="T7">Pre uši vrahov výstrahou a zmarom,</text:span></text:span></text:p>
        <text:p text:style-name="P40"><text:span text:style-name="CharStyle4"><text:span text:style-name="T7">lež pre toho, čo nechce zahynúť,</text:span></text:span></text:p>
        <text:p text:style-name="P40"><text:span text:style-name="CharStyle4"><text:span text:style-name="T7">láskou a šťastím.</text:span></text:span></text:p>
        <text:p text:style-name="P8"><text:span text:style-name="CharStyle4"><text:span text:style-name="T7"/></text:span></text:p>
        <text:p text:style-name="P14"><text:span text:style-name="CharStyle4"><text:span text:style-name="T7">Na nové časy</text:span></text:span></text:p>
        <text:p text:style-name="P42"><text:span text:style-name="CharStyle4"><text:span text:style-name="T7">vo svete tomto beznádejne starom</text:span></text:span></text:p>
        <text:p text:style-name="P40"><text:span text:style-name="CharStyle4"><text:span text:style-name="T7">krok tvrdo zvoní.</text:span></text:span></text:p>
        <text:p text:style-name="P7"><text:span text:style-name="CharStyle15"><text:span text:style-name="T7"/></text:span></text:p>
        <text:p text:style-name="P13"><text:span text:style-name="CharStyle15"><text:span text:style-name="T7"/></text:span></text:p>
        <text:p text:style-name="P8"><text:span text:style-name="CharStyle12"><text:span text:style-name="T7">PA</text:span></text:span><text:span text:style-name="CharStyle12"><text:span text:style-name="T2">NY</text:span></text:span><text:span text:style-name="CharStyle12"><text:span text:style-name="T7">CH</text:span></text:span><text:span text:style-name="CharStyle12"><text:span text:style-name="T2">ÍDA</text:span></text:span></text:p>
        <text:p text:style-name="P3"><text:span text:style-name="CharStyle8"><text:span text:style-name="T7">za Petra </text:span></text:span><text:span text:style-name="CharStyle8"><text:span text:style-name="T2">Ji</text:span></text:span><text:span text:style-name="CharStyle8"><text:span text:style-name="T7">lemn</text:span></text:span><text:span text:style-name="CharStyle8"><text:span text:style-name="T2">i</text:span></text:span><text:span text:style-name="CharStyle8"><text:span text:style-name="T7">ckého</text:span></text:span></text:p>
        <text:p text:style-name="P8"><text:span text:style-name="CharStyle33"><text:span text:style-name="T2"/></text:span></text:p>
        <text:p text:style-name="P14"><text:span text:style-name="CharStyle33"><text:span text:style-name="T6">Za</text:span></text:span><text:span text:style-name="CharStyle4"><text:span text:style-name="T7">teba, za teba verš tento vzlykajúci.</text:span></text:span></text:p>
        <text:p text:style-name="P8"><text:span text:style-name="CharStyle4"><text:span text:style-name="T7"/></text:span></text:p>
        <text:p text:style-name="P40"><text:span text:style-name="CharStyle4"><text:span text:style-name="T7">Slovo sa trepoce jak motý</text:span></text:span><text:span text:style-name="CharStyle4"><text:span text:style-name="T2">ľ</text:span></text:span><text:span text:style-name="CharStyle4"><text:span text:style-name="T7"> v prudkom lúči,</text:span></text:span></text:p>
        <text:p text:style-name="P40"><text:span text:style-name="CharStyle4"><text:span text:style-name="T7">slovo sa trepoce jak pískľa v tlame hada,</text:span></text:span></text:p>
        <text:p text:style-name="P40"><text:span text:style-name="CharStyle4"><text:span text:style-name="T7">ke</text:span></text:span><text:span text:style-name="CharStyle4"><text:span text:style-name="T2">ď</text:span></text:span><text:span text:style-name="CharStyle4"><text:span text:style-name="T7"> šklbe krídlami a márne </text:span></text:span><text:span text:style-name="CharStyle4"><text:span text:style-name="T2">ú</text:span></text:span><text:span text:style-name="CharStyle4"><text:span text:style-name="T7">nik</text:span></text:span><text:span text:style-name="CharStyle4"><text:span text:style-name="T2"> h</text:span></text:span><text:span text:style-name="CharStyle4"><text:span text:style-name="T7">ľadá</text:span></text:span></text:p>
        <text:p text:style-name="P40"><text:soft-page-break/><text:span text:style-name="CharStyle4"><text:span text:style-name="T7">a márne uteká pred pravdou strašne prostou.</text:span></text:span></text:p>
        <text:p text:style-name="P40"><text:span text:style-name="CharStyle4"><text:span text:style-name="T7">Prúdy vôd hukocú pod hluchou klenbou mostov</text:span></text:span></text:p>
        <text:p text:style-name="P40"><text:span text:style-name="CharStyle4"><text:span text:style-name="T7">a vzlykajúci hlas už nemá, nemá síl,</text:span></text:span></text:p>
        <text:p text:style-name="P40"><text:span text:style-name="CharStyle4"><text:span text:style-name="T7">aby ich prekričal, aby ho dohonil,</text:span></text:span></text:p>
        <text:p text:style-name="P40"><text:span text:style-name="CharStyle4"><text:span text:style-name="T7">aby ho vrátil zpät z tých nenávratných brehov,</text:span></text:span></text:p>
        <text:p text:style-name="P40"><text:span text:style-name="CharStyle4"><text:span text:style-name="T7">aby ho vrátil zpät jak vždycky usmiateho...</text:span></text:span></text:p>
        <text:p text:style-name="P8"><text:span text:style-name="CharStyle4"><text:span text:style-name="T7"/></text:span></text:p>
        <text:p text:style-name="P14"><text:span text:style-name="CharStyle4"><text:span text:style-name="T7">Za teba, za teba verš tento vzlykajúci.</text:span></text:span></text:p>
        <text:p text:style-name="P8"><text:span text:style-name="CharStyle4"><text:span text:style-name="T7"/></text:span></text:p>
        <text:p text:style-name="P40"><text:span text:style-name="CharStyle4"><text:span text:style-name="T7">Slovo sa trepoce jak motýľ v prudkom lúči</text:span></text:span></text:p>
        <text:p text:style-name="P40"><text:span text:style-name="CharStyle4"><text:span text:style-name="T7">uprostred polnoci... lež daromn</text:span></text:span><text:span text:style-name="CharStyle4"><text:span text:style-name="T6">e</text:span></text:span><text:span text:style-name="CharStyle4"><text:span text:style-name="T7"> sa zdráha,</text:span></text:span></text:p>
        <text:p text:style-name="P40"><text:span text:style-name="CharStyle4"><text:span text:style-name="T7">piesok sa presypal a nepodkupná váha</text:span></text:span></text:p>
        <text:p text:style-name="P40"><text:span text:style-name="CharStyle4"><text:span text:style-name="T7">sa prudko zvrátila do krutej polohy.</text:span></text:span></text:p>
        <text:p text:style-name="P40"><text:span text:style-name="CharStyle4"><text:span text:style-name="T7">Čo včera malo tvar, je človek nebohý,</text:span></text:span></text:p>
        <text:p text:style-name="P42"><text:span text:style-name="CharStyle4"><text:span text:style-name="T7">čo včera malo tvar, je dneska bez tváre</text:span></text:span></text:p>
        <text:p text:style-name="P40"><text:span text:style-name="CharStyle4"><text:span text:style-name="T7">a iba žiaľ, žiaľ, žiaľ udiera o máre,</text:span></text:span></text:p>
        <text:p text:style-name="P40"><text:span text:style-name="CharStyle4"><text:span text:style-name="T7">bezmocný, krutý žiaľ, ktorý ťa náhle škrtí</text:span></text:span></text:p>
        <text:p text:style-name="P40"><text:span text:style-name="CharStyle4"><text:span text:style-name="T7">pazúrom ľútosti a víťaziacej smrti...</text:span></text:span></text:p>
        <text:p text:style-name="P8"><text:span text:style-name="CharStyle4"><text:span text:style-name="T7"/></text:span></text:p>
        <text:p text:style-name="P14"><text:span text:style-name="CharStyle4"><text:span text:style-name="T7">Za teba, za teba verš tento vzlykajúci.</text:span></text:span></text:p>
        <text:p text:style-name="P8"><text:span text:style-name="CharStyle4"><text:span text:style-name="T7"/></text:span></text:p>
        <text:p text:style-name="P40"><text:span text:style-name="CharStyle4"><text:span text:style-name="T7">Slovo sa trepoce jak motýľ v prudkom lúči,</text:span></text:span></text:p>
        <text:p text:style-name="P40"><text:span text:style-name="CharStyle4"><text:span text:style-name="T7">keď ako pardal zlý ho náhle zaskočí.</text:span></text:span></text:p>
        <text:p text:style-name="P40"><text:soft-page-break/><text:span text:style-name="CharStyle4"><text:span text:style-name="T7">Z prameňov zákerných tisnú sa do očí,</text:span></text:span></text:p>
        <text:p text:style-name="P40"><text:span text:style-name="CharStyle4"><text:span text:style-name="T7">do hrdla, do srdca slzy jak vlna slaná</text:span></text:span></text:p>
        <text:p text:style-name="P40"><text:span text:style-name="CharStyle4"><text:span text:style-name="T7">a zaplavujú ťa v rozkolísaných hranách,</text:span></text:span></text:p>
        <text:p text:style-name="P40"><text:span text:style-name="CharStyle4"><text:span text:style-name="T10">v </text:span></text:span><text:span text:style-name="CharStyle4"><text:span text:style-name="T7">strnulých pohľadoch súdruhov náhle nemých,</text:span></text:span></text:p>
        <text:p text:style-name="P40"><text:span text:style-name="CharStyle4"><text:span text:style-name="T7">v záchvevoch zástavy, sklonenej prudko k zemi</text:span></text:span></text:p>
        <text:p text:style-name="P40"><text:span text:style-name="CharStyle4"><text:span text:style-name="T7">nad hrsťou popola, čo zostal do amfory</text:span></text:span></text:p>
        <text:p text:style-name="P40"><text:span text:style-name="CharStyle4"><text:span text:style-name="T7">v trúfalej nádeji, že ešte prehovorí…</text:span></text:span></text:p>
        <text:p text:style-name="P40"><text:span text:style-name="CharStyle4"><text:span text:style-name="T7"/></text:span></text:p>
        <text:p text:style-name="P8"><text:span text:style-name="CharStyle4"><text:span text:style-name="T7">Za teba, za teba verš tento vzlykajúci.</text:span></text:span></text:p>
        <text:p text:style-name="P14"><text:span text:style-name="CharStyle4"><text:span text:style-name="T7"/></text:span></text:p>
        <text:p text:style-name="P42"><text:span text:style-name="CharStyle4"><text:span text:style-name="T7">Slovo sa trepoce jak motýľ v prudkom lúči,</text:span></text:span></text:p>
        <text:p text:style-name="P40"><text:span text:style-name="CharStyle4"><text:span text:style-name="T7">lež ja si vravím: Nie, neumrie nikdy celý</text:span></text:span></text:p>
        <text:p text:style-name="P40"><text:span text:style-name="CharStyle4"><text:span text:style-name="T7">pre národ bedárov, s ktorým sa štedro delil</text:span></text:span></text:p>
        <text:p text:style-name="P40"><text:span text:style-name="CharStyle4"><text:span text:style-name="T7">o chlebík ovsený, čo ho bolo tak málo,</text:span></text:span></text:p>
        <text:p text:style-name="P40"><text:span text:style-name="CharStyle4"><text:span text:style-name="T2">ž</text:span></text:span><text:span text:style-name="CharStyle4"><text:span text:style-name="T7">e zavše pre všetkých sa z neho nedostalo</text:span></text:span></text:p>
        <text:p text:style-name="P46"><text:span text:style-name="CharStyle4"><text:span text:style-name="T7">v zakliatej krajine, kde luna mala tvar</text:span></text:span></text:p>
        <text:p text:style-name="P44"><text:span text:style-name="CharStyle4"><text:span text:style-name="T7">výsmechu pre </text:span></text:span><text:span text:style-name="CharStyle4"><text:span text:style-name="T6">m</text:span></text:span><text:span text:style-name="CharStyle4"><text:span text:style-name="T7">áje, ke</text:span></text:span><text:span text:style-name="CharStyle4"><text:span text:style-name="T10">ď</text:span></text:span><text:span text:style-name="CharStyle4"><text:span text:style-name="T7"> do nich víchor pral</text:span></text:span></text:p>
        <text:p text:style-name="P44"><text:span text:style-name="CharStyle4"><text:span text:style-name="T7">a keď ich okiadzal tymián litánie,</text:span></text:span></text:p>
        <text:p text:style-name="P44"><text:span text:style-name="CharStyle4"><text:span text:style-name="T7">až človek zabúdal, ako tu voda hnije..</text:span></text:span><text:span text:style-name="CharStyle4"><text:span text:style-name="T2">.</text:span></text:span></text:p>
        <text:p text:style-name="P8"><text:span text:style-name="CharStyle33"><text:span text:style-name="T7"/></text:span></text:p>
        <text:p text:style-name="P14"><text:span text:style-name="CharStyle33"><text:span text:style-name="T7">Za </text:span></text:span><text:span text:style-name="CharStyle4"><text:span text:style-name="T7">teba, za teba verš tento vzlykajúci.</text:span></text:span></text:p>
        <text:p text:style-name="P19"><text:span text:style-name="CharStyle4"><text:span text:style-name="T7"/></text:span></text:p>
        <text:p text:style-name="P44"><text:span text:style-name="CharStyle4"><text:span text:style-name="T7">Slovo sa trepoce jak motý</text:span></text:span><text:span text:style-name="CharStyle4"><text:span text:style-name="T6">ľ</text:span></text:span><text:span text:style-name="CharStyle4"><text:span text:style-name="T7"> v prudkom lúči,</text:span></text:span></text:p>
        <text:p text:style-name="P44"><text:soft-page-break/><text:span text:style-name="CharStyle4"><text:span text:style-name="T7">lež ja si vravím NIE v bolestnej pokore,</text:span></text:span></text:p>
        <text:p text:style-name="P44"><text:span text:style-name="CharStyle4"><text:span text:style-name="T7">tá báseň nekončí v mlčiacej amfore,</text:span></text:span></text:p>
        <text:p text:style-name="P44"><text:span text:style-name="CharStyle4"><text:span text:style-name="T7">tá báseň nekončí v trúchlivých tónoch hrany,</text:span></text:span></text:p>
        <text:p text:style-name="P44"><text:span text:style-name="CharStyle4"><text:span text:style-name="T7">ten život košatý, bohato rozdávaný,</text:span></text:span></text:p>
        <text:p text:style-name="P44"><text:span text:style-name="CharStyle4"><text:span text:style-name="T7">rozsiaty v národe jak neústupné semä</text:span></text:span></text:p>
        <text:p text:style-name="P44"><text:span text:style-name="CharStyle4"><text:span text:style-name="T7">bezpečne korení do lona tejto zeme</text:span></text:span></text:p>
        <text:p text:style-name="P44"><text:span text:style-name="CharStyle4"><text:span text:style-name="T7">po grapoch kopaníc a dolu po rovinách</text:span></text:span></text:p>
        <text:p text:style-name="P44"><text:span text:style-name="CharStyle4"><text:span text:style-name="T7">bude sa nad nami jak mocná dúha spínať,</text:span></text:span></text:p>
        <text:p text:style-name="P28"><text:span text:style-name="CharStyle18"><text:span text:style-name="T2"/></text:span></text:p>
        <text:p text:style-name="P52"><text:span text:style-name="CharStyle4"><text:span text:style-name="T7">jak mosty bude čnieť nad nepokojom prúdu,</text:span></text:span></text:p>
        <text:p text:style-name="P52"><text:span text:style-name="CharStyle4"><text:span text:style-name="T7">jak dlane láskavé striezť bude pravdu </text:span></text:span><text:span text:style-name="CharStyle4"><text:span text:style-name="T2">ľ</text:span></text:span><text:span text:style-name="CharStyle4"><text:span text:style-name="T7">udu,</text:span></text:span></text:p>
        <text:p text:style-name="P52"><text:span text:style-name="CharStyle4"><text:span text:style-name="T7">jak víchor za</text:span></text:span><text:span text:style-name="CharStyle4"><text:span text:style-name="T2">du</text:span></text:span><text:span text:style-name="CharStyle4"><text:span text:style-name="T7">je do omdlenosti vier,</text:span></text:span></text:p>
        <text:p text:style-name="P52"><text:span text:style-name="CharStyle4"><text:span text:style-name="T7">jak strelka kompasu ukáže správny smer,</text:span></text:span></text:p>
        <text:p text:style-name="P52"><text:span text:style-name="CharStyle4"><text:span text:style-name="T7">jak</text:span></text:span><text:span text:style-name="CharStyle4"><text:span text:style-name="T2"> </text:span></text:span><text:span text:style-name="CharStyle4"><text:span text:style-name="T7">rozľútený bič biť bude strach a zradu,</text:span></text:span></text:p>
        <text:p text:style-name="P52"><text:span text:style-name="CharStyle4"><text:span text:style-name="T7">jak maják vystríhať pred úbohosťou pádu</text:span></text:span></text:p>
        <text:p text:style-name="P52"><text:span text:style-name="CharStyle4"><text:span text:style-name="T7">obrazom zajtrajška, čo neodvratne príde,</text:span></text:span></text:p>
        <text:p text:style-name="P42"><text:span text:style-name="CharStyle4"><text:span text:style-name="T7">obrazom zajtrajška, ktorý on dávno videl,</text:span></text:span></text:p>
        <text:p text:style-name="P40"><text:span text:style-name="CharStyle4"><text:span text:style-name="T7">čo žiaril z jeho kníh i v zraku rozpálenom,</text:span></text:span></text:p>
        <text:p text:style-name="P40"><text:span text:style-name="CharStyle4"><text:span text:style-name="T7">keď nám ho zvestoval, nazvúc ho pravým menom.</text:span></text:span></text:p>
        <text:p text:style-name="P8"><text:span text:style-name="CharStyle4"><text:span text:style-name="T7"/></text:span></text:p>
        <text:p text:style-name="P14"><text:span text:style-name="CharStyle4"><text:span text:style-name="T7">Za teba, za teba verš tento vzlykajúci.</text:span></text:span></text:p>
        <text:p text:style-name="P8"><text:span text:style-name="CharStyle4"><text:span text:style-name="T7"/></text:span></text:p>
        <text:p text:style-name="P40"><text:span text:style-name="CharStyle4"><text:span text:style-name="T7">Slovo sa trepoce jak motýľ v prudkom lúči,</text:span></text:span></text:p>
        <text:p text:style-name="P40"><text:soft-page-break/><text:span text:style-name="CharStyle4"><text:span text:style-name="T7">lež ja si vravím: Nie, nie, nikdy neodíde,</text:span></text:span></text:p>
        <text:p text:style-name="P40"><text:span text:style-name="CharStyle4"><text:span text:style-name="T7">zdá sa mi, že je tu, na vlastnej panychíde,</text:span></text:span></text:p>
        <text:p text:style-name="P40"><text:span text:style-name="CharStyle4"><text:span text:style-name="T7">v zástupe trúchliacom nad jeho včasným skonom,</text:span></text:span></text:p>
        <text:p text:style-name="P40"><text:span text:style-name="CharStyle4"><text:span text:style-name="T7">v záhyboch tichých slov, meditujúcich o ňom,</text:span></text:span></text:p>
        <text:p text:style-name="P40"><text:span text:style-name="CharStyle4"><text:span text:style-name="T7">a v jeho pohľade,</text:span></text:span><text:span text:style-name="CharStyle4"><text:span text:style-name="T2"> </text:span></text:span><text:span text:style-name="CharStyle4"><text:span text:style-name="T6">j</text:span></text:span><text:span text:style-name="CharStyle4"><text:span text:style-name="T7">ak vždycky veselom,</text:span></text:span></text:p>
        <text:p text:style-name="P40"><text:span text:style-name="CharStyle4"><text:span text:style-name="T7">na pozdrav súdruhom, na pozdrav priateľom</text:span></text:span></text:p>
        <text:p text:style-name="P40"><text:span text:style-name="CharStyle4"><text:span text:style-name="T7">jagá sa, jagá sa lúč hviezdy od Východu.</text:span></text:span></text:p>
        <text:p text:style-name="P8"><text:span text:style-name="CharStyle4"><text:span text:style-name="T7"/></text:span></text:p>
        <text:p text:style-name="P14"><text:span text:style-name="CharStyle4"><text:span text:style-name="T7">Nie, nikdy neumrie, jak nikto z jeho rodu!</text:span></text:span></text:p>
        <text:p text:style-name="P7"><text:span text:style-name="CharStyle15"><text:span text:style-name="T7"/></text:span></text:p>
        <text:p text:style-name="P13"><text:span text:style-name="CharStyle15"><text:span text:style-name="T7"/></text:span></text:p>
        <text:p text:style-name="P8"><text:span text:style-name="CharStyle12"><text:span text:style-name="T2">PANYCH</text:span></text:span><text:span text:style-name="CharStyle12"><text:span text:style-name="T7">Í</text:span></text:span><text:span text:style-name="CharStyle12"><text:span text:style-name="T2">DA</text:span></text:span></text:p>
        <text:p text:style-name="P3"><text:span text:style-name="CharStyle8"><text:span text:style-name="T7">za Juraja Dimitrova</text:span></text:span></text:p>
        <text:p text:style-name="P8"><text:span text:style-name="CharStyle34"><text:span text:style-name="T7"/></text:span></text:p>
        <text:p text:style-name="P40"><text:span text:style-name="CharStyle34"><text:span text:style-name="T7">M</text:span></text:span><text:span text:style-name="CharStyle34"><text:span text:style-name="T6">lč</text:span></text:span><text:span text:style-name="CharStyle34"><text:span text:style-name="T7">, </text:span></text:span><text:span text:style-name="CharStyle4"><text:span text:style-name="T7">slovo zbabelé, tu plakať nebudeme,</text:span></text:span></text:p>
        <text:p text:style-name="P40"><text:span text:style-name="CharStyle4"><text:span text:style-name="T7">i ke</text:span></text:span><text:span text:style-name="CharStyle4"><text:span text:style-name="T2">ď</text:span></text:span><text:span text:style-name="CharStyle4"><text:span text:style-name="T7"> ťa láme vzlyk, </text:span></text:span><text:span text:style-name="CharStyle4"><text:span text:style-name="T10">i</text:span></text:span><text:span text:style-name="CharStyle4"><text:span text:style-name="T7"> keď nás drví žiaľ</text:span></text:span></text:p>
        <text:p text:style-name="P40"><text:span text:style-name="CharStyle4"><text:span text:style-name="T7">nad týmto životom, ktorý jak vzdorné semä</text:span></text:span></text:p>
        <text:p text:style-name="P40"><text:span text:style-name="CharStyle4"><text:span text:style-name="T7">do bezútešných skál odvahu zasieval,</text:span></text:span></text:p>
        <text:p text:style-name="P40"><text:span text:style-name="CharStyle4"><text:span text:style-name="T7">než náhle zanemel v mrazivom objatí</text:span></text:span></text:p>
        <text:p text:style-name="P40"><text:span text:style-name="CharStyle4"><text:span text:style-name="T7">rozkolísaných hrá</text:span></text:span><text:span text:style-name="CharStyle4"><text:span text:style-name="T2">n</text:span></text:span><text:span text:style-name="CharStyle4"><text:span text:style-name="T7">... Ale to neplatí!</text:span></text:span></text:p>
        <text:p text:style-name="P8"><text:span text:style-name="CharStyle4"><text:span text:style-name="T7"/></text:span></text:p>
        <text:p text:style-name="P40"><text:span text:style-name="CharStyle4"><text:span text:style-name="T7">Ja viem, že nezaznie hlas jeho, </text:span></text:span><text:span text:style-name="CharStyle4"><text:span text:style-name="T2">b</text:span></text:span><text:span text:style-name="CharStyle4"><text:span text:style-name="T7">urcujúci</text:span></text:span></text:p>
        <text:p text:style-name="P40"><text:span text:style-name="CharStyle4"><text:span text:style-name="T7">zástupy bedárov z krvavých námestí,</text:span></text:span></text:p>
        <text:p text:style-name="P40"><text:soft-page-break/><text:span text:style-name="CharStyle4"><text:span text:style-name="T7">že hoci vracia sa, predsa sa treba lúčiť,</text:span></text:span></text:p>
        <text:p text:style-name="P40"><text:span text:style-name="CharStyle4"><text:span text:style-name="T7">že jeho rodná zem bolesťou šelestí,</text:span></text:span></text:p>
        <text:p text:style-name="P40"><text:span text:style-name="CharStyle4"><text:span text:style-name="T7">keď si ho privíňa v mrazivom objatí</text:span></text:span></text:p>
        <text:p text:style-name="P40"><text:span text:style-name="CharStyle4"><text:span text:style-name="T7">rozkolísaných hrá</text:span></text:span><text:span text:style-name="CharStyle4"><text:span text:style-name="T2">n</text:span></text:span><text:span text:style-name="CharStyle4"><text:span text:style-name="T7">... Ale to neplatí!</text:span></text:span></text:p>
        <text:p text:style-name="P8"><text:span text:style-name="CharStyle4"><text:span text:style-name="T7"/></text:span></text:p>
        <text:p text:style-name="P40"><text:span text:style-name="CharStyle4"><text:span text:style-name="T7">Mlč, slovo zbabelé, tu nebudeme kvíliť</text:span></text:span></text:p>
        <text:p text:style-name="P40"><text:span text:style-name="CharStyle4"><text:span text:style-name="T7">pre koniec príbehu, ktorý sa zatvára</text:span></text:span></text:p>
        <text:p text:style-name="P40"><text:span text:style-name="CharStyle4"><text:span text:style-name="T7">jak kniha básnická. Koľkí z nej vieru pili</text:span></text:span></text:p>
        <text:p text:style-name="P49"><text:span text:style-name="CharStyle4"><text:span text:style-name="T7">jak nápoj z nevyčerpateľného pohára,</text:span></text:span></text:p>
        <text:p text:style-name="P52"><text:span text:style-name="CharStyle4"><text:span text:style-name="T7">než náhle odtiekol v mrazivom objatí</text:span></text:span></text:p>
        <text:p text:style-name="P52"><text:span text:style-name="CharStyle4"><text:span text:style-name="T7">rozkolísaných hrán... Ale to neplatí!</text:span></text:span></text:p>
        <text:p text:style-name="P8"><text:span text:style-name="CharStyle4"><text:span text:style-name="T7"/></text:span></text:p>
        <text:p text:style-name="P40"><text:span text:style-name="CharStyle4"><text:span text:style-name="T7">Ja viem, že bude vždy biť zbabelcov a katov,</text:span></text:span></text:p>
        <text:p text:style-name="P40"><text:span text:style-name="CharStyle4"><text:span text:style-name="T7">jak vtedy pred rokmi, jeho bojovný hlas</text:span></text:span></text:p>
        <text:p text:style-name="P40"><text:span text:style-name="CharStyle4"><text:span text:style-name="T7">výstrahou slobody pre všetkých ľudských bratov,</text:span></text:span></text:p>
        <text:p text:style-name="P40"><text:span text:style-name="CharStyle4"><text:span text:style-name="T7">výstrahou nádeje utlačovaných más,</text:span></text:span></text:p>
        <text:p text:style-name="P40"><text:span text:style-name="CharStyle4"><text:span text:style-name="T7">hoc náhle zatíchol v mrazivom objatí</text:span></text:span></text:p>
        <text:p text:style-name="P40"><text:span text:style-name="CharStyle4"><text:span text:style-name="T7">rozkolísaných hrán... Ale to neplatí!</text:span></text:span></text:p>
        <text:p text:style-name="P8"><text:span text:style-name="CharStyle4"><text:span text:style-name="T7"/></text:span></text:p>
        <text:p text:style-name="P40"><text:span text:style-name="CharStyle4"><text:span text:style-name="T7">Mlč, slovo zbabelé! Nie v sláve mauzólea,</text:span></text:span></text:p>
        <text:p text:style-name="P40"><text:span text:style-name="CharStyle4"><text:span text:style-name="T7">nie v kvíľbe panychíd sa končí táto púť.</text:span></text:span></text:p>
        <text:p text:style-name="P42"><text:span text:style-name="CharStyle4"><text:span text:style-name="T7">S životmi zástupov sa jeho život slieva,</text:span></text:span></text:p>
        <text:p text:style-name="P40"><text:span text:style-name="CharStyle4"><text:span text:style-name="T7">jak nepodkupný prúd za slnkom vedie ľud,</text:span></text:span></text:p>
        <text:p text:style-name="P40"><text:soft-page-break/><text:span text:style-name="CharStyle4"><text:span text:style-name="T7">čo si ho privíňa v mrazivom objatí</text:span></text:span></text:p>
        <text:p text:style-name="P40"><text:span text:style-name="CharStyle4"><text:span text:style-name="T7">rozkolísaných hrán... Ale to neplatí!</text:span></text:span></text:p>
        <text:p text:style-name="P8"><text:span text:style-name="CharStyle4"><text:span text:style-name="T7"/></text:span></text:p>
        <text:p text:style-name="P40"><text:span text:style-name="CharStyle4"><text:span text:style-name="T7">Ja viem, ja dobre viem, môj pútnik náhle nemý,</text:span></text:span></text:p>
        <text:p text:style-name="P40"><text:span text:style-name="CharStyle4"><text:span text:style-name="T7">že odvážny tvoj hlas tu bude stále znieť</text:span></text:span></text:p>
        <text:p text:style-name="P40"><text:span text:style-name="CharStyle4"><text:span text:style-name="T7">jak rozjasaný zvon po celej šírej zemi,</text:span></text:span></text:p>
        <text:p text:style-name="P40"><text:span text:style-name="CharStyle4"><text:span text:style-name="T7">že pravda víťazí, že ľudstvo kráča vpred!</text:span></text:span></text:p>
        <text:p text:style-name="P42"><text:span text:style-name="CharStyle4"><text:span text:style-name="T7">Len človek odchádza v mrazivom objatí</text:span></text:span></text:p>
        <text:p text:style-name="P40"><text:span text:style-name="CharStyle4"><text:span text:style-name="T7">rozkolísaných hrán... Ale to neplatí!</text:span></text:span></text:p>
        <text:p text:style-name="P4"><text:span text:style-name="CharStyle20"><text:span text:style-name="T7"/></text:span></text:p>
        <text:p text:style-name="P55"><text:span text:style-name="CharStyle20"><text:span text:style-name="T7"/></text:span></text:p>
        <text:p text:style-name="P8"><text:span text:style-name="CharStyle12"><text:span text:style-name="T7">ZA TIMRAVOU</text:span></text:span></text:p>
        <text:p text:style-name="P8"><text:span text:style-name="CharStyle33"><text:span text:style-name="T7"/></text:span></text:p>
        <text:p text:style-name="P40"><text:span text:style-name="CharStyle33"><text:span text:style-name="T7">Pol</text:span></text:span><text:span text:style-name="CharStyle4"><text:span text:style-name="T7">ichno, Ábelová,</text:span></text:span></text:p>
        <text:p text:style-name="P40"><text:span text:style-name="CharStyle4"><text:span text:style-name="T7">svet v svete stratený.</text:span></text:span></text:p>
        <text:p text:style-name="P40"><text:span text:style-name="CharStyle4"><text:span text:style-name="T7">Ja viem, ja viem, kto koval</text:span></text:span></text:p>
        <text:p text:style-name="P40"><text:span text:style-name="CharStyle4"><text:span text:style-name="T7">tú reťaz v plameni,</text:span></text:span></text:p>
        <text:p text:style-name="P40"><text:span text:style-name="CharStyle4"><text:span text:style-name="T7">ten obzor shrbený</text:span></text:span></text:p>
        <text:p text:style-name="P40"><text:span text:style-name="CharStyle4"><text:span text:style-name="T7"/></text:span></text:p>
        <text:p text:style-name="P40"><text:span text:style-name="CharStyle4"><text:span text:style-name="T7">nad brázdy našich polí,</text:span></text:span></text:p>
        <text:p text:style-name="P40"><text:span text:style-name="CharStyle4"><text:span text:style-name="T7">čo </text:span></text:span><text:span text:style-name="CharStyle4"><text:span text:style-name="T10">i</text:span></text:span><text:span text:style-name="CharStyle4"><text:span text:style-name="T7">ným</text:span></text:span><text:span text:style-name="CharStyle4"><text:span text:style-name="T2"> </text:span></text:span><text:span text:style-name="CharStyle4"><text:span text:style-name="T7">rodily:</text:span></text:span></text:p>
        <text:p text:style-name="P40"><text:span text:style-name="CharStyle4"><text:span text:style-name="T7">včerajšok, ktorý bolí,</text:span></text:span></text:p>
        <text:p text:style-name="P40"><text:span text:style-name="CharStyle4"><text:span text:style-name="T7">ktorý sme hodili</text:span></text:span></text:p>
        <text:p text:style-name="P40"><text:soft-page-break/><text:span text:style-name="CharStyle4"><text:span text:style-name="T7">do temnej mohyly,</text:span></text:span></text:p>
        <text:p text:style-name="P40"><text:span text:style-name="CharStyle4"><text:span text:style-name="T7"/></text:span></text:p>
        <text:p text:style-name="P40"><text:span text:style-name="CharStyle4"><text:span text:style-name="T7">aby dnes k sláve rástol</text:span></text:span></text:p>
        <text:p text:style-name="P40"><text:span text:style-name="CharStyle4"><text:span text:style-name="T7">svet tebou nájdený,</text:span></text:span></text:p>
        <text:p text:style-name="P40"><text:span text:style-name="CharStyle4"><text:span text:style-name="T7">aby si sadol za stôl</text:span></text:span></text:p>
        <text:p text:style-name="P40"><text:span text:style-name="CharStyle4"><text:span text:style-name="T10">ľ</text:span></text:span><text:span text:style-name="CharStyle4"><text:span text:style-name="T7">ud tebou kalený</text:span></text:span></text:p>
        <text:p text:style-name="P40"><text:span text:style-name="CharStyle4"><text:span text:style-name="T7">na oceľ v plameni</text:span></text:span></text:p>
        <text:p text:style-name="P19"><text:span text:style-name="CharStyle4"><text:span text:style-name="T7"/></text:span></text:p>
        <text:p text:style-name="P44"><text:span text:style-name="CharStyle4"><text:span text:style-name="T7">mocného tvojho hlasu,</text:span></text:span></text:p>
        <text:p text:style-name="P44"><text:span text:style-name="CharStyle4"><text:span text:style-name="T7">čo šľahal bez bázne,</text:span></text:span></text:p>
        <text:p text:style-name="P44"><text:span text:style-name="CharStyle4"><text:span text:style-name="T7">navzdory zlého času,</text:span></text:span></text:p>
        <text:p text:style-name="P44"><text:span text:style-name="CharStyle4"><text:span text:style-name="T7">presne a odvážne,</text:span></text:span></text:p>
        <text:p text:style-name="P44"><text:span text:style-name="CharStyle4"><text:span text:style-name="T7">tvrdo, lež víťazne</text:span></text:span></text:p>
        <text:p text:style-name="P44"><text:span text:style-name="CharStyle4"><text:span text:style-name="T7"/></text:span></text:p>
        <text:p text:style-name="P46"><text:span text:style-name="CharStyle4"><text:span text:style-name="T7">prázdnotu panskej pýchy,</text:span></text:span></text:p>
        <text:p text:style-name="P44"><text:span text:style-name="CharStyle4"><text:span text:style-name="T7">hrdinstvá stratené</text:span></text:span></text:p>
        <text:p text:style-name="P44"><text:span text:style-name="CharStyle4"><text:span text:style-name="T7">v zbabelých túžbach lichých,</text:span></text:span></text:p>
        <text:p text:style-name="P44"><text:span text:style-name="CharStyle4"><text:span text:style-name="T7">či srdcia zasnené</text:span></text:span></text:p>
        <text:p text:style-name="P44"><text:span text:style-name="CharStyle4"><text:span text:style-name="T7">v neplodné rojčenie.</text:span></text:span></text:p>
        <text:p text:style-name="P19"><text:span text:style-name="CharStyle4"><text:span text:style-name="T7"/></text:span></text:p>
        <text:p text:style-name="P44"><text:span text:style-name="CharStyle4"><text:span text:style-name="T7">Nie láska vzlykajúca,</text:span></text:span></text:p>
        <text:p text:style-name="P44"><text:span text:style-name="CharStyle4"><text:span text:style-name="T7">čo c</text:span></text:span><text:span text:style-name="CharStyle4"><text:span text:style-name="T6">i</text:span></text:span><text:span text:style-name="CharStyle4"><text:span text:style-name="T7">tne švitorí,</text:span></text:span></text:p>
        <text:p text:style-name="P44"><text:span text:style-name="CharStyle4"><text:span text:style-name="T7">lež smiech, </text:span></text:span><text:span text:style-name="CharStyle4"><text:span text:style-name="T10">č</text:span></text:span><text:span text:style-name="CharStyle4"><text:span text:style-name="T7">o hrádze rúca,</text:span></text:span></text:p>
        <text:p text:style-name="P44"><text:soft-page-break/><text:span text:style-name="CharStyle4"><text:span text:style-name="T7">čo láme závory,</text:span></text:span></text:p>
        <text:p text:style-name="P44"><text:span text:style-name="CharStyle4"><text:span text:style-name="T7">čo šíri obzory,</text:span></text:span></text:p>
        <text:p text:style-name="P44"><text:span text:style-name="CharStyle4"><text:span text:style-name="T7"/></text:span></text:p>
        <text:p text:style-name="P44"><text:span text:style-name="CharStyle4"><text:span text:style-name="T7">útočí v tvojom hlase</text:span></text:span></text:p>
        <text:p text:style-name="P44"><text:span text:style-name="CharStyle4"><text:span text:style-name="T7">do reťaziacich pút</text:span></text:span></text:p>
        <text:p text:style-name="P44"><text:span text:style-name="CharStyle4"><text:span text:style-name="T7">včera, dnes, v každom čase —</text:span></text:span></text:p>
        <text:p text:style-name="P44"><text:span text:style-name="CharStyle4"><text:span text:style-name="T7">to špatnokrásny ľud</text:span></text:span></text:p>
        <text:p text:style-name="P44"><text:span text:style-name="CharStyle4"><text:span text:style-name="T7">tak ako dravý prúd</text:span></text:span></text:p>
        <text:p text:style-name="P5"><text:span text:style-name="CharStyle35"><text:span text:style-name="T2"/></text:span></text:p>
        <text:p text:style-name="P42"><text:span text:style-name="CharStyle4"><text:span text:style-name="T7">dvíha sa, dužie, rastie</text:span></text:span></text:p>
        <text:p text:style-name="P40"><text:span text:style-name="CharStyle4"><text:span text:style-name="T7">z včerajších našich bied,</text:span></text:span></text:p>
        <text:p text:style-name="P40"><text:span text:style-name="CharStyle4"><text:span text:style-name="T7">tak ako zrno </text:span></text:span><text:span text:style-name="CharStyle4"><text:span text:style-name="T2">v</text:span></text:span><text:span text:style-name="CharStyle4"><text:span text:style-name="T7"> brázde,</text:span></text:span></text:p>
        <text:p text:style-name="P40"><text:span text:style-name="CharStyle4"><text:span text:style-name="T7">tak ako v máji kvet,</text:span></text:span></text:p>
        <text:p text:style-name="P40"><text:span text:style-name="CharStyle4"><text:span text:style-name="T7">za slnkom, k výškam, vpred,</text:span></text:span></text:p>
        <text:p text:style-name="P8"><text:span text:style-name="CharStyle4"><text:span text:style-name="T7"/></text:span></text:p>
        <text:p text:style-name="P40"><text:span text:style-name="CharStyle4"><text:span text:style-name="T7">do budúcnosti ide</text:span></text:span></text:p>
        <text:p text:style-name="P40"><text:span text:style-name="CharStyle4"><text:span text:style-name="T7">cez smútky pohrebov,</text:span></text:span></text:p>
        <text:p text:style-name="P40"><text:span text:style-name="CharStyle4"><text:span text:style-name="T7">navzdory panychíde</text:span></text:span></text:p>
        <text:p text:style-name="P40"><text:span text:style-name="CharStyle4"><text:span text:style-name="T7">berúc ťa so sebou.</text:span></text:span></text:p>
        <text:p text:style-name="P8"><text:span text:style-name="CharStyle4"><text:span text:style-name="T7"/></text:span></text:p>
        <text:p text:style-name="P14"><text:span text:style-name="CharStyle4"><text:span text:style-name="T7">Berie ťa so sebou...</text:span></text:span></text:p>
        <text:p text:style-name="P8"><text:span text:style-name="CharStyle12"><text:span text:style-name="T7"/></text:span></text:p>
        <text:p text:style-name="P14"><text:span text:style-name="CharStyle12"><text:span text:style-name="T7"/></text:span></text:p>
        <text:p text:style-name="P14"><text:soft-page-break/><text:span text:style-name="CharStyle12"><text:span text:style-name="T7">SLOVENSKÁ PANORÁMA</text:span></text:span></text:p>
        <text:p text:style-name="P8"><text:span text:style-name="CharStyle33"><text:span text:style-name="T7"/></text:span></text:p>
        <text:p text:style-name="P40"><text:span text:style-name="CharStyle33"><text:span text:style-name="T10">T</text:span></text:span><text:span text:style-name="CharStyle4"><text:span text:style-name="T7">o je tá známa panoráma:</text:span></text:span></text:p>
        <text:p text:style-name="P40"><text:span text:style-name="CharStyle4"><text:span text:style-name="T7">tri ťavie hrby brál</text:span></text:span></text:p>
        <text:p text:style-name="P46"><text:span text:style-name="CharStyle4"><text:span text:style-name="T7">a dvoj</text:span></text:span><text:span text:style-name="CharStyle4"><text:span text:style-name="T2"> </text:span></text:span><text:span text:style-name="CharStyle4"><text:span text:style-name="T7">kríž biedy. Krutá dráma,</text:span></text:span></text:p>
        <text:p text:style-name="P44"><text:span text:style-name="CharStyle4"><text:span text:style-name="T7">ako ju básnik vyspieval,</text:span></text:span></text:p>
        <text:p text:style-name="P19"><text:span text:style-name="CharStyle4"><text:span text:style-name="T7"/></text:span></text:p>
        <text:p text:style-name="P44"><text:span text:style-name="CharStyle4"><text:span text:style-name="T7">ten starý, s vlasmi spletenými</text:span></text:span></text:p>
        <text:p text:style-name="P44"><text:span text:style-name="CharStyle4"><text:span text:style-name="T7">v otrocké vrkoče.</text:span></text:span></text:p>
        <text:p text:style-name="P42"><text:span text:style-name="CharStyle4"><text:span text:style-name="T7">Lež kto by tu dnes h</text:span></text:span><text:span text:style-name="CharStyle4"><text:span text:style-name="T2">ľ</text:span></text:span><text:span text:style-name="CharStyle4"><text:span text:style-name="T7">adal rýmy</text:span></text:span></text:p>
        <text:p text:style-name="P40"><text:span text:style-name="CharStyle4"><text:span text:style-name="T7">na mŕtve storočie,</text:span></text:span></text:p>
        <text:p text:style-name="P40"><text:span text:style-name="CharStyle4"><text:span text:style-name="T7"/></text:span></text:p>
        <text:p text:style-name="P40"><text:span text:style-name="CharStyle4"><text:span text:style-name="T7">ke</text:span></text:span><text:span text:style-name="CharStyle4"><text:span text:style-name="T10">ď</text:span></text:span><text:span text:style-name="CharStyle4"><text:span text:style-name="T7"> v ústrety ti živé beží</text:span></text:span></text:p>
        <text:p text:style-name="P40"><text:span text:style-name="CharStyle4"><text:span text:style-name="T7">v belasých košeliach!</text:span></text:span></text:p>
        <text:p text:style-name="P42"><text:span text:style-name="CharStyle4"><text:span text:style-name="T7">To z našich zátoní sa veží</text:span></text:span></text:p>
        <text:p text:style-name="P40"><text:span text:style-name="CharStyle4"><text:span text:style-name="T7">jak kvetná nedeľa</text:span></text:span></text:p>
        <text:p text:style-name="P8"><text:span text:style-name="CharStyle4"><text:span text:style-name="T7"/></text:span></text:p>
        <text:p text:style-name="P40"><text:span text:style-name="CharStyle4"><text:span text:style-name="T7">vlasť naša, prudko rozbzučaná</text:span></text:span></text:p>
        <text:p text:style-name="P40"><text:span text:style-name="CharStyle4"><text:span text:style-name="T7">do úľov májových,</text:span></text:span></text:p>
        <text:p text:style-name="P40"><text:span text:style-name="CharStyle4"><text:span text:style-name="T7">ke</text:span></text:span><text:span text:style-name="CharStyle4"><text:span text:style-name="T10">ď</text:span></text:span><text:span text:style-name="CharStyle4"><text:span text:style-name="T7"> v robotníckych tvrdých dlaniach</text:span></text:span></text:p>
        <text:p text:style-name="P40"><text:span text:style-name="CharStyle4"><text:span text:style-name="T7">lámu sa okovy</text:span></text:span></text:p>
        <text:p text:style-name="P7"><text:span text:style-name="CharStyle15"><text:span text:style-name="T2"/></text:span></text:p>
        <text:p text:style-name="P42"><text:span text:style-name="CharStyle4"><text:span text:style-name="T7">do dymu fabrík nad strá</text:span></text:span><text:span text:style-name="CharStyle4"><text:span text:style-name="T2">ň</text:span></text:span><text:span text:style-name="CharStyle4"><text:span text:style-name="T7">ami</text:span></text:span></text:p>
        <text:p text:style-name="P40"><text:soft-page-break/><text:span text:style-name="CharStyle4"><text:span text:style-name="T7">všade, kam dovidíš.</text:span></text:span></text:p>
        <text:p text:style-name="P42"><text:span text:style-name="CharStyle4"><text:span text:style-name="T7">Znej, umieráčik, koniec dr</text:span></text:span><text:span text:style-name="CharStyle4"><text:span text:style-name="T2">á</text:span></text:span><text:span text:style-name="CharStyle4"><text:span text:style-name="T7">my:</text:span></text:span></text:p>
        <text:p text:style-name="P40"><text:span text:style-name="CharStyle4"><text:span text:style-name="T7">miz</text:span></text:span><text:span text:style-name="CharStyle4"><text:span text:style-name="T2">nú</text:span></text:span><text:span text:style-name="CharStyle4"><text:span text:style-name="T7"> z tej starej panorámy</text:span></text:span></text:p>
        <text:p text:style-name="P40"><text:span text:style-name="CharStyle4"><text:span text:style-name="T7">tie hrby aj ten kríž!</text:span></text:span></text:p>
        <text:p text:style-name="P8"><text:span text:style-name="CharStyle12"><text:span text:style-name="T7"/></text:span></text:p>
        <text:p text:style-name="P14"><text:span text:style-name="CharStyle12"><text:span text:style-name="T7"/></text:span></text:p>
        <text:p text:style-name="P14"><text:span text:style-name="CharStyle12"><text:span text:style-name="T7">SPEV S VÝŠ</text:span></text:span><text:span text:style-name="CharStyle12"><text:span text:style-name="T2">OK</text:span></text:span></text:p>
        <text:p text:style-name="P28"><text:span text:style-name="CharStyle4"><text:span text:style-name="T2"/></text:span></text:p>
        <text:p text:style-name="P52"><text:span text:style-name="CharStyle4"><text:span text:style-name="T6">K</text:span></text:span><text:span text:style-name="CharStyle4"><text:span text:style-name="T7"> výškam sa dvíham, ktorých sa tak ľakal</text:span></text:span></text:p>
        <text:p text:style-name="P52"><text:span text:style-name="CharStyle4"><text:span text:style-name="T7">melancholický básnik zbabelý.</text:span></text:span></text:p>
        <text:p text:style-name="P46"><text:span text:style-name="CharStyle4"><text:span text:style-name="T7">Ke</text:span></text:span><text:span text:style-name="CharStyle4"><text:span text:style-name="T10">ď</text:span></text:span><text:span text:style-name="CharStyle4"><text:span text:style-name="T7"> zrak mu zastrel strachu šedý zákal,</text:span></text:span></text:p>
        <text:p text:style-name="P44"><text:span text:style-name="CharStyle4"><text:span text:style-name="T7">nad skazou sveta smutnocitne plakal</text:span></text:span></text:p>
        <text:p text:style-name="P44"><text:span text:style-name="CharStyle4"><text:span text:style-name="T7">a jeho slepé oči sťa by zazrely</text:span></text:span></text:p>
        <text:p text:style-name="P44"><text:span text:style-name="CharStyle4"><text:span text:style-name="T7"/></text:span></text:p>
        <text:p text:style-name="P44"><text:span text:style-name="CharStyle4"><text:span text:style-name="T7">nevyhnuteľný zánik celej zeme,</text:span></text:span></text:p>
        <text:p text:style-name="P44"><text:span text:style-name="CharStyle4"><text:span text:style-name="T7">strhnutej do priepastných osídel</text:span></text:span></text:p>
        <text:p text:style-name="P44"><text:span text:style-name="CharStyle4"><text:span text:style-name="T7">živlov, čo vzbĺknu v nenávistnom plene:</text:span></text:span></text:p>
        <text:p text:style-name="P44"><text:span text:style-name="CharStyle4"><text:span text:style-name="T7">mestá sťa lístie spŕchl</text:span></text:span><text:span text:style-name="CharStyle4"><text:span text:style-name="T10">e</text:span></text:span><text:span text:style-name="CharStyle4"><text:span text:style-name="T7"> do jesene</text:span></text:span></text:p>
        <text:p text:style-name="P44"><text:span text:style-name="CharStyle4"><text:span text:style-name="T7">a človeka... nie, toho nevidel</text:span></text:span></text:p>
        <text:p text:style-name="P44"><text:span text:style-name="CharStyle4"><text:span text:style-name="T7"/></text:span></text:p>
        <text:p text:style-name="P46"><text:span text:style-name="CharStyle4"><text:span text:style-name="T7">s blankytných výšok, v ktorých vtedy lietal</text:span></text:span></text:p>
        <text:p text:style-name="P44"><text:span text:style-name="CharStyle4"><text:span text:style-name="T7">na takých istých krídlach ako ja</text:span></text:span></text:p>
        <text:p text:style-name="P44"><text:span text:style-name="CharStyle4"><text:span text:style-name="T7">nad vlasťou prostred žiarivého leta,</text:span></text:span></text:p>
        <text:p text:style-name="P44"><text:soft-page-break/><text:span text:style-name="CharStyle4"><text:span text:style-name="T7">ke</text:span></text:span><text:span text:style-name="CharStyle4"><text:span text:style-name="T10">ď</text:span></text:span><text:span text:style-name="CharStyle4"><text:span text:style-name="T7"> slnce skvie sa sťaby zlatý metál,</text:span></text:span></text:p>
        <text:p text:style-name="P44"><text:span text:style-name="CharStyle4"><text:span text:style-name="T7">jak rozkvitnutá ruža pokoja,</text:span></text:span></text:p>
        <text:p text:style-name="P7"><text:span text:style-name="CharStyle15"><text:span text:style-name="T7"/></text:span></text:p>
        <text:p text:style-name="P42"><text:span text:style-name="CharStyle4"><text:span text:style-name="T7">semená svetla sejúc do brázd polí,</text:span></text:span></text:p>
        <text:p text:style-name="P40"><text:span text:style-name="CharStyle4"><text:span text:style-name="T7">na strechy chýž a do riek, na mestá,</text:span></text:span></text:p>
        <text:p text:style-name="P40"><text:span text:style-name="CharStyle4"><text:span text:style-name="T7">v ktorých sme iba pred chvíľočkou boli</text:span></text:span></text:p>
        <text:p text:style-name="P40"><text:span text:style-name="CharStyle4"><text:span text:style-name="T7">zrniečkom piesku, skrutkou na súkolí,</text:span></text:span></text:p>
        <text:p text:style-name="P40"><text:span text:style-name="CharStyle4"><text:span text:style-name="T7">tmoliac</text:span></text:span><text:span text:style-name="CharStyle4"><text:span text:style-name="T2"> </text:span></text:span><text:span text:style-name="CharStyle4"><text:span text:style-name="T7">sa v divom chvate po cestách</text:span></text:span></text:p>
        <text:p text:style-name="P8"><text:span text:style-name="CharStyle4"><text:span text:style-name="T7"/></text:span></text:p>
        <text:p text:style-name="P40"><text:span text:style-name="CharStyle4"><text:span text:style-name="T7">a nadávajúc zlostne na prekážky,</text:span></text:span></text:p>
        <text:p text:style-name="P40"><text:span text:style-name="CharStyle4"><text:span text:style-name="T7">na celý ten náš rozbzučaný svet.</text:span></text:span></text:p>
        <text:p text:style-name="P42"><text:span text:style-name="CharStyle4"><text:span text:style-name="T7">Ve</text:span></text:span><text:span text:style-name="CharStyle4"><text:span text:style-name="T10">ď</text:span></text:span><text:span text:style-name="CharStyle4"><text:span text:style-name="T7"> život je dnes ešte často ťažký</text:span></text:span></text:p>
        <text:p text:style-name="P40"><text:span text:style-name="CharStyle4"><text:span text:style-name="T7">a treba mnoho odvahy a lásky,</text:span></text:span></text:p>
        <text:p text:style-name="P40"><text:span text:style-name="CharStyle4"><text:span text:style-name="T7">aby si mohol presne dovidieť</text:span></text:span></text:p>
        <text:p text:style-name="P40"><text:span text:style-name="CharStyle4"><text:span text:style-name="T7"/></text:span></text:p>
        <text:p text:style-name="P42"><text:span text:style-name="CharStyle4"><text:span text:style-name="T7">signály rakiet na konečných métach,</text:span></text:span></text:p>
        <text:p text:style-name="P40"><text:span text:style-name="CharStyle4"><text:span text:style-name="T7">za ktorými sa derú národy,</text:span></text:span></text:p>
        <text:p text:style-name="P40"><text:span text:style-name="CharStyle4"><text:span text:style-name="T7">hoc starý vrah im neprestáva splietať</text:span></text:span></text:p>
        <text:p text:style-name="P40"><text:span text:style-name="CharStyle4"><text:span text:style-name="T7">— jak zlostné, kruté, sadistické dieťa —</text:span></text:span></text:p>
        <text:p text:style-name="P40"><text:span text:style-name="CharStyle4"><text:span text:style-name="T7">zbabelú slučku na krk slobody.</text:span></text:span></text:p>
        <text:p text:style-name="P40"><text:span text:style-name="CharStyle4"><text:span text:style-name="T7"/></text:span></text:p>
        <text:p text:style-name="P42"><text:span text:style-name="CharStyle4"><text:span text:style-name="T7">Vo výškach</text:span></text:span><text:span text:style-name="CharStyle4"><text:span text:style-name="T2"> </text:span></text:span><text:span text:style-name="CharStyle4"><text:span text:style-name="T7">krúž</text:span></text:span><text:span text:style-name="CharStyle4"><text:span text:style-name="T2">i</text:span></text:span><text:span text:style-name="CharStyle4"><text:span text:style-name="T7">m. Včely stroja bzučia</text:span></text:span></text:p>
        <text:p text:style-name="P40"><text:span text:style-name="CharStyle4"><text:span text:style-name="T7">ako ich sestry v sadoch zelených.</text:span></text:span></text:p>
        <text:p text:style-name="P40"><text:soft-page-break/><text:span text:style-name="CharStyle4"><text:span text:style-name="T7">Pod nami mestá ako ruže pučia,</text:span></text:span></text:p>
        <text:p text:style-name="P40"><text:span text:style-name="CharStyle4"><text:span text:style-name="T7">jak by ich nabral milý do náručia</text:span></text:span></text:p>
        <text:p text:style-name="P40"><text:span text:style-name="CharStyle4"><text:span text:style-name="T7">a mocným gestom rozsial po zemi,</text:span></text:span></text:p>
        <text:p text:style-name="P8"><text:span text:style-name="CharStyle4"><text:span text:style-name="T7"/></text:span></text:p>
        <text:p text:style-name="P40"><text:span text:style-name="CharStyle4"><text:span text:style-name="T7">by bola krásna ako obraz v ráme,</text:span></text:span></text:p>
        <text:p text:style-name="P40"><text:span text:style-name="CharStyle4"><text:span text:style-name="T7">by bola krásna jak šperk na hrudi,</text:span></text:span></text:p>
        <text:p text:style-name="P40"><text:span text:style-name="CharStyle4"><text:span text:style-name="T7">jak rozžiarené oči milované,</text:span></text:span></text:p>
        <text:p text:style-name="P40"><text:span text:style-name="CharStyle4"><text:span text:style-name="T7">jak teplé hniezdo vytúžených ramien,</text:span></text:span></text:p>
        <text:p text:style-name="P40"><text:span text:style-name="CharStyle4"><text:span text:style-name="T7">jak prameň dud</text:span></text:span><text:span text:style-name="CharStyle4"><text:span text:style-name="T10">r</text:span></text:span><text:span text:style-name="CharStyle4"><text:span text:style-name="T7">ajúci pre ľudí</text:span></text:span></text:p>
        <text:p text:style-name="P8"><text:span text:style-name="CharStyle4"><text:span text:style-name="T7"/></text:span></text:p>
        <text:p text:style-name="P40"><text:span text:style-name="CharStyle4"><text:span text:style-name="T7">uprostred tajov bohatého lesa,</text:span></text:span></text:p>
        <text:p text:style-name="P40"><text:span text:style-name="CharStyle4"><text:span text:style-name="T7">nad ktorým stroj náš svetlom zaliaty</text:span></text:span></text:p>
        <text:p text:style-name="P40"><text:span text:style-name="CharStyle4"><text:span text:style-name="T7">nečujne pláva. Jeho tôňa strie sa</text:span></text:span></text:p>
        <text:p text:style-name="P40"><text:span text:style-name="CharStyle4"><text:span text:style-name="T7">nad človekom, čo ešte často klesá</text:span></text:span></text:p>
        <text:p text:style-name="P40"><text:span text:style-name="CharStyle4"><text:span text:style-name="T7">pod ťarchou oných vidín prekliatych,</text:span></text:span></text:p>
        <text:p text:style-name="P8"><text:span text:style-name="CharStyle4"><text:span text:style-name="T7"/></text:span></text:p>
        <text:p text:style-name="P40"><text:span text:style-name="CharStyle4"><text:span text:style-name="T7">čo videl chorý básnik, ktorý zradil</text:span></text:span></text:p>
        <text:p text:style-name="P40"><text:span text:style-name="CharStyle4"><text:span text:style-name="T7">tu vo výškach i dole na zemi.</text:span></text:span></text:p>
        <text:p text:style-name="P42"><text:span text:style-name="CharStyle4"><text:span text:style-name="T7">Lež život ako mocný letún pádi,</text:span></text:span></text:p>
        <text:p text:style-name="P40"><text:span text:style-name="CharStyle4"><text:span text:style-name="T7">ako prúd ponad strmé vodopády,</text:span></text:span></text:p>
        <text:p text:style-name="P40"><text:span text:style-name="CharStyle4"><text:span text:style-name="T7">ako prúd na perajách spenený,</text:span></text:span></text:p>
        <text:p text:style-name="P40"><text:span text:style-name="CharStyle4"><text:span text:style-name="T7"/></text:span></text:p>
        <text:p text:style-name="P42"><text:span text:style-name="CharStyle4"><text:span text:style-name="T7">ktorý sa do tmy lúčom rána blýska,</text:span></text:span></text:p>
        <text:p text:style-name="P40"><text:soft-page-break/><text:span text:style-name="CharStyle4"><text:span text:style-name="T7">k ústiu sa ženúc, mieriac do mora.</text:span></text:span></text:p>
        <text:p text:style-name="P42"><text:span text:style-name="CharStyle4"><text:span text:style-name="T7">Vedia to v biednych proletárskych chyžkách,</text:span></text:span></text:p>
        <text:p text:style-name="P40"><text:span text:style-name="CharStyle4"><text:span text:style-name="T7">vedia to vtáci v trblietavých výškach</text:span></text:span></text:p>
        <text:p text:style-name="P40"><text:span text:style-name="CharStyle4"><text:span text:style-name="T7">a preto nám len o tom švitoria.</text:span></text:span></text:p>
        <text:p text:style-name="P7"><text:span text:style-name="CharStyle15"><text:span text:style-name="T7"/></text:span></text:p>
        <text:p text:style-name="P13"><text:span text:style-name="CharStyle15"><text:span text:style-name="T7"/></text:span></text:p>
        <text:p text:style-name="P8"><text:span text:style-name="CharStyle12"><text:span text:style-name="T2">MA</text:span></text:span><text:span text:style-name="CharStyle12"><text:span text:style-name="T7">ME</text:span></text:span></text:p>
        <text:p text:style-name="P14"><text:span text:style-name="CharStyle12"><text:span text:style-name="T7"/></text:span></text:p>
        <text:p text:style-name="P19"><text:span text:style-name="CharStyle33"><text:span text:style-name="T7">Mama </text:span></text:span><text:span text:style-name="CharStyle4"><text:span text:style-name="T7">moja mi píše smutný list.</text:span></text:span></text:p>
        <text:p text:style-name="P19"><text:span text:style-name="CharStyle4"><text:span text:style-name="T7">Je teraz stále veľmi nepokojná.</text:span></text:span></text:p>
        <text:p text:style-name="P46"><text:span text:style-name="CharStyle4"><text:span text:style-name="T7">Tam u nich vravia, že zas musí prísť</text:span></text:span></text:p>
        <text:p text:style-name="P44"><text:span text:style-name="CharStyle4"><text:span text:style-name="T7">akási nová, neslýchaná vojna,</text:span></text:span></text:p>
        <text:p text:style-name="P19"><text:span text:style-name="CharStyle4"><text:span text:style-name="T7"/></text:span></text:p>
        <text:p text:style-name="P44"><text:span text:style-name="CharStyle4"><text:span text:style-name="T7">jak o nej idú chýry z Ameriky,</text:span></text:span></text:p>
        <text:p text:style-name="P44"><text:span text:style-name="CharStyle4"><text:span text:style-name="T7">z v</text:span></text:span><text:span text:style-name="CharStyle4"><text:span text:style-name="T10">ĺ</text:span></text:span><text:span text:style-name="CharStyle4"><text:span text:style-name="T7">n večne hroziaceho rádia.</text:span></text:span></text:p>
        <text:p text:style-name="P46"><text:span text:style-name="CharStyle4"><text:span text:style-name="T7">Srdce jej bodá strach jak kruté dýky,</text:span></text:span></text:p>
        <text:p text:style-name="P44"><text:span text:style-name="CharStyle4"><text:span text:style-name="T7">srdce jej strach jak pavúk ovíja,</text:span></text:span></text:p>
        <text:p text:style-name="P44"><text:span text:style-name="CharStyle4"><text:span text:style-name="T7"/></text:span></text:p>
        <text:p text:style-name="P46"><text:span text:style-name="CharStyle4"><text:span text:style-name="T7">že ani olej starej Biblie</text:span></text:span></text:p>
        <text:p text:style-name="P44"><text:span text:style-name="CharStyle4"><text:span text:style-name="T7">jej odovzdanú bolesť neuhasí.</text:span></text:span></text:p>
        <text:p text:style-name="P44"><text:span text:style-name="CharStyle4"><text:span text:style-name="T7">Ve</text:span></text:span><text:span text:style-name="CharStyle4"><text:span text:style-name="T10">ď</text:span></text:span><text:span text:style-name="CharStyle4"><text:span text:style-name="T7"> nevie, či svoj život dopije</text:span></text:span></text:p>
        <text:p text:style-name="P44"><text:span text:style-name="CharStyle4"><text:span text:style-name="T7">jak tichý dúšok, ke</text:span></text:span><text:span text:style-name="CharStyle4"><text:span text:style-name="T10">ď</text:span></text:span><text:span text:style-name="CharStyle4"><text:span text:style-name="T7"> sú také časy,</text:span></text:span></text:p>
        <text:p text:style-name="P44"><text:span text:style-name="CharStyle4"><text:span text:style-name="T7"/></text:span></text:p>
        <text:p text:style-name="P44"><text:soft-page-break/><text:span text:style-name="CharStyle4"><text:span text:style-name="T7">že zovšade sa iba skaza šk</text:span></text:span><text:span text:style-name="CharStyle4"><text:span text:style-name="T2">erí</text:span></text:span><text:span text:style-name="CharStyle4"><text:span text:style-name="T7">,</text:span></text:span></text:p>
        <text:p text:style-name="P44"><text:span text:style-name="CharStyle4"><text:span text:style-name="T7">mraziaca teplé city matkine.</text:span></text:span></text:p>
        <text:p text:style-name="P49"><text:span text:style-name="CharStyle4"><text:span text:style-name="T7">Tak žalostí môj holub s</text:span></text:span><text:span text:style-name="CharStyle4"><text:span text:style-name="T6">i</text:span></text:span><text:span text:style-name="CharStyle4"><text:span text:style-name="T7">voperý,</text:span></text:span></text:p>
        <text:p text:style-name="P52"><text:span text:style-name="CharStyle4"><text:span text:style-name="T7">nevediac, či ma ešte na hr</text:span></text:span><text:span text:style-name="CharStyle4"><text:span text:style-name="T6">uď</text:span></text:span><text:span text:style-name="CharStyle4"><text:span text:style-name="T7"> privinie,</text:span></text:span></text:p>
        <text:p text:style-name="P8"><text:span text:style-name="CharStyle4"><text:span text:style-name="T7"/></text:span></text:p>
        <text:p text:style-name="P40"><text:span text:style-name="CharStyle4"><text:span text:style-name="T7">prv než jej hlava mŕtvo previsne</text:span></text:span></text:p>
        <text:p text:style-name="P40"><text:span text:style-name="CharStyle4"><text:span text:style-name="T7">cez okraj hrobu z toho sveta biedy.</text:span></text:span></text:p>
        <text:p text:style-name="P40"><text:span text:style-name="CharStyle4"><text:span text:style-name="T7">Preto tak nepokojne túži po písme,</text:span></text:span></text:p>
        <text:p text:style-name="P40"><text:span text:style-name="CharStyle4"><text:span text:style-name="T7">preto tak nepokojne za poštárom sliedi</text:span></text:span></text:p>
        <text:p text:style-name="P8"><text:span text:style-name="CharStyle4"><text:span text:style-name="T7"/></text:span></text:p>
        <text:p text:style-name="P40"><text:span text:style-name="CharStyle4"><text:span text:style-name="T7">mať moja dobrá, tíško rozplakaná,</text:span></text:span></text:p>
        <text:p text:style-name="P40"><text:span text:style-name="CharStyle4"><text:span text:style-name="T2">Ni</text:span></text:span><text:span text:style-name="CharStyle4"><text:span text:style-name="T7">oba nikdy pyšná, predsa od mala</text:span></text:span></text:p>
        <text:p text:style-name="P40"><text:span text:style-name="CharStyle4"><text:span text:style-name="T7">len samá rana, samá krutá rana</text:span></text:span></text:p>
        <text:p text:style-name="P40"><text:span text:style-name="CharStyle4"><text:span text:style-name="T7">jej milujúce srdce drásala.</text:span></text:span></text:p>
        <text:p text:style-name="P40"><text:span text:style-name="CharStyle4"><text:span text:style-name="T7"/></text:span></text:p>
        <text:p text:style-name="P42"><text:span text:style-name="CharStyle4"><text:span text:style-name="T7">Preto chce znať, či vojna nebude,</text:span></text:span></text:p>
        <text:p text:style-name="P40"><text:span text:style-name="CharStyle4"><text:span text:style-name="T7">preto tak túži po slovíčku lásky,</text:span></text:span></text:p>
        <text:p text:style-name="P40"><text:span text:style-name="CharStyle4"><text:span text:style-name="T7">kým bussinessmani miešajú osudie</text:span></text:span></text:p>
        <text:p text:style-name="P40"><text:span text:style-name="CharStyle4"><text:span text:style-name="T7">a pripravujú znova údel ťažký,</text:span></text:span></text:p>
        <text:p text:style-name="P40"><text:span text:style-name="CharStyle4"><text:span text:style-name="T7"/></text:span></text:p>
        <text:p text:style-name="P42"><text:span text:style-name="CharStyle4"><text:span text:style-name="T7">krvavé, hnusné, neslýchané jatky,</text:span></text:span></text:p>
        <text:p text:style-name="P40"><text:span text:style-name="CharStyle4"><text:span text:style-name="T7">čo pre nich nádejou sú jedinou,</text:span></text:span></text:p>
        <text:p text:style-name="P40"><text:span text:style-name="CharStyle4"><text:span text:style-name="T7">a predsa márnou... A tak naše matky</text:span></text:span></text:p>
        <text:p text:style-name="P40"><text:soft-page-break/><text:span text:style-name="CharStyle4"><text:span text:style-name="T7">jak osiky sa trasú o synov.</text:span></text:span></text:p>
        <text:p text:style-name="P40"><text:span text:style-name="CharStyle4"><text:span text:style-name="T7"/></text:span></text:p>
        <text:p text:style-name="P42"><text:span text:style-name="CharStyle4"><text:span text:style-name="T7">Lež básnik, v zadumaní sklonený</text:span></text:span></text:p>
        <text:p text:style-name="P40"><text:span text:style-name="CharStyle4"><text:span text:style-name="T7">nad trasľavými slovami ich listov,</text:span></text:span></text:p>
        <text:p text:style-name="P40"><text:span text:style-name="CharStyle4"><text:span text:style-name="T7">jak bodák zakalený v plameni</text:span></text:span></text:p>
        <text:p text:style-name="P40"><text:span text:style-name="CharStyle4"><text:span text:style-name="T7">dvíha svoj verš a mocnou láskou čistou</text:span></text:span></text:p>
        <text:p text:style-name="P7"><text:span text:style-name="CharStyle15"><text:span text:style-name="T7"/></text:span></text:p>
        <text:p text:style-name="P8"><text:span text:style-name="CharStyle4"><text:span text:style-name="T7">plamenné slová svojej viery pí</text:span></text:span><text:span text:style-name="CharStyle4"><text:span text:style-name="T2">š</text:span></text:span><text:span text:style-name="CharStyle4"><text:span text:style-name="T7">e</text:span></text:span></text:p>
        <text:p text:style-name="P42"><text:span text:style-name="CharStyle4"><text:span text:style-name="T7">v pokojnej tíši nočnej hodiny:</text:span></text:span></text:p>
        <text:p text:style-name="P40"><text:span text:style-name="CharStyle4"><text:span text:style-name="T7">Dejiny pamätajú mnohé podlé ríše,</text:span></text:span></text:p>
        <text:p text:style-name="P40"><text:span text:style-name="CharStyle4"><text:span text:style-name="T7">z ktorých sú dnes len smiešne ruiny,</text:span></text:span></text:p>
        <text:p text:style-name="P40"><text:span text:style-name="CharStyle4"><text:span text:style-name="T7"/></text:span></text:p>
        <text:p text:style-name="P42"><text:span text:style-name="CharStyle4"><text:span text:style-name="T7">mátohy hradov v našej otčine,</text:span></text:span></text:p>
        <text:p text:style-name="P40"><text:span text:style-name="CharStyle4"><text:span text:style-name="T7">čo mŕtvou hrôzou dávnych dejov strašia</text:span></text:span></text:p>
        <text:p text:style-name="P40"><text:span text:style-name="CharStyle4"><text:span text:style-name="T7">ledaže naše deti nevinné,</text:span></text:span></text:p>
        <text:p text:style-name="P8"><text:span text:style-name="CharStyle4"><text:span text:style-name="T7">zatia</text:span></text:span><text:span text:style-name="CharStyle4"><text:span text:style-name="T2">ľ</text:span></text:span><text:span text:style-name="CharStyle4"><text:span text:style-name="T7"> čo rodná domovina naša</text:span></text:span></text:p>
        <text:p text:style-name="P8"><text:span text:style-name="CharStyle4"><text:span text:style-name="T7"/></text:span></text:p>
        <text:p text:style-name="P40"><text:span text:style-name="CharStyle4"><text:span text:style-name="T7">klenie sa mocne ponad hradné veže,</text:span></text:span></text:p>
        <text:p text:style-name="P40"><text:span text:style-name="CharStyle4"><text:span text:style-name="T7">k nebu sa dvíha, k výškam, nad bašty</text:span></text:span></text:p>
        <text:p text:style-name="P40"><text:span text:style-name="CharStyle4"><text:span text:style-name="T7">a zvoní, zvoní zvukmi zlatej spieže</text:span></text:span></text:p>
        <text:p text:style-name="P40"><text:span text:style-name="CharStyle4"><text:span text:style-name="T7">jasavú, smelú pieseň o šťastí,</text:span></text:span></text:p>
        <text:p text:style-name="P40"><text:span text:style-name="CharStyle4"><text:span text:style-name="T7"/></text:span></text:p>
        <text:p text:style-name="P42"><text:span text:style-name="CharStyle4"><text:span text:style-name="T7">ktoré tu rastie v sviežej zeleni</text:span></text:span></text:p>
        <text:p text:style-name="P40"><text:soft-page-break/><text:span text:style-name="CharStyle4"><text:span text:style-name="T7">pod pätou starých ošarpaných hradieb.</text:span></text:span></text:p>
        <text:p text:style-name="P42"><text:span text:style-name="CharStyle4"><text:span text:style-name="T7">A porastie tak všade na zemi</text:span></text:span></text:p>
        <text:p text:style-name="P40"><text:span text:style-name="CharStyle4"><text:span text:style-name="T7">navzdory vojnám, nenávisti, zrade,</text:span></text:span></text:p>
        <text:p text:style-name="P8"><text:span text:style-name="CharStyle4"><text:span text:style-name="T7"/></text:span></text:p>
        <text:p text:style-name="P40"><text:span text:style-name="CharStyle4"><text:span text:style-name="T7">bo ľudská reč je sťa reč matiek jasná</text:span></text:span></text:p>
        <text:p text:style-name="P40"><text:span text:style-name="CharStyle4"><text:span text:style-name="T7">a čistá ako voda prameňa:</text:span></text:span></text:p>
        <text:p text:style-name="P42"><text:span text:style-name="CharStyle4"><text:span text:style-name="T7">pre celý svet, pre všetky jeho pásma,</text:span></text:span></text:p>
        <text:p text:style-name="P40"><text:span text:style-name="CharStyle4"><text:span text:style-name="T7">pre všetky jeho ľudské plemená</text:span></text:span></text:p>
        <text:p text:style-name="P40"><text:span text:style-name="CharStyle4"><text:span text:style-name="T7"/></text:span></text:p>
        <text:p text:style-name="P42"><text:span text:style-name="CharStyle4"><text:span text:style-name="T7">mier, mier, mier dvíha ako mocný štít.</text:span></text:span></text:p>
        <text:p text:style-name="P40"><text:span text:style-name="CharStyle4"><text:span text:style-name="T7">A je to prúd, čo vybuchuje zo dna.</text:span></text:span></text:p>
        <text:p text:style-name="P42"><text:span text:style-name="CharStyle4"><text:span text:style-name="T7">A je to prúd, čo musí preraziť</text:span></text:span></text:p>
        <text:p text:style-name="P40"><text:span text:style-name="CharStyle4"><text:span text:style-name="T7">do všetkých kútov. Ve</text:span></text:span><text:span text:style-name="CharStyle4"><text:span text:style-name="T10">ď</text:span></text:span><text:span text:style-name="CharStyle4"><text:span text:style-name="T7"> je to reč rodná!</text:span></text:span></text:p>
        <text:p text:style-name="P7"><text:span text:style-name="CharStyle15"><text:span text:style-name="T7"/></text:span></text:p>
        <text:p text:style-name="P13"><text:span text:style-name="CharStyle15"><text:span text:style-name="T7"/></text:span></text:p>
        <text:p text:style-name="P19"><text:span text:style-name="CharStyle12"><text:span text:style-name="T7">V MÁJOVOM SPRIEVODE</text:span></text:span></text:p>
        <text:p text:style-name="P8"><text:span text:style-name="CharStyle33"><text:span text:style-name="T7"/></text:span></text:p>
        <text:p text:style-name="P40"><text:span text:style-name="CharStyle33"><text:span text:style-name="T7">Deň </text:span></text:span><text:span text:style-name="CharStyle4"><text:span text:style-name="T7">rozjasaný blyskom živých perál</text:span></text:span></text:p>
        <text:p text:style-name="P40"><text:span text:style-name="CharStyle4"><text:span text:style-name="T7">do našich ulíc. Vlny na vode.</text:span></text:span></text:p>
        <text:p text:style-name="P40"><text:span text:style-name="CharStyle4"><text:span text:style-name="T7">Hľa, hrdým krokom kráča moja dcéra</text:span></text:span></text:p>
        <text:p text:style-name="P40"><text:span text:style-name="CharStyle4"><text:span text:style-name="T7">v prvomájovom sprievode.</text:span></text:span></text:p>
        <text:p text:style-name="P40"><text:span text:style-name="CharStyle4"><text:span text:style-name="T7"/></text:span></text:p>
        <text:p text:style-name="P42"><text:span text:style-name="CharStyle4"><text:span text:style-name="T7">Pokojná, istá, v rytme, čo ju nesie</text:span></text:span></text:p>
        <text:p text:style-name="P40"><text:soft-page-break/><text:span text:style-name="CharStyle4"><text:span text:style-name="T7">v zástupoch plukov pionierskych vpred,</text:span></text:span></text:p>
        <text:p text:style-name="P40"><text:span text:style-name="CharStyle4"><text:span text:style-name="T7">ružami piesní a päsťami hesiel</text:span></text:span></text:p>
        <text:p text:style-name="P40"><text:span text:style-name="CharStyle4"><text:span text:style-name="T7">manifestuje za slobodný </text:span></text:span><text:span text:style-name="CharStyle4"><text:span text:style-name="T2">s</text:span></text:span><text:span text:style-name="CharStyle4"><text:span text:style-name="T7">vet.</text:span></text:span></text:p>
        <text:p text:style-name="P8"><text:span text:style-name="CharStyle4"><text:span text:style-name="T7"/></text:span></text:p>
        <text:p text:style-name="P40"><text:span text:style-name="CharStyle4"><text:span text:style-name="T7">Za úsmev detí desom rozplakaných</text:span></text:span></text:p>
        <text:p text:style-name="P40"><text:span text:style-name="CharStyle4"><text:span text:style-name="T7">na frontoch nepodkupnej Kórey,</text:span></text:span></text:p>
        <text:p text:style-name="P40"><text:span text:style-name="CharStyle4"><text:span text:style-name="T7">čo nepoddá sa zločineckej zbrani,</text:span></text:span></text:p>
        <text:p text:style-name="P40"><text:span text:style-name="CharStyle4"><text:span text:style-name="T7">nech by jej mestá do tla</text:span></text:span><text:span text:style-name="CharStyle4"><text:span text:style-name="T2"> </text:span></text:span><text:span text:style-name="CharStyle4"><text:span text:style-name="T7">zhorely.</text:span></text:span></text:p>
        <text:p text:style-name="P40"><text:span text:style-name="CharStyle4"><text:span text:style-name="T7"/></text:span></text:p>
        <text:p text:style-name="P42"><text:span text:style-name="CharStyle4"><text:span text:style-name="T7">Za detských druhov vycivených tvárí</text:span></text:span></text:p>
        <text:p text:style-name="P40"><text:span text:style-name="CharStyle4"><text:span text:style-name="T7">s očami ako nabrúsený meč.</text:span></text:span></text:p>
        <text:p text:style-name="P42"><text:span text:style-name="CharStyle4"><text:span text:style-name="T7">Za tvoje deti, New York, Londýn, Paríž,</text:span></text:span></text:p>
        <text:p text:style-name="P40"><text:span text:style-name="CharStyle4"><text:span text:style-name="T7">kde zlato škrtí prostú ľudskú reč,</text:span></text:span></text:p>
        <text:p text:style-name="P8"><text:span text:style-name="CharStyle4"><text:span text:style-name="T7"/></text:span></text:p>
        <text:p text:style-name="P40"><text:span text:style-name="CharStyle4"><text:span text:style-name="T7">tak ako telá drví h</text:span></text:span><text:span text:style-name="CharStyle4"><text:span text:style-name="T2">l</text:span></text:span><text:span text:style-name="CharStyle4"><text:span text:style-name="T7">ad a bieda,</text:span></text:span></text:p>
        <text:p text:style-name="P40"><text:span text:style-name="CharStyle4"><text:span text:style-name="T7">kde slovo </text:span></text:span><text:span text:style-name="CharStyle4"><text:span text:style-name="T2">mi</text:span></text:span><text:span text:style-name="CharStyle4"><text:span text:style-name="T7">er je zámkou väzenia.</text:span></text:span></text:p>
        <text:p text:style-name="P40"><text:span text:style-name="CharStyle4"><text:span text:style-name="T7">Lež keď sa o ňom voľne spievať nedá,</text:span></text:span></text:p>
        <text:p text:style-name="P40"><text:span text:style-name="CharStyle4"><text:span text:style-name="T7">spiklenecky ho píšu po stenách</text:span></text:span></text:p>
        <text:p text:style-name="P8"><text:span text:style-name="CharStyle4"><text:span text:style-name="T7"/></text:span></text:p>
        <text:p text:style-name="P40"><text:span text:style-name="CharStyle4"><text:span text:style-name="T7">mlčiacich múrov nežné detské ruk</text:span></text:span><text:span text:style-name="CharStyle4"><text:span text:style-name="T2">y</text:span></text:span></text:p>
        <text:p text:style-name="P40"><text:span text:style-name="CharStyle4"><text:span text:style-name="T7">za bitých otcov písmom grambľavým.</text:span></text:span></text:p>
        <text:p text:style-name="P40"><text:span text:style-name="CharStyle4"><text:span text:style-name="T7">Tie malé deti. Tie odvážne pluky.</text:span></text:span></text:p>
        <text:p text:style-name="P40"><text:span text:style-name="CharStyle4"><text:span text:style-name="T7">Do boja rozvinuté zástavy,</text:span></text:span></text:p>
        <text:p text:style-name="P40"><text:soft-page-break/><text:span text:style-name="CharStyle4"><text:span text:style-name="T7"/></text:span></text:p>
        <text:p text:style-name="P42"><text:span text:style-name="CharStyle4"><text:span text:style-name="T7">čo proti noci zdvihol veľký Lenin</text:span></text:span></text:p>
        <text:p text:style-name="P40"><text:span text:style-name="CharStyle4"><text:span text:style-name="T7">pre šťastie detí, ktoré mal tak rád,</text:span></text:span></text:p>
        <text:p text:style-name="P40"><text:span text:style-name="CharStyle4"><text:span text:style-name="T7">pre šťastie detí všetkých pokolení,</text:span></text:span></text:p>
        <text:p text:style-name="P40"><text:span text:style-name="CharStyle4"><text:span text:style-name="T7">pre celý proletariát,</text:span></text:span></text:p>
        <text:p text:style-name="P40"><text:span text:style-name="CharStyle4"><text:span text:style-name="T7"/></text:span></text:p>
        <text:p text:style-name="P42"><text:span text:style-name="CharStyle4"><text:span text:style-name="T7">pre naše sny, čo blyskom živých perál</text:span></text:span></text:p>
        <text:p text:style-name="P40"><text:span text:style-name="CharStyle4"><text:span text:style-name="T7">jasajú dnes sťa slnce na vode.</text:span></text:span></text:p>
        <text:p text:style-name="P42"><text:span text:style-name="CharStyle4"><text:span text:style-name="T7">Do šťastných dní s ním kráča moja dcéra</text:span></text:span></text:p>
        <text:p text:style-name="P40"><text:span text:style-name="CharStyle4"><text:span text:style-name="T7">v prvomájovom sprievode.</text:span></text:span></text:p>
        <text:p text:style-name="P7"><text:span text:style-name="CharStyle15"><text:span text:style-name="T7"/></text:span></text:p>
        <text:p text:style-name="P13"><text:span text:style-name="CharStyle15"><text:span text:style-name="T7"/></text:span></text:p>
        <text:p text:style-name="P8"><text:span text:style-name="CharStyle12"><text:span text:style-name="T7">MLÁDEŽI</text:span></text:span></text:p>
        <text:p text:style-name="P8"><text:span text:style-name="CharStyle4"><text:span text:style-name="T7"/></text:span></text:p>
        <text:p text:style-name="P40"><text:span text:style-name="CharStyle4"><text:span text:style-name="T7">Iskrenný pozdrav našej mládeži,</text:span></text:span></text:p>
        <text:p text:style-name="P40"><text:span text:style-name="CharStyle4"><text:span text:style-name="T6">č</text:span></text:span><text:span text:style-name="CharStyle4"><text:span text:style-name="T2">o</text:span></text:span><text:span text:style-name="CharStyle4"><text:span text:style-name="T7"> pevným krokom ulicami kráča</text:span></text:span></text:p>
        <text:p text:style-name="P40"><text:span text:style-name="CharStyle4"><text:span text:style-name="T7">a ako kŕde</text:span></text:span><text:span text:style-name="CharStyle4"><text:span text:style-name="T2">ľ</text:span></text:span><text:span text:style-name="CharStyle4"><text:span text:style-name="T7"> rozjasaných vtáčat</text:span></text:span></text:p>
        <text:p text:style-name="P40"><text:span text:style-name="CharStyle4"><text:span text:style-name="T7">rozsiev</text:span></text:span><text:span text:style-name="CharStyle4"><text:span text:style-name="T6">a</text:span></text:span><text:span text:style-name="CharStyle4"><text:span text:style-name="T7"> spev. A na tom záleží!</text:span></text:span></text:p>
        <text:p text:style-name="P8"><text:span text:style-name="CharStyle4"><text:span text:style-name="T7"/></text:span></text:p>
        <text:p text:style-name="P40"><text:span text:style-name="CharStyle4"><text:span text:style-name="T7">Na tom jej mocnom, zdravom veselí,</text:span></text:span></text:p>
        <text:p text:style-name="P40"><text:span text:style-name="CharStyle4"><text:span text:style-name="T7">na láske, ktorá rozvatrená v práci</text:span></text:span></text:p>
        <text:p text:style-name="P40"><text:span text:style-name="CharStyle4"><text:span text:style-name="T7">činmi páli... vás, zlobní posmievač</text:span></text:span><text:span text:style-name="CharStyle4"><text:span text:style-name="T6">i</text:span></text:span><text:span text:style-name="CharStyle4"><text:span text:style-name="T7">,</text:span></text:span></text:p>
        <text:p text:style-name="P40"><text:span text:style-name="CharStyle4"><text:span text:style-name="T7">do prúdu strhávajúc zbabelých</text:span></text:span></text:p>
        <text:p text:style-name="P8"><text:soft-page-break/><text:span text:style-name="CharStyle4"><text:span text:style-name="T7"/></text:span></text:p>
        <text:p text:style-name="P40"><text:span text:style-name="CharStyle4"><text:span text:style-name="T7">a váhavých a chorých neláskou,</text:span></text:span></text:p>
        <text:p text:style-name="P40"><text:span text:style-name="CharStyle4"><text:span text:style-name="T7">ktorou nás mocní napájali včera,</text:span></text:span></text:p>
        <text:p text:style-name="P40"><text:span text:style-name="CharStyle4"><text:span text:style-name="T7">keď v páli psoty chabla naša viera</text:span></text:span></text:p>
        <text:p text:style-name="P40"><text:span text:style-name="CharStyle4"><text:span text:style-name="T7">sťa pískľa v mraze. A hľa, teraz kov,</text:span></text:span></text:p>
        <text:p text:style-name="P40"><text:span text:style-name="CharStyle4"><text:span text:style-name="T7"/></text:span></text:p>
        <text:p text:style-name="P40"><text:span text:style-name="CharStyle4"><text:span text:style-name="T7">kalená oceľ v mladých srdciach znie,</text:span></text:span></text:p>
        <text:p text:style-name="P40"><text:span text:style-name="CharStyle4"><text:span text:style-name="T7">kalená oceľ smelých konštrukcií</text:span></text:span></text:p>
        <text:p text:style-name="P40"><text:span text:style-name="CharStyle4"><text:span text:style-name="T7">včerajších túžob, čo sa v tejto chvíli</text:span></text:span></text:p>
        <text:p text:style-name="P40"><text:span text:style-name="CharStyle4"><text:span text:style-name="T7">nad priepasťami klenú bez bázne.</text:span></text:span></text:p>
        <text:p text:style-name="P3"><text:span text:style-name="CharStyle20"><text:span text:style-name="T2"/></text:span></text:p>
        <text:p text:style-name="P42"><text:span text:style-name="CharStyle4"><text:span text:style-name="T7">V nich tratí sa len naša minulosť,</text:span></text:span></text:p>
        <text:p text:style-name="P40"><text:span text:style-name="CharStyle4"><text:span text:style-name="T7">tá žobrácka, tá zlá jak bolesť ďasna.</text:span></text:span></text:p>
        <text:p text:style-name="P40"><text:span text:style-name="CharStyle4"><text:span text:style-name="T7">Lež prítomnosť je úchvatná a krásna,</text:span></text:span></text:p>
        <text:p text:style-name="P40"><text:span text:style-name="CharStyle4"><text:span text:style-name="T7">keď podľa plánu dvíha k slnku most,</text:span></text:span></text:p>
        <text:p text:style-name="P40"><text:span text:style-name="CharStyle4"><text:span text:style-name="T10"/></text:span></text:p>
        <text:p text:style-name="P40"><text:span text:style-name="CharStyle4"><text:span text:style-name="T7">ko</text:span></text:span><text:span text:style-name="CharStyle4"><text:span text:style-name="T2">mí</text:span></text:span><text:span text:style-name="CharStyle4"><text:span text:style-name="T7">ny fabrík, pre človeka dom,</text:span></text:span></text:p>
        <text:p text:style-name="P40"><text:span text:style-name="CharStyle4"><text:span text:style-name="T7">pre ľudí mestá a pre deti sady,</text:span></text:span></text:p>
        <text:p text:style-name="P40"><text:span text:style-name="CharStyle4"><text:span text:style-name="T7">trať, ktorá sa tu k družbe mieru hadí</text:span></text:span></text:p>
        <text:p text:style-name="P40"><text:span text:style-name="CharStyle4"><text:span text:style-name="T7">novými spojmi, novým tunelom,</text:span></text:span></text:p>
        <text:p text:style-name="P40"><text:span text:style-name="CharStyle4"><text:span text:style-name="T7"/></text:span></text:p>
        <text:p text:style-name="P40"><text:span text:style-name="CharStyle4"><text:span text:style-name="T7">aby raz bolo dobre človeku,</text:span></text:span></text:p>
        <text:p text:style-name="P40"><text:span text:style-name="CharStyle4"><text:span text:style-name="T7">by bolo dobre ľuďom dobrej vôle,</text:span></text:span></text:p>
        <text:p text:style-name="P40"><text:soft-page-break/><text:span text:style-name="CharStyle4"><text:span text:style-name="T7">aby len láskou kvitlo každé pole,</text:span></text:span></text:p>
        <text:p text:style-name="P40"><text:span text:style-name="CharStyle4"><text:span text:style-name="T7">aby dal každý sbohom praveku</text:span></text:span></text:p>
        <text:p text:style-name="P40"><text:span text:style-name="CharStyle4"><text:span text:style-name="T7"/></text:span></text:p>
        <text:p text:style-name="P40"><text:span text:style-name="CharStyle4"><text:span text:style-name="T7">zbraní a vojen, v ktorom horí svet,</text:span></text:span></text:p>
        <text:p text:style-name="P40"><text:span text:style-name="CharStyle4"><text:span text:style-name="T7">hnetený ešte hrozbou kapitálu.</text:span></text:span></text:p>
        <text:p text:style-name="P40"><text:span text:style-name="CharStyle4"><text:span text:style-name="T7">Ale ja spievam na zajtrajšok chválu,</text:span></text:span></text:p>
        <text:p text:style-name="P40"><text:span text:style-name="CharStyle4"><text:span text:style-name="T7">na dnešok, ktorý hrdo kráča vpred</text:span></text:span></text:p>
        <text:p text:style-name="P40"><text:span text:style-name="CharStyle4"><text:span text:style-name="T7"/></text:span></text:p>
        <text:p text:style-name="P40"><text:span text:style-name="CharStyle4"><text:span text:style-name="T7">do komunizmu, v ktorom bude žiť</text:span></text:span></text:p>
        <text:p text:style-name="P40"><text:span text:style-name="CharStyle4"><text:span text:style-name="T7">slobodné, šťastné ľudské pokolenie,</text:span></text:span></text:p>
        <text:p text:style-name="P40"><text:span text:style-name="CharStyle4"><text:span text:style-name="T7">bývalí otroci, tí vydedenci zeme…</text:span></text:span></text:p>
        <text:p text:style-name="P40"><text:span text:style-name="CharStyle4"><text:span text:style-name="T7">Iskrenný pozdrav našej mládeži!</text:span></text:span></text:p>
        <text:p text:style-name="P3"><text:span text:style-name="CharStyle8"><text:span text:style-name="T7"/></text:span></text:p>
        <text:p text:style-name="P53"><text:span text:style-name="CharStyle8"><text:span text:style-name="T7"/></text:span></text:p>
        <text:p text:style-name="P19"><text:span text:style-name="CharStyle12"><text:span text:style-name="T7">BÁSNIK NA NÁMESTÍ</text:span></text:span></text:p>
        <text:p text:style-name="P23"><text:span text:style-name="CharStyle12"><text:span text:style-name="T7"/></text:span></text:p>
        <text:p text:style-name="P42"><text:span text:style-name="CharStyle4"><text:span text:style-name="T6">T</text:span></text:span><text:span text:style-name="CharStyle4"><text:span text:style-name="T7">u stojí na námestí, pozrite,</text:span></text:span></text:p>
        <text:p text:style-name="P40"><text:span text:style-name="CharStyle4"><text:span text:style-name="T7">kamenná, m</text:span></text:span><text:span text:style-name="CharStyle4"><text:span text:style-name="T10">ĺ</text:span></text:span><text:span text:style-name="CharStyle4"><text:span text:style-name="T7">kva socha básnikova</text:span></text:span><text:span text:style-name="CharStyle4"><text:span text:style-name="T2">.</text:span></text:span></text:p>
        <text:p text:style-name="P40"><text:span text:style-name="CharStyle4"><text:span text:style-name="T7">Oči jak čaše do dna dopité</text:span></text:span></text:p>
        <text:p text:style-name="P40"><text:span text:style-name="CharStyle4"><text:span text:style-name="T7">a ústa v slučke posledného slova,</text:span></text:span></text:p>
        <text:p text:style-name="P40"><text:span text:style-name="CharStyle4"><text:span text:style-name="T7"/></text:span></text:p>
        <text:p text:style-name="P40"><text:span text:style-name="CharStyle4"><text:span text:style-name="T7">čo zanemelo tvrdo na perách</text:span></text:span></text:p>
        <text:p text:style-name="P40"><text:span text:style-name="CharStyle4"><text:span text:style-name="T7">ako tón husieľ, ke</text:span></text:span><text:span text:style-name="CharStyle4"><text:span text:style-name="T10">ď</text:span></text:span><text:span text:style-name="CharStyle4"><text:span text:style-name="T7"> sa struna zalkla.</text:span></text:span></text:p>
        <text:p text:style-name="P40"><text:soft-page-break/><text:span text:style-name="CharStyle4"><text:span text:style-name="T7">Tak stojí socha. Mŕtvy pozerá.</text:span></text:span></text:p>
        <text:p text:style-name="P42"><text:span text:style-name="CharStyle4"><text:span text:style-name="T7">A vidí znova v nenávratných diaľkach</text:span></text:span></text:p>
        <text:p text:style-name="P40"><text:span text:style-name="CharStyle4"><text:span text:style-name="T7"/></text:span></text:p>
        <text:p text:style-name="P40"><text:span text:style-name="CharStyle4"><text:span text:style-name="T7">dorážať život do macošských hrúd</text:span></text:span></text:p>
        <text:p text:style-name="P40"><text:span text:style-name="CharStyle4"><text:span text:style-name="T7">po poliach skarhy, nenávisti, zrady.</text:span></text:span></text:p>
        <text:p text:style-name="P40"><text:span text:style-name="CharStyle4"><text:span text:style-name="T7">A stále vpred. A večne dravý prúd.</text:span></text:span></text:p>
        <text:p text:style-name="P40"><text:span text:style-name="CharStyle4"><text:span text:style-name="T7">Dvíha sa, klesá, hurtuje a pádi</text:span></text:span></text:p>
        <text:p text:style-name="P8"><text:span text:style-name="CharStyle4"><text:span text:style-name="T7"/></text:span></text:p>
        <text:p text:style-name="P40"><text:span text:style-name="CharStyle4"><text:span text:style-name="T7">a na paláce pýchy útočí,</text:span></text:span></text:p>
        <text:p text:style-name="P40"><text:span text:style-name="CharStyle4"><text:span text:style-name="T7">zahmlené zlatom zbabelého zboja —</text:span></text:span></text:p>
        <text:p text:style-name="P40"><text:span text:style-name="CharStyle4"><text:span text:style-name="T7">na každom poli, v každom storočí,</text:span></text:span></text:p>
        <text:p text:style-name="P40"><text:span text:style-name="CharStyle4"><text:span text:style-name="T7">kam až len siaha múdra pamäť tvoja,</text:span></text:span></text:p>
        <text:p text:style-name="P19"><text:span text:style-name="CharStyle4"><text:span text:style-name="T7"/></text:span></text:p>
        <text:p text:style-name="P44"><text:span text:style-name="CharStyle4"><text:span text:style-name="T7">pesnička naša, smutná kronika,</text:span></text:span></text:p>
        <text:p text:style-name="P44"><text:span text:style-name="CharStyle4"><text:span text:style-name="T7">písaná krvou rabských pokolení,</text:span></text:span></text:p>
        <text:p text:style-name="P44"><text:span text:style-name="CharStyle4"><text:span text:style-name="T7">že škrtí až... Lež čujte básnika,</text:span></text:span></text:p>
        <text:p text:style-name="P44"><text:span text:style-name="CharStyle4"><text:span text:style-name="T7">ktorý tu stojí na námestí nemý,</text:span></text:span></text:p>
        <text:p text:style-name="P44"><text:span text:style-name="CharStyle4"><text:span text:style-name="T7"/></text:span></text:p>
        <text:p text:style-name="P46"><text:span text:style-name="CharStyle4"><text:span text:style-name="T7">dvíhajúc spurn</text:span></text:span><text:span text:style-name="CharStyle4"><text:span text:style-name="T6">e</text:span></text:span><text:span text:style-name="CharStyle4"><text:span text:style-name="T7"> čelo vráskavé</text:span></text:span></text:p>
        <text:p text:style-name="P44"><text:span text:style-name="CharStyle4"><text:span text:style-name="T7">oproti pľušti, páli lebo zime.</text:span></text:span></text:p>
        <text:p text:style-name="P46"><text:span text:style-name="CharStyle4"><text:span text:style-name="T7">A hľadí vpred. A vidí v diaľave</text:span></text:span></text:p>
        <text:p text:style-name="P44"><text:span text:style-name="CharStyle4"><text:span text:style-name="T7">to, čo my ešte často nevidíme,</text:span></text:span></text:p>
        <text:p text:style-name="P44"><text:span text:style-name="CharStyle4"><text:span text:style-name="T7"/></text:span></text:p>
        <text:p text:style-name="P44"><text:soft-page-break/><text:span text:style-name="CharStyle4"><text:span text:style-name="T7">shrbení k zemi ťarchou bremena</text:span></text:span></text:p>
        <text:p text:style-name="P44"><text:span text:style-name="CharStyle4"><text:span text:style-name="T7">po našich rozkopaných pracoviskách.</text:span></text:span></text:p>
        <text:p text:style-name="P44"><text:span text:style-name="CharStyle4"><text:span text:style-name="T7">Nie iba sen. Nie túžba plamenná.</text:span></text:span></text:p>
        <text:p text:style-name="P44"><text:span text:style-name="CharStyle4"><text:span text:style-name="T7">Nádej a viera. Pravda taká blízka,</text:span></text:span></text:p>
        <text:p text:style-name="P44"><text:span text:style-name="CharStyle4"><text:span text:style-name="T7"/></text:span></text:p>
        <text:p text:style-name="P44"><text:span text:style-name="CharStyle4"><text:span text:style-name="T7">že stačí iba troc</text:span></text:span><text:span text:style-name="CharStyle4"><text:span text:style-name="T2">hu</text:span></text:span><text:span text:style-name="CharStyle4"><text:span text:style-name="T7"> otvoriť</text:span></text:span></text:p>
        <text:p text:style-name="P44"><text:span text:style-name="CharStyle4"><text:span text:style-name="T7">včerajšou biedou zakalené oči.</text:span></text:span></text:p>
        <text:p text:style-name="P44"><text:span text:style-name="CharStyle4"><text:span text:style-name="T7">A vidíš ožiarené obzory,</text:span></text:span></text:p>
        <text:p text:style-name="P44"><text:span text:style-name="CharStyle4"><text:span text:style-name="T7">sen zbútľavených mŕtvych tisícročí</text:span></text:span></text:p>
        <text:p text:style-name="P19"><text:span text:style-name="CharStyle4"><text:span text:style-name="T7"/></text:span></text:p>
        <text:p text:style-name="P44"><text:span text:style-name="CharStyle4"><text:span text:style-name="T7">na dosah ruky, dostrel pohľadu,</text:span></text:span></text:p>
        <text:p text:style-name="P44"><text:span text:style-name="CharStyle4"><text:span text:style-name="T7">či na jediné smelé zavolanie</text:span></text:span></text:p>
        <text:p text:style-name="P44"><text:span text:style-name="CharStyle4"><text:span text:style-name="T7">mládeže, ktorá stavia Priehradu,</text:span></text:span></text:p>
        <text:p text:style-name="P44"><text:span text:style-name="CharStyle4"><text:span text:style-name="T7">čo rúb</text:span></text:span><text:span text:style-name="CharStyle4"><text:span text:style-name="T2">e</text:span></text:span><text:span text:style-name="CharStyle4"><text:span text:style-name="T7"> nové, poštátnené bane,</text:span></text:span></text:p>
        <text:p text:style-name="P7"><text:span text:style-name="CharStyle15"><text:span text:style-name="T7"/></text:span></text:p>
        <text:p text:style-name="P42"><text:span text:style-name="CharStyle4"><text:span text:style-name="T7">čo dvíha H</text:span></text:span><text:span text:style-name="CharStyle4"><text:span text:style-name="T2">uk</text:span></text:span><text:span text:style-name="CharStyle4"><text:span text:style-name="T7">o, haly, paláce,</text:span></text:span></text:p>
        <text:p text:style-name="P40"><text:span text:style-name="CharStyle4"><text:span text:style-name="T7">čo ru</text:span></text:span><text:span text:style-name="CharStyle4"><text:span text:style-name="T2">š</text:span></text:span><text:span text:style-name="CharStyle4"><text:span text:style-name="T7">í medze tálikov</text:span></text:span><text:span text:style-name="CharStyle4"><text:span text:style-name="T2"> </text:span></text:span><text:span text:style-name="CharStyle4"><text:span text:style-name="T7">a biedy,</text:span></text:span></text:p>
        <text:p text:style-name="P40"><text:span text:style-name="CharStyle4"><text:span text:style-name="T7">čo z našej potuchnutej zápače</text:span></text:span></text:p>
        <text:p text:style-name="P40"><text:span text:style-name="CharStyle4"><text:span text:style-name="T7">zaháňa noci zimomrivé sledy,</text:span></text:span></text:p>
        <text:p text:style-name="P8"><text:span text:style-name="CharStyle4"><text:span text:style-name="T7"/></text:span></text:p>
        <text:p text:style-name="P40"><text:span text:style-name="CharStyle4"><text:span text:style-name="T7">čo naše staré, chmúrne žaltáre</text:span></text:span></text:p>
        <text:p text:style-name="P40"><text:span text:style-name="CharStyle4"><text:span text:style-name="T7">na rezké piesne brigádnikov mení,</text:span></text:span></text:p>
        <text:p text:style-name="P40"><text:span text:style-name="CharStyle4"><text:span text:style-name="T7">keď ani pán ni boh nás nekáre</text:span></text:span></text:p>
        <text:p text:style-name="P40"><text:soft-page-break/><text:span text:style-name="CharStyle4"><text:span text:style-name="T7">na našej rodnej, znova krásnej zemi,</text:span></text:span></text:p>
        <text:p text:style-name="P8"><text:span text:style-name="CharStyle4"><text:span text:style-name="T7"/></text:span></text:p>
        <text:p text:style-name="P40"><text:span text:style-name="CharStyle4"><text:span text:style-name="T7">tej bitej včera, takmer ešte dnes,</text:span></text:span></text:p>
        <text:p text:style-name="P40"><text:span text:style-name="CharStyle4"><text:span text:style-name="T7">keď sa už dvíha z priepasti a noci</text:span></text:span></text:p>
        <text:p text:style-name="P40"><text:span text:style-name="CharStyle4"><text:span text:style-name="T7">a rastie prudko jak strom do nebies,</text:span></text:span></text:p>
        <text:p text:style-name="P40"><text:span text:style-name="CharStyle4"><text:span text:style-name="T7">že musíš privrieť oslepené oči,</text:span></text:span></text:p>
        <text:p text:style-name="P8"><text:span text:style-name="CharStyle4"><text:span text:style-name="T7"/></text:span></text:p>
        <text:p text:style-name="P40"><text:span text:style-name="CharStyle4"><text:span text:style-name="T7">aby si videl jasne obzory,</text:span></text:span></text:p>
        <text:p text:style-name="P40"><text:span text:style-name="CharStyle4"><text:span text:style-name="T7">zahmlené ešte nenávistným dymom...</text:span></text:span></text:p>
        <text:p text:style-name="P8"><text:span text:style-name="CharStyle4"><text:span text:style-name="T7"/></text:span></text:p>
        <text:p text:style-name="P14"><text:span text:style-name="CharStyle4"><text:span text:style-name="T7">Tak na námestí básnik hovorí.</text:span></text:span></text:p>
        <text:p text:style-name="P8"><text:span text:style-name="CharStyle4"><text:span text:style-name="T7"/></text:span></text:p>
        <text:p text:style-name="P14"><text:span text:style-name="CharStyle4"><text:span text:style-name="T7">Ten kamenný a či ten živý pri ňom?</text:span></text:span></text:p>
        <text:p text:style-name="P8"><text:span text:style-name="CharStyle8"><text:span text:style-name="T7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margin-left="2.258cm" fo:margin-right="0cm" fo:text-align="end" style:justify-single-word="false" fo:text-indent="0cm" style:auto-text-indent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5_29_" style:display-name="Základný text (5)" style:family="paragraph" style:master-page-name="">
      <loext:graphic-properties draw:fill="none" draw:fill-color="#729fcf"/>
      <style:paragraph-properties fo:margin-left="12.629cm" fo:margin-right="0cm" fo:text-indent="0cm" style:auto-text-indent="false" style:page-number="auto" fo:background-color="transparent"/>
    </style:style>
    <style:style style:name="Základný_20_text_20__28_8_29_" style:display-name="Základný text (8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8" style:family="text" style:parent-style-name="DefaultFontStyle"/>
    <style:style style:name="CharStyle10" style:family="text" style:parent-style-name="DefaultFontStyle"/>
    <style:style style:name="CharStyle11" style:family="text" style:parent-style-name="CharStyle10">
      <style:text-properties fo:color="#000000" fo:language="sk" fo:country="SK" style:language-asian="sk" style:country-asian="SK" style:language-complex="sk" style:country-complex="SK"/>
    </style:style>
    <style:style style:name="CharStyle12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3" style:family="text" style:parent-style-name="CharStyle4">
      <style:text-properties fo:font-variant="small-caps" fo:color="#000000" fo:language="sk" fo:country="SK" style:language-asian="sk" style:country-asian="SK" style:language-complex="sk" style:country-complex="SK"/>
    </style:style>
    <style:style style:name="CharStyle15" style:family="text" style:parent-style-name="DefaultFontStyle"/>
    <style:style style:name="CharStyle16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7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DefaultFontStyle"/>
    <style:style style:name="CharStyle21" style:family="text" style:parent-style-name="CharStyle20">
      <style:text-properties fo:color="#000000" fo:language="sk" fo:country="SK" style:language-asian="sk" style:country-asian="SK" style:language-complex="sk" style:country-complex="SK"/>
    </style:style>
    <style:style style:name="CharStyle22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24" style:family="text" style:parent-style-name="DefaultFontStyle"/>
    <style:style style:name="CharStyle26" style:family="text" style:parent-style-name="DefaultFontStyle"/>
    <style:style style:name="CharStyle28" style:family="text" style:parent-style-name="DefaultFontStyle"/>
    <style:style style:name="CharStyle29" style:family="text" style:parent-style-name="CharStyle4">
      <style:text-properties fo:font-variant="small-caps" fo:color="#000000" fo:language="sk" fo:country="SK" style:language-asian="sk" style:country-asian="SK" style:language-complex="sk" style:country-complex="SK"/>
    </style:style>
    <style:style style:name="CharStyle30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31" style:family="text" style:parent-style-name="CharStyle4">
      <style:text-properties fo:font-variant="small-caps" fo:color="#000000" fo:language="sk" fo:country="SK" style:language-asian="sk" style:country-asian="SK" style:language-complex="sk" style:country-complex="SK"/>
    </style:style>
    <style:style style:name="CharStyle32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33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34" style:family="text" style:parent-style-name="CharStyle4">
      <style:text-properties fo:color="#000000" fo:language="sk" fo:country="SK" style:language-asian="sk" style:country-asian="SK" style:language-complex="sk" style:country-complex="SK"/>
    </style:style>
    <style:style style:name="CharStyle35" style:family="text" style:parent-style-name="CharStyle26">
      <style:text-properties fo:color="#000000" fo:language="sk" fo:country="SK" style:language-asian="sk" style:country-asian="SK" style:language-complex="sk" style:country-complex="SK"/>
    </style:style>
    <style:style style:name="CharStyle37" style:family="text" style:parent-style-name="DefaultFontStyle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6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704cm" fo:margin-left="0cm" fo:margin-right="0cm" fo:margin-top="0.70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minolta_c322080408230</dc:title>
    <dc:subject/>
    <meta:initial-creator/>
    <meta:keyword/>
    <dc:date>2022-08-26T08:35:40.072000000</dc:date>
    <meta:editing-duration>PT1H41M54S</meta:editing-duration>
    <meta:editing-cycles>3</meta:editing-cycles>
    <meta:generator>LibreOffice/6.3.1.2$Windows_x86 LibreOffice_project/b79626edf0065ac373bd1df5c28bd630b4424273</meta:generator>
    <meta:document-statistic meta:table-count="0" meta:image-count="0" meta:object-count="0" meta:page-count="73" meta:paragraph-count="1313" meta:word-count="6014" meta:character-count="34275" meta:non-whitespace-character-count="29570"/>
  </office:meta>
</office:document-meta>
</file>